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12.383cm"/>
    </style:style>
    <style:style style:name="co4" style:family="table-column">
      <style:table-column-properties fo:break-before="auto" style:column-width="5.112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4.6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50"/>
    <style:style style:name="ce4" style:family="table-cell" style:parent-style-name="Default" style:data-style-name="N7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mantenimiento_preventivo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_mantenimiento</text:p>
          </table:table-cell>
          <table:table-cell table:style-name="ce2" office:value-type="string" calcext:value-type="string">
            <text:p>id_componente</text:p>
          </table:table-cell>
          <table:table-cell table:style-name="ce1" office:value-type="string" calcext:value-type="string">
            <text:p>fecha_inspeccion</text:p>
          </table:table-cell>
          <table:table-cell table:style-name="ce1" office:value-type="string" calcext:value-type="string">
            <text:p>tipo_mantenimiento</text:p>
          </table:table-cell>
          <table:table-cell table:style-name="ce1" office:value-type="string" calcext:value-type="string">
            <text:p>costo_usd</text:p>
          </table:table-cell>
          <table:table-cell table:style-name="ce1" office:value-type="string" calcext:value-type="string">
            <text:p>tiempo_inactividad_horas</text:p>
          </table:table-cell>
          <table:table-cell table:style-name="ce1" office:value-type="string" calcext:value-type="string">
            <text:p>fech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9-04-26" calcext:value-type="date">
            <text:p>2019-04-26 00:00:00</text:p>
          </table:table-cell>
          <table:table-cell office:value-type="string" calcext:value-type="string">
            <text:p>Revisión</text:p>
          </table:table-cell>
          <table:table-cell office:value-type="float" office:value="4518.71" calcext:value-type="float">
            <text:p>4518.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5-03-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10-02-10" calcext:value-type="date">
            <text:p>2010-02-10 00:00:00</text:p>
          </table:table-cell>
          <table:table-cell office:value-type="string" calcext:value-type="string">
            <text:p>Reemplazo parcial</text:p>
          </table:table-cell>
          <table:table-cell office:value-type="float" office:value="3094.05" calcext:value-type="float">
            <text:p>3094.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1-05-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16-04-26" calcext:value-type="date">
            <text:p>2016-04-26 00:00:00</text:p>
          </table:table-cell>
          <table:table-cell office:value-type="string" calcext:value-type="string">
            <text:p>Lubricación</text:p>
          </table:table-cell>
          <table:table-cell office:value-type="float" office:value="1047.58" calcext:value-type="float">
            <text:p>1047.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2-03-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18-10-23" calcext:value-type="date">
            <text:p>2018-10-23 00:00:00</text:p>
          </table:table-cell>
          <table:table-cell office:value-type="string" calcext:value-type="string">
            <text:p>Ajuste</text:p>
          </table:table-cell>
          <table:table-cell office:value-type="float" office:value="2459.41" calcext:value-type="float">
            <text:p>2459.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2-09-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0-09-23" calcext:value-type="date">
            <text:p>2020-09-23 00:00:00</text:p>
          </table:table-cell>
          <table:table-cell office:value-type="string" calcext:value-type="string">
            <text:p>Reemplazo parcial</text:p>
          </table:table-cell>
          <table:table-cell office:value-type="float" office:value="4463.22" calcext:value-type="float">
            <text:p>4463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13-05-25" calcext:value-type="date">
            <text:p>2013-05-25 00:00:00</text:p>
          </table:table-cell>
          <table:table-cell office:value-type="string" calcext:value-type="string">
            <text:p>Ajuste</text:p>
          </table:table-cell>
          <table:table-cell office:value-type="float" office:value="4721.1" calcext:value-type="float">
            <text:p>4721.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4-01-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6-06-20" calcext:value-type="date">
            <text:p>2016-06-20 00:00:00</text:p>
          </table:table-cell>
          <table:table-cell office:value-type="string" calcext:value-type="string">
            <text:p>Lubricación</text:p>
          </table:table-cell>
          <table:table-cell office:value-type="float" office:value="3188.98" calcext:value-type="float">
            <text:p>3188.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3-06-0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9-02-19" calcext:value-type="date">
            <text:p>2019-02-19 00:00:00</text:p>
          </table:table-cell>
          <table:table-cell office:value-type="string" calcext:value-type="string">
            <text:p>Reemplazo parcial</text:p>
          </table:table-cell>
          <table:table-cell office:value-type="float" office:value="2255.77" calcext:value-type="float">
            <text:p>2255.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2-09-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20-10-01" calcext:value-type="date">
            <text:p>2020-10-01 00:00:00</text:p>
          </table:table-cell>
          <table:table-cell office:value-type="string" calcext:value-type="string">
            <text:p>Ajuste</text:p>
          </table:table-cell>
          <table:table-cell office:value-type="float" office:value="2234.67" calcext:value-type="float">
            <text:p>2234.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2-07-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6-05-26" calcext:value-type="date">
            <text:p>2016-05-26 00:00:00</text:p>
          </table:table-cell>
          <table:table-cell office:value-type="string" calcext:value-type="string">
            <text:p>Lubricación</text:p>
          </table:table-cell>
          <table:table-cell office:value-type="float" office:value="4859.41" calcext:value-type="float">
            <text:p>4859.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2-10-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17-09-18" calcext:value-type="date">
            <text:p>2017-09-18 00:00:00</text:p>
          </table:table-cell>
          <table:table-cell office:value-type="string" calcext:value-type="string">
            <text:p>Ajuste</text:p>
          </table:table-cell>
          <table:table-cell office:value-type="float" office:value="2049.9" calcext:value-type="float">
            <text:p>204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1-12-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17-10-03" calcext:value-type="date">
            <text:p>2017-10-03 00:00:00</text:p>
          </table:table-cell>
          <table:table-cell office:value-type="string" calcext:value-type="string">
            <text:p>Reemplazo parcial</text:p>
          </table:table-cell>
          <table:table-cell office:value-type="float" office:value="770.46" calcext:value-type="float">
            <text:p>770.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1-12-1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0-09-09" calcext:value-type="date">
            <text:p>2010-09-09 00:00:00</text:p>
          </table:table-cell>
          <table:table-cell office:value-type="string" calcext:value-type="string">
            <text:p>Lubricación</text:p>
          </table:table-cell>
          <table:table-cell office:value-type="float" office:value="4821.14" calcext:value-type="float">
            <text:p>4821.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4-03-1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5-06" calcext:value-type="date">
            <text:p>2022-05-06 00:00:00</text:p>
          </table:table-cell>
          <table:table-cell office:value-type="string" calcext:value-type="string">
            <text:p>Lubricación</text:p>
          </table:table-cell>
          <table:table-cell office:value-type="float" office:value="3167.68" calcext:value-type="float">
            <text:p>3167.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5-02-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17-06-28" calcext:value-type="date">
            <text:p>2017-06-28 00:00:00</text:p>
          </table:table-cell>
          <table:table-cell office:value-type="string" calcext:value-type="string">
            <text:p>Revisión</text:p>
          </table:table-cell>
          <table:table-cell office:value-type="float" office:value="1596.83" calcext:value-type="float">
            <text:p>1596.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3-10-0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0-03-23" calcext:value-type="date">
            <text:p>2020-03-23 00:00:00</text:p>
          </table:table-cell>
          <table:table-cell office:value-type="string" calcext:value-type="string">
            <text:p>Ajuste</text:p>
          </table:table-cell>
          <table:table-cell office:value-type="float" office:value="2316.98" calcext:value-type="float">
            <text:p>2316.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5-01-0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16-05-05" calcext:value-type="date">
            <text:p>2016-05-05 00:00:00</text:p>
          </table:table-cell>
          <table:table-cell office:value-type="string" calcext:value-type="string">
            <text:p>Reemplazo parcial</text:p>
          </table:table-cell>
          <table:table-cell office:value-type="float" office:value="2153.39" calcext:value-type="float">
            <text:p>2153.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2-12-1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1-09-29" calcext:value-type="date">
            <text:p>2011-09-29 00:00:00</text:p>
          </table:table-cell>
          <table:table-cell office:value-type="string" calcext:value-type="string">
            <text:p>Ajuste</text:p>
          </table:table-cell>
          <table:table-cell office:value-type="float" office:value="1359.38" calcext:value-type="float">
            <text:p>1359.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3-10-2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4-10-10" calcext:value-type="date">
            <text:p>2014-10-10 00:00:00</text:p>
          </table:table-cell>
          <table:table-cell office:value-type="string" calcext:value-type="string">
            <text:p>Reemplazo parcial</text:p>
          </table:table-cell>
          <table:table-cell office:value-type="float" office:value="4308.95" calcext:value-type="float">
            <text:p>4308.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3-09-1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19-05-02" calcext:value-type="date">
            <text:p>2019-05-02 00:00:00</text:p>
          </table:table-cell>
          <table:table-cell office:value-type="string" calcext:value-type="string">
            <text:p>Ajuste</text:p>
          </table:table-cell>
          <table:table-cell office:value-type="float" office:value="4651.75" calcext:value-type="float">
            <text:p>4651.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2-04-1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7-07-11" calcext:value-type="date">
            <text:p>2017-07-11 00:00:00</text:p>
          </table:table-cell>
          <table:table-cell office:value-type="string" calcext:value-type="string">
            <text:p>Lubricación</text:p>
          </table:table-cell>
          <table:table-cell office:value-type="float" office:value="4650.46" calcext:value-type="float">
            <text:p>4650.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2-0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17-03-28" calcext:value-type="date">
            <text:p>2017-03-28 00:00:00</text:p>
          </table:table-cell>
          <table:table-cell office:value-type="string" calcext:value-type="string">
            <text:p>Revisión</text:p>
          </table:table-cell>
          <table:table-cell office:value-type="float" office:value="3061.61" calcext:value-type="float">
            <text:p>3061.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5-03-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8-22" calcext:value-type="date">
            <text:p>2022-08-22 00:00:00</text:p>
          </table:table-cell>
          <table:table-cell office:value-type="string" calcext:value-type="string">
            <text:p>Revisión</text:p>
          </table:table-cell>
          <table:table-cell office:value-type="float" office:value="4980.19" calcext:value-type="float">
            <text:p>4980.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4-11-1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4-03-30" calcext:value-type="date">
            <text:p>2014-03-30 00:00:00</text:p>
          </table:table-cell>
          <table:table-cell office:value-type="string" calcext:value-type="string">
            <text:p>Lubricación</text:p>
          </table:table-cell>
          <table:table-cell office:value-type="float" office:value="1733.8" calcext:value-type="float">
            <text:p>1733.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3-06-0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2-01-19" calcext:value-type="date">
            <text:p>2022-01-19 00:00:00</text:p>
          </table:table-cell>
          <table:table-cell office:value-type="string" calcext:value-type="string">
            <text:p>Revisión</text:p>
          </table:table-cell>
          <table:table-cell office:value-type="float" office:value="2223.38" calcext:value-type="float">
            <text:p>2223.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1-04-0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4" office:value-type="date" office:date-value="2011-10-11" calcext:value-type="date">
            <text:p>2011-10-11 00:00:00</text:p>
          </table:table-cell>
          <table:table-cell office:value-type="string" calcext:value-type="string">
            <text:p>Reemplazo parcial</text:p>
          </table:table-cell>
          <table:table-cell office:value-type="float" office:value="4362.34" calcext:value-type="float">
            <text:p>4362.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05-3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17-03-09" calcext:value-type="date">
            <text:p>2017-03-09 00:00:00</text:p>
          </table:table-cell>
          <table:table-cell office:value-type="string" calcext:value-type="string">
            <text:p>Lubricación</text:p>
          </table:table-cell>
          <table:table-cell office:value-type="float" office:value="2140.27" calcext:value-type="float">
            <text:p>2140.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1-0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13-12-05" calcext:value-type="date">
            <text:p>2013-12-05 00:00:00</text:p>
          </table:table-cell>
          <table:table-cell office:value-type="string" calcext:value-type="string">
            <text:p>Reemplazo parcial</text:p>
          </table:table-cell>
          <table:table-cell office:value-type="float" office:value="2639.3" calcext:value-type="float">
            <text:p>2639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5-01-0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2-08-06" calcext:value-type="date">
            <text:p>2022-08-06 00:00:00</text:p>
          </table:table-cell>
          <table:table-cell office:value-type="string" calcext:value-type="string">
            <text:p>Lubricación</text:p>
          </table:table-cell>
          <table:table-cell office:value-type="float" office:value="2476.3" calcext:value-type="float">
            <text:p>2476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2-10-2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11-10-08" calcext:value-type="date">
            <text:p>2011-10-08 00:00:00</text:p>
          </table:table-cell>
          <table:table-cell office:value-type="string" calcext:value-type="string">
            <text:p>Revisión</text:p>
          </table:table-cell>
          <table:table-cell office:value-type="float" office:value="1740.69" calcext:value-type="float">
            <text:p>1740.6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1-07-2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15-02-10" calcext:value-type="date">
            <text:p>2015-02-10 00:00:00</text:p>
          </table:table-cell>
          <table:table-cell office:value-type="string" calcext:value-type="string">
            <text:p>Revisión</text:p>
          </table:table-cell>
          <table:table-cell office:value-type="float" office:value="1246.87" calcext:value-type="float">
            <text:p>1246.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3-1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office:value-type="date" office:date-value="2010-09-30" calcext:value-type="date">
            <text:p>2010-09-30 00:00:00</text:p>
          </table:table-cell>
          <table:table-cell office:value-type="string" calcext:value-type="string">
            <text:p>Reemplazo parcial</text:p>
          </table:table-cell>
          <table:table-cell office:value-type="float" office:value="3236.39" calcext:value-type="float">
            <text:p>3236.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2-11-2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13-09-04" calcext:value-type="date">
            <text:p>2013-09-04 00:00:00</text:p>
          </table:table-cell>
          <table:table-cell office:value-type="string" calcext:value-type="string">
            <text:p>Reemplazo parcial</text:p>
          </table:table-cell>
          <table:table-cell office:value-type="float" office:value="1646.14" calcext:value-type="float">
            <text:p>1646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-01-2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4-06-16" calcext:value-type="date">
            <text:p>2014-06-16 00:00:00</text:p>
          </table:table-cell>
          <table:table-cell office:value-type="string" calcext:value-type="string">
            <text:p>Reemplazo parcial</text:p>
          </table:table-cell>
          <table:table-cell office:value-type="float" office:value="3832.32" calcext:value-type="float">
            <text:p>3832.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4-2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17-12-25" calcext:value-type="date">
            <text:p>2017-12-25 00:00:00</text:p>
          </table:table-cell>
          <table:table-cell office:value-type="string" calcext:value-type="string">
            <text:p>Reemplazo parcial</text:p>
          </table:table-cell>
          <table:table-cell office:value-type="float" office:value="2704.19" calcext:value-type="float">
            <text:p>2704.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1-02-1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11-10-02" calcext:value-type="date">
            <text:p>2011-10-02 00:00:00</text:p>
          </table:table-cell>
          <table:table-cell office:value-type="string" calcext:value-type="string">
            <text:p>Reemplazo parcial</text:p>
          </table:table-cell>
          <table:table-cell office:value-type="float" office:value="1781.03" calcext:value-type="float">
            <text:p>1781.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5-3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15-04-09" calcext:value-type="date">
            <text:p>2015-04-09 00:00:00</text:p>
          </table:table-cell>
          <table:table-cell office:value-type="string" calcext:value-type="string">
            <text:p>Lubricación</text:p>
          </table:table-cell>
          <table:table-cell office:value-type="float" office:value="2923.91" calcext:value-type="float">
            <text:p>2923.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1-05-2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19-02-22" calcext:value-type="date">
            <text:p>2019-02-22 00:00:00</text:p>
          </table:table-cell>
          <table:table-cell office:value-type="string" calcext:value-type="string">
            <text:p>Ajuste</text:p>
          </table:table-cell>
          <table:table-cell office:value-type="float" office:value="3413.13" calcext:value-type="float">
            <text:p>3413.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3-12-1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15-02-16" calcext:value-type="date">
            <text:p>2015-02-16 00:00:00</text:p>
          </table:table-cell>
          <table:table-cell office:value-type="string" calcext:value-type="string">
            <text:p>Ajuste</text:p>
          </table:table-cell>
          <table:table-cell office:value-type="float" office:value="4900.84" calcext:value-type="float">
            <text:p>4900.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2-05-2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10-10-06" calcext:value-type="date">
            <text:p>2010-10-06 00:00:00</text:p>
          </table:table-cell>
          <table:table-cell office:value-type="string" calcext:value-type="string">
            <text:p>Ajuste</text:p>
          </table:table-cell>
          <table:table-cell office:value-type="float" office:value="3860.93" calcext:value-type="float">
            <text:p>3860.9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7-2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18-08-02" calcext:value-type="date">
            <text:p>2018-08-02 00:00:00</text:p>
          </table:table-cell>
          <table:table-cell office:value-type="string" calcext:value-type="string">
            <text:p>Lubricación</text:p>
          </table:table-cell>
          <table:table-cell office:value-type="float" office:value="584.63" calcext:value-type="float">
            <text:p>584.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4-05-1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19-05-08" calcext:value-type="date">
            <text:p>2019-05-08 00:00:00</text:p>
          </table:table-cell>
          <table:table-cell office:value-type="string" calcext:value-type="string">
            <text:p>Ajuste</text:p>
          </table:table-cell>
          <table:table-cell office:value-type="float" office:value="3900.65" calcext:value-type="float">
            <text:p>3900.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2-07-1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0-06-10" calcext:value-type="date">
            <text:p>2020-06-10 00:00:00</text:p>
          </table:table-cell>
          <table:table-cell office:value-type="string" calcext:value-type="string">
            <text:p>Reemplazo parcial</text:p>
          </table:table-cell>
          <table:table-cell office:value-type="float" office:value="3547.1" calcext:value-type="float">
            <text:p>3547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1-07-2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18-11-02" calcext:value-type="date">
            <text:p>2018-11-02 00:00:00</text:p>
          </table:table-cell>
          <table:table-cell office:value-type="string" calcext:value-type="string">
            <text:p>Ajuste</text:p>
          </table:table-cell>
          <table:table-cell office:value-type="float" office:value="4750.49" calcext:value-type="float">
            <text:p>4750.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3-10-0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0-05-21" calcext:value-type="date">
            <text:p>2020-05-21 00:00:00</text:p>
          </table:table-cell>
          <table:table-cell office:value-type="string" calcext:value-type="string">
            <text:p>Lubricación</text:p>
          </table:table-cell>
          <table:table-cell office:value-type="float" office:value="3580.05" calcext:value-type="float">
            <text:p>3580.0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4-03-2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20-09-13" calcext:value-type="date">
            <text:p>2020-09-13 00:00:00</text:p>
          </table:table-cell>
          <table:table-cell office:value-type="string" calcext:value-type="string">
            <text:p>Reemplazo parcial</text:p>
          </table:table-cell>
          <table:table-cell office:value-type="float" office:value="4392.82" calcext:value-type="float">
            <text:p>4392.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1-11-0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19-09-11" calcext:value-type="date">
            <text:p>2019-09-11 00:00:00</text:p>
          </table:table-cell>
          <table:table-cell office:value-type="string" calcext:value-type="string">
            <text:p>Lubricación</text:p>
          </table:table-cell>
          <table:table-cell office:value-type="float" office:value="2000.84" calcext:value-type="float">
            <text:p>2000.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2-1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14-06-24" calcext:value-type="date">
            <text:p>2014-06-24 00:00:00</text:p>
          </table:table-cell>
          <table:table-cell office:value-type="string" calcext:value-type="string">
            <text:p>Revisión</text:p>
          </table:table-cell>
          <table:table-cell office:value-type="float" office:value="2208.45" calcext:value-type="float">
            <text:p>2208.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2-02-0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12-10" calcext:value-type="date">
            <text:p>2022-12-10 00:00:00</text:p>
          </table:table-cell>
          <table:table-cell office:value-type="string" calcext:value-type="string">
            <text:p>Reemplazo parcial</text:p>
          </table:table-cell>
          <table:table-cell office:value-type="float" office:value="3091.41" calcext:value-type="float">
            <text:p>3091.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2-04-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19-11-23" calcext:value-type="date">
            <text:p>2019-11-23 00:00:00</text:p>
          </table:table-cell>
          <table:table-cell office:value-type="string" calcext:value-type="string">
            <text:p>Lubricación</text:p>
          </table:table-cell>
          <table:table-cell office:value-type="float" office:value="3325.68" calcext:value-type="float">
            <text:p>3325.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2-12-0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.43" calcext:value-type="float">
            <text:p>6</text:p>
          </table:table-cell>
          <table:table-cell table:style-name="ce4" office:value-type="date" office:date-value="2022-08-31" calcext:value-type="date">
            <text:p>2022-08-31 00:00:00</text:p>
          </table:table-cell>
          <table:table-cell office:value-type="string" calcext:value-type="string">
            <text:p>Revisión</text:p>
          </table:table-cell>
          <table:table-cell office:value-type="float" office:value="3620.27" calcext:value-type="float">
            <text:p>3620.27</text:p>
          </table:table-cell>
          <table:table-cell office:value-type="float" office:value="25.82" calcext:value-type="float">
            <text:p>25.82</text:p>
          </table:table-cell>
          <table:table-cell office:value-type="string" calcext:value-type="string">
            <text:p>2022-08-3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.06" calcext:value-type="float">
            <text:p>7</text:p>
          </table:table-cell>
          <table:table-cell table:style-name="ce4" office:value-type="date" office:date-value="2024-01-22" calcext:value-type="date">
            <text:p>2024-01-22 00:00:00</text:p>
          </table:table-cell>
          <table:table-cell office:value-type="string" calcext:value-type="string">
            <text:p>Ajuste</text:p>
          </table:table-cell>
          <table:table-cell office:value-type="float" office:value="3255.05" calcext:value-type="float">
            <text:p>3255.05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2024-01-2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.37" calcext:value-type="float">
            <text:p>9</text:p>
          </table:table-cell>
          <table:table-cell table:style-name="ce4" office:value-type="date" office:date-value="2020-06-11" calcext:value-type="date">
            <text:p>2020-06-11 00:00:00</text:p>
          </table:table-cell>
          <table:table-cell office:value-type="string" calcext:value-type="string">
            <text:p>Reemplazo parcial</text:p>
          </table:table-cell>
          <table:table-cell office:value-type="float" office:value="939.32" calcext:value-type="float">
            <text:p>939.32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2020-06-1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.74" calcext:value-type="float">
            <text:p>3</text:p>
          </table:table-cell>
          <table:table-cell table:style-name="ce4" office:value-type="date" office:date-value="2021-05-08" calcext:value-type="date">
            <text:p>2021-05-08 00:00:00</text:p>
          </table:table-cell>
          <table:table-cell office:value-type="string" calcext:value-type="string">
            <text:p>Reemplazo parcial</text:p>
          </table:table-cell>
          <table:table-cell office:value-type="float" office:value="4235.7" calcext:value-type="float">
            <text:p>4235.7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2021-05-0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.93" calcext:value-type="float">
            <text:p>4</text:p>
          </table:table-cell>
          <table:table-cell table:style-name="ce4" office:value-type="date" office:date-value="2020-09-05" calcext:value-type="date">
            <text:p>2020-09-05 00:00:00</text:p>
          </table:table-cell>
          <table:table-cell office:value-type="string" calcext:value-type="string">
            <text:p>Ajuste</text:p>
          </table:table-cell>
          <table:table-cell office:value-type="float" office:value="3698.89" calcext:value-type="float">
            <text:p>3698.89</text:p>
          </table:table-cell>
          <table:table-cell office:value-type="float" office:value="46.72" calcext:value-type="float">
            <text:p>46.72</text:p>
          </table:table-cell>
          <table:table-cell office:value-type="string" calcext:value-type="string">
            <text:p>2020-09-0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.17" calcext:value-type="float">
            <text:p>6</text:p>
          </table:table-cell>
          <table:table-cell table:style-name="ce4" office:value-type="date" office:date-value="2024-05-25" calcext:value-type="date">
            <text:p>2024-05-25 00:00:00</text:p>
          </table:table-cell>
          <table:table-cell office:value-type="string" calcext:value-type="string">
            <text:p>Revisión</text:p>
          </table:table-cell>
          <table:table-cell office:value-type="float" office:value="4937.49" calcext:value-type="float">
            <text:p>4937.49</text:p>
          </table:table-cell>
          <table:table-cell office:value-type="float" office:value="14.61" calcext:value-type="float">
            <text:p>14.61</text:p>
          </table:table-cell>
          <table:table-cell office:value-type="string" calcext:value-type="string">
            <text:p>2024-05-2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.16" calcext:value-type="float">
            <text:p>1</text:p>
          </table:table-cell>
          <table:table-cell table:style-name="ce4" office:value-type="date" office:date-value="2021-02-03" calcext:value-type="date">
            <text:p>2021-02-03 00:00:00</text:p>
          </table:table-cell>
          <table:table-cell office:value-type="string" calcext:value-type="string">
            <text:p>Reemplazo parcial</text:p>
          </table:table-cell>
          <table:table-cell office:value-type="float" office:value="3644.95" calcext:value-type="float">
            <text:p>3644.95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2021-02-0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.13" calcext:value-type="float">
            <text:p>1</text:p>
          </table:table-cell>
          <table:table-cell table:style-name="ce4" office:value-type="date" office:date-value="2024-08-27" calcext:value-type="date">
            <text:p>2024-08-27 00:00:00</text:p>
          </table:table-cell>
          <table:table-cell office:value-type="string" calcext:value-type="string">
            <text:p>Lubricación</text:p>
          </table:table-cell>
          <table:table-cell office:value-type="float" office:value="3123.03" calcext:value-type="float">
            <text:p>3123.03</text:p>
          </table:table-cell>
          <table:table-cell office:value-type="float" office:value="36.43" calcext:value-type="float">
            <text:p>36.43</text:p>
          </table:table-cell>
          <table:table-cell office:value-type="string" calcext:value-type="string">
            <text:p>2024-08-2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.18" calcext:value-type="float">
            <text:p>5</text:p>
          </table:table-cell>
          <table:table-cell table:style-name="ce4" office:value-type="date" office:date-value="2024-12-21" calcext:value-type="date">
            <text:p>2024-12-21 00:00:00</text:p>
          </table:table-cell>
          <table:table-cell office:value-type="string" calcext:value-type="string">
            <text:p>Revisión</text:p>
          </table:table-cell>
          <table:table-cell office:value-type="float" office:value="2468.84" calcext:value-type="float">
            <text:p>2468.84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2024-12-2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.02" calcext:value-type="float">
            <text:p>8</text:p>
          </table:table-cell>
          <table:table-cell table:style-name="ce4" office:value-type="date" office:date-value="2021-09-24" calcext:value-type="date">
            <text:p>2021-09-24 00:00:00</text:p>
          </table:table-cell>
          <table:table-cell office:value-type="string" calcext:value-type="string">
            <text:p>Lubricación</text:p>
          </table:table-cell>
          <table:table-cell office:value-type="float" office:value="2378.87" calcext:value-type="float">
            <text:p>2378.87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2021-09-2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.52" calcext:value-type="float">
            <text:p>3</text:p>
          </table:table-cell>
          <table:table-cell table:style-name="ce4" office:value-type="date" office:date-value="2021-08-16" calcext:value-type="date">
            <text:p>2021-08-16 00:00:00</text:p>
          </table:table-cell>
          <table:table-cell office:value-type="string" calcext:value-type="string">
            <text:p>Lubricación</text:p>
          </table:table-cell>
          <table:table-cell office:value-type="float" office:value="3895.35" calcext:value-type="float">
            <text:p>3895.35</text:p>
          </table:table-cell>
          <table:table-cell office:value-type="float" office:value="6.46" calcext:value-type="float">
            <text:p>6.46</text:p>
          </table:table-cell>
          <table:table-cell office:value-type="string" calcext:value-type="string">
            <text:p>2021-08-1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.15" calcext:value-type="float">
            <text:p>9</text:p>
          </table:table-cell>
          <table:table-cell table:style-name="ce4" office:value-type="date" office:date-value="2022-06-10" calcext:value-type="date">
            <text:p>2022-06-10 00:00:00</text:p>
          </table:table-cell>
          <table:table-cell office:value-type="string" calcext:value-type="string">
            <text:p>Ajuste</text:p>
          </table:table-cell>
          <table:table-cell office:value-type="float" office:value="4778.34" calcext:value-type="float">
            <text:p>4778.34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2022-06-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.71" calcext:value-type="float">
            <text:p>8</text:p>
          </table:table-cell>
          <table:table-cell table:style-name="ce4" office:value-type="date" office:date-value="2023-12-19" calcext:value-type="date">
            <text:p>2023-12-19 00:00:00</text:p>
          </table:table-cell>
          <table:table-cell office:value-type="string" calcext:value-type="string">
            <text:p>Ajuste</text:p>
          </table:table-cell>
          <table:table-cell office:value-type="float" office:value="1300.34" calcext:value-type="float">
            <text:p>1300.34</text:p>
          </table:table-cell>
          <table:table-cell office:value-type="float" office:value="11.15" calcext:value-type="float">
            <text:p>11.15</text:p>
          </table:table-cell>
          <table:table-cell office:value-type="string" calcext:value-type="string">
            <text:p>2023-12-1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39" calcext:value-type="float">
            <text:p>4</text:p>
          </table:table-cell>
          <table:table-cell table:style-name="ce4" office:value-type="date" office:date-value="2021-08-02" calcext:value-type="date">
            <text:p>2021-08-02 00:00:00</text:p>
          </table:table-cell>
          <table:table-cell office:value-type="string" calcext:value-type="string">
            <text:p>Ajuste</text:p>
          </table:table-cell>
          <table:table-cell office:value-type="float" office:value="1515.63" calcext:value-type="float">
            <text:p>1515.63</text:p>
          </table:table-cell>
          <table:table-cell office:value-type="float" office:value="18.84" calcext:value-type="float">
            <text:p>18.84</text:p>
          </table:table-cell>
          <table:table-cell office:value-type="string" calcext:value-type="string">
            <text:p>2021-08-0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.63" calcext:value-type="float">
            <text:p>2</text:p>
          </table:table-cell>
          <table:table-cell table:style-name="ce4" office:value-type="date" office:date-value="2021-12-20" calcext:value-type="date">
            <text:p>2021-12-20 00:00:00</text:p>
          </table:table-cell>
          <table:table-cell office:value-type="string" calcext:value-type="string">
            <text:p>Ajuste</text:p>
          </table:table-cell>
          <table:table-cell office:value-type="float" office:value="2591.2" calcext:value-type="float">
            <text:p>2591.2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2021-12-2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.29" calcext:value-type="float">
            <text:p>2</text:p>
          </table:table-cell>
          <table:table-cell table:style-name="ce4" office:value-type="date" office:date-value="2024-07-10" calcext:value-type="date">
            <text:p>2024-07-10 00:00:00</text:p>
          </table:table-cell>
          <table:table-cell office:value-type="string" calcext:value-type="string">
            <text:p>Lubricación</text:p>
          </table:table-cell>
          <table:table-cell office:value-type="float" office:value="2008.42" calcext:value-type="float">
            <text:p>2008.42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2024-07-1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.91" calcext:value-type="float">
            <text:p>7</text:p>
          </table:table-cell>
          <table:table-cell table:style-name="ce4" office:value-type="date" office:date-value="2022-10-16" calcext:value-type="date">
            <text:p>2022-10-16 00:00:00</text:p>
          </table:table-cell>
          <table:table-cell office:value-type="string" calcext:value-type="string">
            <text:p>Lubricación</text:p>
          </table:table-cell>
          <table:table-cell office:value-type="float" office:value="1495.78" calcext:value-type="float">
            <text:p>1495.78</text:p>
          </table:table-cell>
          <table:table-cell office:value-type="float" office:value="26.52" calcext:value-type="float">
            <text:p>26.52</text:p>
          </table:table-cell>
          <table:table-cell office:value-type="string" calcext:value-type="string">
            <text:p>2022-10-1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7.06" calcext:value-type="float">
            <text:p>7</text:p>
          </table:table-cell>
          <table:table-cell table:style-name="ce4" office:value-type="date" office:date-value="2024-09-19" calcext:value-type="date">
            <text:p>2024-09-19 00:00:00</text:p>
          </table:table-cell>
          <table:table-cell office:value-type="string" calcext:value-type="string">
            <text:p>Revisión</text:p>
          </table:table-cell>
          <table:table-cell office:value-type="float" office:value="3075.82" calcext:value-type="float">
            <text:p>3075.82</text:p>
          </table:table-cell>
          <table:table-cell office:value-type="float" office:value="40.46" calcext:value-type="float">
            <text:p>40.46</text:p>
          </table:table-cell>
          <table:table-cell office:value-type="string" calcext:value-type="string">
            <text:p>2024-09-1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.11" calcext:value-type="float">
            <text:p>1</text:p>
          </table:table-cell>
          <table:table-cell table:style-name="ce4" office:value-type="date" office:date-value="2022-12-08" calcext:value-type="date">
            <text:p>2022-12-08 00:00:00</text:p>
          </table:table-cell>
          <table:table-cell office:value-type="string" calcext:value-type="string">
            <text:p>Reemplazo parcial</text:p>
          </table:table-cell>
          <table:table-cell office:value-type="float" office:value="2943.53" calcext:value-type="float">
            <text:p>2943.53</text:p>
          </table:table-cell>
          <table:table-cell office:value-type="float" office:value="9.28" calcext:value-type="float">
            <text:p>9.28</text:p>
          </table:table-cell>
          <table:table-cell office:value-type="string" calcext:value-type="string">
            <text:p>2022-12-0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.4" calcext:value-type="float">
            <text:p>2</text:p>
          </table:table-cell>
          <table:table-cell table:style-name="ce4" office:value-type="date" office:date-value="2024-01-04" calcext:value-type="date">
            <text:p>2024-01-04 00:00:00</text:p>
          </table:table-cell>
          <table:table-cell office:value-type="string" calcext:value-type="string">
            <text:p>Reemplazo parcial</text:p>
          </table:table-cell>
          <table:table-cell office:value-type="float" office:value="4567.59" calcext:value-type="float">
            <text:p>4567.59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2024-01-0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.78" calcext:value-type="float">
            <text:p>8</text:p>
          </table:table-cell>
          <table:table-cell table:style-name="ce4" office:value-type="date" office:date-value="2025-03-17" calcext:value-type="date">
            <text:p>2025-03-17 00:00:00</text:p>
          </table:table-cell>
          <table:table-cell office:value-type="string" calcext:value-type="string">
            <text:p>Revisión</text:p>
          </table:table-cell>
          <table:table-cell office:value-type="float" office:value="3975.56" calcext:value-type="float">
            <text:p>3975.56</text:p>
          </table:table-cell>
          <table:table-cell office:value-type="float" office:value="39.69" calcext:value-type="float">
            <text:p>39.69</text:p>
          </table:table-cell>
          <table:table-cell office:value-type="string" calcext:value-type="string">
            <text:p>2025-03-1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.31" calcext:value-type="float">
            <text:p>9</text:p>
          </table:table-cell>
          <table:table-cell table:style-name="ce4" office:value-type="date" office:date-value="2021-09-13" calcext:value-type="date">
            <text:p>2021-09-13 00:00:00</text:p>
          </table:table-cell>
          <table:table-cell office:value-type="string" calcext:value-type="string">
            <text:p>Revisión</text:p>
          </table:table-cell>
          <table:table-cell office:value-type="float" office:value="4477.27" calcext:value-type="float">
            <text:p>4477.27</text:p>
          </table:table-cell>
          <table:table-cell office:value-type="float" office:value="21.06" calcext:value-type="float">
            <text:p>21.06</text:p>
          </table:table-cell>
          <table:table-cell office:value-type="string" calcext:value-type="string">
            <text:p>2021-09-1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.96" calcext:value-type="float">
            <text:p>6</text:p>
          </table:table-cell>
          <table:table-cell table:style-name="ce4" office:value-type="date" office:date-value="2020-07-01" calcext:value-type="date">
            <text:p>2020-07-01 00:00:00</text:p>
          </table:table-cell>
          <table:table-cell office:value-type="string" calcext:value-type="string">
            <text:p>Reemplazo parcial</text:p>
          </table:table-cell>
          <table:table-cell office:value-type="float" office:value="2080.07" calcext:value-type="float">
            <text:p>2080.07</text:p>
          </table:table-cell>
          <table:table-cell office:value-type="float" office:value="34.04" calcext:value-type="float">
            <text:p>34.04</text:p>
          </table:table-cell>
          <table:table-cell office:value-type="string" calcext:value-type="string">
            <text:p>2020-07-0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.09" calcext:value-type="float">
            <text:p>1</text:p>
          </table:table-cell>
          <table:table-cell table:style-name="ce4" office:value-type="date" office:date-value="2024-12-03" calcext:value-type="date">
            <text:p>2024-12-03 00:00:00</text:p>
          </table:table-cell>
          <table:table-cell office:value-type="string" calcext:value-type="string">
            <text:p>Ajuste</text:p>
          </table:table-cell>
          <table:table-cell office:value-type="float" office:value="1539.17" calcext:value-type="float">
            <text:p>1539.17</text:p>
          </table:table-cell>
          <table:table-cell office:value-type="float" office:value="35.64" calcext:value-type="float">
            <text:p>35.64</text:p>
          </table:table-cell>
          <table:table-cell office:value-type="string" calcext:value-type="string">
            <text:p>2024-12-0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.05" calcext:value-type="float">
            <text:p>5</text:p>
          </table:table-cell>
          <table:table-cell table:style-name="ce4" office:value-type="date" office:date-value="2022-11-11" calcext:value-type="date">
            <text:p>2022-11-11 00:00:00</text:p>
          </table:table-cell>
          <table:table-cell office:value-type="string" calcext:value-type="string">
            <text:p>Reemplazo parcial</text:p>
          </table:table-cell>
          <table:table-cell office:value-type="float" office:value="3429.02" calcext:value-type="float">
            <text:p>3429.02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2022-11-1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.53" calcext:value-type="float">
            <text:p>2</text:p>
          </table:table-cell>
          <table:table-cell table:style-name="ce4" office:value-type="date" office:date-value="2020-05-13" calcext:value-type="date">
            <text:p>2020-05-13 00:00:00</text:p>
          </table:table-cell>
          <table:table-cell office:value-type="string" calcext:value-type="string">
            <text:p>Lubricación</text:p>
          </table:table-cell>
          <table:table-cell office:value-type="float" office:value="1321.66" calcext:value-type="float">
            <text:p>1321.66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2020-05-1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.11" calcext:value-type="float">
            <text:p>4</text:p>
          </table:table-cell>
          <table:table-cell table:style-name="ce4" office:value-type="date" office:date-value="2021-12-25" calcext:value-type="date">
            <text:p>2021-12-25 00:00:00</text:p>
          </table:table-cell>
          <table:table-cell office:value-type="string" calcext:value-type="string">
            <text:p>Reemplazo parcial</text:p>
          </table:table-cell>
          <table:table-cell office:value-type="float" office:value="4106.98" calcext:value-type="float">
            <text:p>4106.98</text:p>
          </table:table-cell>
          <table:table-cell office:value-type="float" office:value="10.84" calcext:value-type="float">
            <text:p>10.84</text:p>
          </table:table-cell>
          <table:table-cell office:value-type="string" calcext:value-type="string">
            <text:p>2021-12-2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.17" calcext:value-type="float">
            <text:p>5</text:p>
          </table:table-cell>
          <table:table-cell table:style-name="ce4" office:value-type="date" office:date-value="2022-02-27" calcext:value-type="date">
            <text:p>2022-02-27 00:00:00</text:p>
          </table:table-cell>
          <table:table-cell office:value-type="string" calcext:value-type="string">
            <text:p>Ajuste</text:p>
          </table:table-cell>
          <table:table-cell office:value-type="float" office:value="4647.64" calcext:value-type="float">
            <text:p>4647.64</text:p>
          </table:table-cell>
          <table:table-cell office:value-type="float" office:value="34.09" calcext:value-type="float">
            <text:p>34.09</text:p>
          </table:table-cell>
          <table:table-cell office:value-type="string" calcext:value-type="string">
            <text:p>2022-02-2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.39" calcext:value-type="float">
            <text:p>7</text:p>
          </table:table-cell>
          <table:table-cell table:style-name="ce4" office:value-type="date" office:date-value="2021-03-15" calcext:value-type="date">
            <text:p>2021-03-15 00:00:00</text:p>
          </table:table-cell>
          <table:table-cell office:value-type="string" calcext:value-type="string">
            <text:p>Ajuste</text:p>
          </table:table-cell>
          <table:table-cell office:value-type="float" office:value="927.29" calcext:value-type="float">
            <text:p>927.29</text:p>
          </table:table-cell>
          <table:table-cell office:value-type="float" office:value="39.54" calcext:value-type="float">
            <text:p>39.54</text:p>
          </table:table-cell>
          <table:table-cell office:value-type="string" calcext:value-type="string">
            <text:p>2021-03-1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14" calcext:value-type="float">
            <text:p>2</text:p>
          </table:table-cell>
          <table:table-cell table:style-name="ce4" office:value-type="date" office:date-value="2021-07-22" calcext:value-type="date">
            <text:p>2021-07-22 00:00:00</text:p>
          </table:table-cell>
          <table:table-cell office:value-type="string" calcext:value-type="string">
            <text:p>Reemplazo parcial</text:p>
          </table:table-cell>
          <table:table-cell office:value-type="float" office:value="1364.25" calcext:value-type="float">
            <text:p>1364.25</text:p>
          </table:table-cell>
          <table:table-cell office:value-type="float" office:value="35.62" calcext:value-type="float">
            <text:p>35.62</text:p>
          </table:table-cell>
          <table:table-cell office:value-type="string" calcext:value-type="string">
            <text:p>2021-07-2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.65" calcext:value-type="float">
            <text:p>2</text:p>
          </table:table-cell>
          <table:table-cell table:style-name="ce4" office:value-type="date" office:date-value="2021-10-28" calcext:value-type="date">
            <text:p>2021-10-28 00:00:00</text:p>
          </table:table-cell>
          <table:table-cell office:value-type="string" calcext:value-type="string">
            <text:p>Revisión</text:p>
          </table:table-cell>
          <table:table-cell office:value-type="float" office:value="1304.91" calcext:value-type="float">
            <text:p>1304.91</text:p>
          </table:table-cell>
          <table:table-cell office:value-type="float" office:value="5.94" calcext:value-type="float">
            <text:p>5.94</text:p>
          </table:table-cell>
          <table:table-cell office:value-type="string" calcext:value-type="string">
            <text:p>2021-10-2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.21" calcext:value-type="float">
            <text:p>2</text:p>
          </table:table-cell>
          <table:table-cell table:style-name="ce4" office:value-type="date" office:date-value="2021-09-12" calcext:value-type="date">
            <text:p>2021-09-12 00:00:00</text:p>
          </table:table-cell>
          <table:table-cell office:value-type="string" calcext:value-type="string">
            <text:p>Revisión</text:p>
          </table:table-cell>
          <table:table-cell office:value-type="float" office:value="1791.78" calcext:value-type="float">
            <text:p>1791.78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2021-09-1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.42" calcext:value-type="float">
            <text:p>8</text:p>
          </table:table-cell>
          <table:table-cell table:style-name="ce4" office:value-type="date" office:date-value="2020-11-29" calcext:value-type="date">
            <text:p>2020-11-29 00:00:00</text:p>
          </table:table-cell>
          <table:table-cell office:value-type="string" calcext:value-type="string">
            <text:p>Revisión</text:p>
          </table:table-cell>
          <table:table-cell office:value-type="float" office:value="1265.03" calcext:value-type="float">
            <text:p>1265.03</text:p>
          </table:table-cell>
          <table:table-cell office:value-type="float" office:value="39.04" calcext:value-type="float">
            <text:p>39.04</text:p>
          </table:table-cell>
          <table:table-cell office:value-type="string" calcext:value-type="string">
            <text:p>2020-11-2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.25" calcext:value-type="float">
            <text:p>9</text:p>
          </table:table-cell>
          <table:table-cell table:style-name="ce4" office:value-type="date" office:date-value="2023-02-02" calcext:value-type="date">
            <text:p>2023-02-02 00:00:00</text:p>
          </table:table-cell>
          <table:table-cell office:value-type="string" calcext:value-type="string">
            <text:p>Revisión</text:p>
          </table:table-cell>
          <table:table-cell office:value-type="float" office:value="3596.05" calcext:value-type="float">
            <text:p>3596.05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2023-02-0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.44" calcext:value-type="float">
            <text:p>6</text:p>
          </table:table-cell>
          <table:table-cell table:style-name="ce4" office:value-type="date" office:date-value="2020-07-05" calcext:value-type="date">
            <text:p>2020-07-05 00:00:00</text:p>
          </table:table-cell>
          <table:table-cell office:value-type="string" calcext:value-type="string">
            <text:p>Lubricación</text:p>
          </table:table-cell>
          <table:table-cell office:value-type="float" office:value="4741.86" calcext:value-type="float">
            <text:p>4741.86</text:p>
          </table:table-cell>
          <table:table-cell office:value-type="float" office:value="42.09" calcext:value-type="float">
            <text:p>42.09</text:p>
          </table:table-cell>
          <table:table-cell office:value-type="string" calcext:value-type="string">
            <text:p>2020-07-0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.51" calcext:value-type="float">
            <text:p>6</text:p>
          </table:table-cell>
          <table:table-cell table:style-name="ce4" office:value-type="date" office:date-value="2024-10-06" calcext:value-type="date">
            <text:p>2024-10-06 00:00:00</text:p>
          </table:table-cell>
          <table:table-cell office:value-type="string" calcext:value-type="string">
            <text:p>Lubricación</text:p>
          </table:table-cell>
          <table:table-cell office:value-type="float" office:value="3597.23" calcext:value-type="float">
            <text:p>3597.23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2024-10-0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.33" calcext:value-type="float">
            <text:p>4</text:p>
          </table:table-cell>
          <table:table-cell table:style-name="ce4" office:value-type="date" office:date-value="2021-04-13" calcext:value-type="date">
            <text:p>2021-04-13 00:00:00</text:p>
          </table:table-cell>
          <table:table-cell office:value-type="string" calcext:value-type="string">
            <text:p>Lubricación</text:p>
          </table:table-cell>
          <table:table-cell office:value-type="float" office:value="2488.35" calcext:value-type="float">
            <text:p>2488.35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2021-04-1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5.43" calcext:value-type="float">
            <text:p>5</text:p>
          </table:table-cell>
          <table:table-cell table:style-name="ce4" office:value-type="date" office:date-value="2022-04-10" calcext:value-type="date">
            <text:p>2022-04-10 00:00:00</text:p>
          </table:table-cell>
          <table:table-cell office:value-type="string" calcext:value-type="string">
            <text:p>Revisión</text:p>
          </table:table-cell>
          <table:table-cell office:value-type="float" office:value="4733.48" calcext:value-type="float">
            <text:p>4733.48</text:p>
          </table:table-cell>
          <table:table-cell office:value-type="float" office:value="38.86" calcext:value-type="float">
            <text:p>38.86</text:p>
          </table:table-cell>
          <table:table-cell office:value-type="string" calcext:value-type="string">
            <text:p>2022-04-1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.69" calcext:value-type="float">
            <text:p>7</text:p>
          </table:table-cell>
          <table:table-cell table:style-name="ce4" office:value-type="date" office:date-value="2022-08-29" calcext:value-type="date">
            <text:p>2022-08-29 00:00:00</text:p>
          </table:table-cell>
          <table:table-cell office:value-type="string" calcext:value-type="string">
            <text:p>Reemplazo parcial</text:p>
          </table:table-cell>
          <table:table-cell office:value-type="float" office:value="3259.22" calcext:value-type="float">
            <text:p>3259.22</text:p>
          </table:table-cell>
          <table:table-cell office:value-type="float" office:value="25.09" calcext:value-type="float">
            <text:p>25.09</text:p>
          </table:table-cell>
          <table:table-cell office:value-type="string" calcext:value-type="string">
            <text:p>2022-08-2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.89" calcext:value-type="float">
            <text:p>3</text:p>
          </table:table-cell>
          <table:table-cell table:style-name="ce4" office:value-type="date" office:date-value="2022-06-03" calcext:value-type="date">
            <text:p>2022-06-03 00:00:00</text:p>
          </table:table-cell>
          <table:table-cell office:value-type="string" calcext:value-type="string">
            <text:p>Ajuste</text:p>
          </table:table-cell>
          <table:table-cell office:value-type="float" office:value="3078.94" calcext:value-type="float">
            <text:p>3078.94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2022-06-0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.11" calcext:value-type="float">
            <text:p>3</text:p>
          </table:table-cell>
          <table:table-cell table:style-name="ce4" office:value-type="date" office:date-value="2020-06-21" calcext:value-type="date">
            <text:p>2020-06-21 00:00:00</text:p>
          </table:table-cell>
          <table:table-cell office:value-type="string" calcext:value-type="string">
            <text:p>Reemplazo parcial</text:p>
          </table:table-cell>
          <table:table-cell office:value-type="float" office:value="1268.66" calcext:value-type="float">
            <text:p>1268.66</text:p>
          </table:table-cell>
          <table:table-cell office:value-type="float" office:value="47.13" calcext:value-type="float">
            <text:p>47.13</text:p>
          </table:table-cell>
          <table:table-cell office:value-type="string" calcext:value-type="string">
            <text:p>2020-06-2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.13" calcext:value-type="float">
            <text:p>1</text:p>
          </table:table-cell>
          <table:table-cell table:style-name="ce4" office:value-type="date" office:date-value="2022-03-07" calcext:value-type="date">
            <text:p>2022-03-07 00:00:00</text:p>
          </table:table-cell>
          <table:table-cell office:value-type="string" calcext:value-type="string">
            <text:p>Revisión</text:p>
          </table:table-cell>
          <table:table-cell office:value-type="float" office:value="938.95" calcext:value-type="float">
            <text:p>938.95</text:p>
          </table:table-cell>
          <table:table-cell office:value-type="float" office:value="32.69" calcext:value-type="float">
            <text:p>32.69</text:p>
          </table:table-cell>
          <table:table-cell office:value-type="string" calcext:value-type="string">
            <text:p>2022-03-0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7.18" calcext:value-type="float">
            <text:p>7</text:p>
          </table:table-cell>
          <table:table-cell table:style-name="ce4" office:value-type="date" office:date-value="2020-08-02" calcext:value-type="date">
            <text:p>2020-08-02 00:00:00</text:p>
          </table:table-cell>
          <table:table-cell office:value-type="string" calcext:value-type="string">
            <text:p>Reemplazo parcial</text:p>
          </table:table-cell>
          <table:table-cell office:value-type="float" office:value="3893.18" calcext:value-type="float">
            <text:p>3893.18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2020-08-0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.6" calcext:value-type="float">
            <text:p>10</text:p>
          </table:table-cell>
          <table:table-cell table:style-name="ce4" office:value-type="date" office:date-value="2020-07-20" calcext:value-type="date">
            <text:p>2020-07-20 00:00:00</text:p>
          </table:table-cell>
          <table:table-cell office:value-type="string" calcext:value-type="string">
            <text:p>Reemplazo parcial</text:p>
          </table:table-cell>
          <table:table-cell office:value-type="float" office:value="4477.36" calcext:value-type="float">
            <text:p>4477.36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2020-07-2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.66" calcext:value-type="float">
            <text:p>2</text:p>
          </table:table-cell>
          <table:table-cell table:style-name="ce4" office:value-type="date" office:date-value="2023-07-26" calcext:value-type="date">
            <text:p>2023-07-26 00:00:00</text:p>
          </table:table-cell>
          <table:table-cell office:value-type="string" calcext:value-type="string">
            <text:p>Ajuste</text:p>
          </table:table-cell>
          <table:table-cell office:value-type="float" office:value="2952.37" calcext:value-type="float">
            <text:p>2952.3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2023-07-2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.47" calcext:value-type="float">
            <text:p>4</text:p>
          </table:table-cell>
          <table:table-cell table:style-name="ce4" office:value-type="date" office:date-value="2021-05-04" calcext:value-type="date">
            <text:p>2021-05-04 00:00:00</text:p>
          </table:table-cell>
          <table:table-cell office:value-type="string" calcext:value-type="string">
            <text:p>Revisión</text:p>
          </table:table-cell>
          <table:table-cell office:value-type="float" office:value="3078.19" calcext:value-type="float">
            <text:p>3078.19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2021-05-0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.39" calcext:value-type="float">
            <text:p>7</text:p>
          </table:table-cell>
          <table:table-cell table:style-name="ce4" office:value-type="date" office:date-value="2021-03-04" calcext:value-type="date">
            <text:p>2021-03-04 00:00:00</text:p>
          </table:table-cell>
          <table:table-cell office:value-type="string" calcext:value-type="string">
            <text:p>Lubricación</text:p>
          </table:table-cell>
          <table:table-cell office:value-type="float" office:value="845.67" calcext:value-type="float">
            <text:p>845.67</text:p>
          </table:table-cell>
          <table:table-cell office:value-type="float" office:value="9.11" calcext:value-type="float">
            <text:p>9.11</text:p>
          </table:table-cell>
          <table:table-cell office:value-type="string" calcext:value-type="string">
            <text:p>2021-03-0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.97" calcext:value-type="float">
            <text:p>3</text:p>
          </table:table-cell>
          <table:table-cell table:style-name="ce4" office:value-type="date" office:date-value="2021-08-27" calcext:value-type="date">
            <text:p>2021-08-27 00:00:00</text:p>
          </table:table-cell>
          <table:table-cell office:value-type="string" calcext:value-type="string">
            <text:p>Lubricación</text:p>
          </table:table-cell>
          <table:table-cell office:value-type="float" office:value="2823.04" calcext:value-type="float">
            <text:p>2823.04</text:p>
          </table:table-cell>
          <table:table-cell office:value-type="float" office:value="19.41" calcext:value-type="float">
            <text:p>19.41</text:p>
          </table:table-cell>
          <table:table-cell office:value-type="string" calcext:value-type="string">
            <text:p>2021-08-2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.28" calcext:value-type="float">
            <text:p>2</text:p>
          </table:table-cell>
          <table:table-cell table:style-name="ce4" office:value-type="date" office:date-value="2022-10-29" calcext:value-type="date">
            <text:p>2022-10-29 00:00:00</text:p>
          </table:table-cell>
          <table:table-cell office:value-type="string" calcext:value-type="string">
            <text:p>Reemplazo parcial</text:p>
          </table:table-cell>
          <table:table-cell office:value-type="float" office:value="2319.25" calcext:value-type="float">
            <text:p>2319.2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2022-10-2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.83" calcext:value-type="float">
            <text:p>2</text:p>
          </table:table-cell>
          <table:table-cell table:style-name="ce4" office:value-type="date" office:date-value="2020-12-09" calcext:value-type="date">
            <text:p>2020-12-09 00:00:00</text:p>
          </table:table-cell>
          <table:table-cell office:value-type="string" calcext:value-type="string">
            <text:p>Reemplazo parcial</text:p>
          </table:table-cell>
          <table:table-cell office:value-type="float" office:value="912.18" calcext:value-type="float">
            <text:p>912.18</text:p>
          </table:table-cell>
          <table:table-cell office:value-type="float" office:value="12.07" calcext:value-type="float">
            <text:p>12.07</text:p>
          </table:table-cell>
          <table:table-cell office:value-type="string" calcext:value-type="string">
            <text:p>2020-12-0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.54" calcext:value-type="float">
            <text:p>7</text:p>
          </table:table-cell>
          <table:table-cell table:style-name="ce4" office:value-type="date" office:date-value="2021-05-05" calcext:value-type="date">
            <text:p>2021-05-05 00:00:00</text:p>
          </table:table-cell>
          <table:table-cell office:value-type="string" calcext:value-type="string">
            <text:p>Ajuste</text:p>
          </table:table-cell>
          <table:table-cell office:value-type="float" office:value="4196.94" calcext:value-type="float">
            <text:p>4196.94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2021-05-0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8.58" calcext:value-type="float">
            <text:p>9</text:p>
          </table:table-cell>
          <table:table-cell table:style-name="ce4" office:value-type="date" office:date-value="2024-03-14" calcext:value-type="date">
            <text:p>2024-03-14 00:00:00</text:p>
          </table:table-cell>
          <table:table-cell office:value-type="string" calcext:value-type="string">
            <text:p>Revisión</text:p>
          </table:table-cell>
          <table:table-cell office:value-type="float" office:value="1777.99" calcext:value-type="float">
            <text:p>1777.99</text:p>
          </table:table-cell>
          <table:table-cell office:value-type="float" office:value="21.11" calcext:value-type="float">
            <text:p>21.11</text:p>
          </table:table-cell>
          <table:table-cell office:value-type="string" calcext:value-type="string">
            <text:p>2024-03-1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8.52" calcext:value-type="float">
            <text:p>9</text:p>
          </table:table-cell>
          <table:table-cell table:style-name="ce4" office:value-type="date" office:date-value="2023-11-14" calcext:value-type="date">
            <text:p>2023-11-14 00:00:00</text:p>
          </table:table-cell>
          <table:table-cell office:value-type="string" calcext:value-type="string">
            <text:p>Revisión</text:p>
          </table:table-cell>
          <table:table-cell office:value-type="float" office:value="2776.22" calcext:value-type="float">
            <text:p>2776.22</text:p>
          </table:table-cell>
          <table:table-cell office:value-type="float" office:value="11.95" calcext:value-type="float">
            <text:p>11.95</text:p>
          </table:table-cell>
          <table:table-cell office:value-type="string" calcext:value-type="string">
            <text:p>2023-11-1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.61" calcext:value-type="float">
            <text:p>10</text:p>
          </table:table-cell>
          <table:table-cell table:style-name="ce4" office:value-type="date" office:date-value="2020-12-21" calcext:value-type="date">
            <text:p>2020-12-21 00:00:00</text:p>
          </table:table-cell>
          <table:table-cell office:value-type="string" calcext:value-type="string">
            <text:p>Lubricación</text:p>
          </table:table-cell>
          <table:table-cell office:value-type="float" office:value="1350.01" calcext:value-type="float">
            <text:p>1350.01</text:p>
          </table:table-cell>
          <table:table-cell office:value-type="float" office:value="30.35" calcext:value-type="float">
            <text:p>30.35</text:p>
          </table:table-cell>
          <table:table-cell office:value-type="string" calcext:value-type="string">
            <text:p>2020-12-2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8.16" calcext:value-type="float">
            <text:p>8</text:p>
          </table:table-cell>
          <table:table-cell table:style-name="ce4" office:value-type="date" office:date-value="2022-04-21" calcext:value-type="date">
            <text:p>2022-04-21 00:00:00</text:p>
          </table:table-cell>
          <table:table-cell office:value-type="string" calcext:value-type="string">
            <text:p>Revisión</text:p>
          </table:table-cell>
          <table:table-cell office:value-type="float" office:value="4684.45" calcext:value-type="float">
            <text:p>4684.45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2022-04-2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8.15" calcext:value-type="float">
            <text:p>8</text:p>
          </table:table-cell>
          <table:table-cell table:style-name="ce4" office:value-type="date" office:date-value="2021-10-17" calcext:value-type="date">
            <text:p>2021-10-17 00:00:00</text:p>
          </table:table-cell>
          <table:table-cell office:value-type="string" calcext:value-type="string">
            <text:p>Ajuste</text:p>
          </table:table-cell>
          <table:table-cell office:value-type="float" office:value="3274.55" calcext:value-type="float">
            <text:p>3274.55</text:p>
          </table:table-cell>
          <table:table-cell office:value-type="float" office:value="35.95" calcext:value-type="float">
            <text:p>35.95</text:p>
          </table:table-cell>
          <table:table-cell office:value-type="string" calcext:value-type="string">
            <text:p>2021-10-17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.77" calcext:value-type="float">
            <text:p>4</text:p>
          </table:table-cell>
          <table:table-cell table:style-name="ce4" office:value-type="date" office:date-value="2023-02-28" calcext:value-type="date">
            <text:p>2023-02-28 00:00:00</text:p>
          </table:table-cell>
          <table:table-cell office:value-type="string" calcext:value-type="string">
            <text:p>Revisión</text:p>
          </table:table-cell>
          <table:table-cell office:value-type="float" office:value="2822.49" calcext:value-type="float">
            <text:p>2822.49</text:p>
          </table:table-cell>
          <table:table-cell office:value-type="float" office:value="43.14" calcext:value-type="float">
            <text:p>43.14</text:p>
          </table:table-cell>
          <table:table-cell office:value-type="string" calcext:value-type="string">
            <text:p>2023-02-2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.94" calcext:value-type="float">
            <text:p>8</text:p>
          </table:table-cell>
          <table:table-cell table:style-name="ce4" office:value-type="date" office:date-value="2023-05-22" calcext:value-type="date">
            <text:p>2023-05-22 00:00:00</text:p>
          </table:table-cell>
          <table:table-cell office:value-type="string" calcext:value-type="string">
            <text:p>Ajuste</text:p>
          </table:table-cell>
          <table:table-cell office:value-type="float" office:value="756.36" calcext:value-type="float">
            <text:p>756.36</text:p>
          </table:table-cell>
          <table:table-cell office:value-type="float" office:value="19.84" calcext:value-type="float">
            <text:p>19.84</text:p>
          </table:table-cell>
          <table:table-cell office:value-type="string" calcext:value-type="string">
            <text:p>2023-05-2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7.18" calcext:value-type="float">
            <text:p>7</text:p>
          </table:table-cell>
          <table:table-cell table:style-name="ce4" office:value-type="date" office:date-value="2021-11-16" calcext:value-type="date">
            <text:p>2021-11-16 00:00:00</text:p>
          </table:table-cell>
          <table:table-cell office:value-type="string" calcext:value-type="string">
            <text:p>Ajuste</text:p>
          </table:table-cell>
          <table:table-cell office:value-type="float" office:value="2292.11" calcext:value-type="float">
            <text:p>2292.11</text:p>
          </table:table-cell>
          <table:table-cell office:value-type="float" office:value="21.69" calcext:value-type="float">
            <text:p>21.69</text:p>
          </table:table-cell>
          <table:table-cell office:value-type="string" calcext:value-type="string">
            <text:p>2021-11-1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.77" calcext:value-type="float">
            <text:p>4</text:p>
          </table:table-cell>
          <table:table-cell table:style-name="ce4" office:value-type="date" office:date-value="2024-02-18" calcext:value-type="date">
            <text:p>2024-02-18 00:00:00</text:p>
          </table:table-cell>
          <table:table-cell office:value-type="string" calcext:value-type="string">
            <text:p>Reemplazo parcial</text:p>
          </table:table-cell>
          <table:table-cell office:value-type="float" office:value="2793.62" calcext:value-type="float">
            <text:p>2793.62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2024-02-1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8.93" calcext:value-type="float">
            <text:p>9</text:p>
          </table:table-cell>
          <table:table-cell table:style-name="ce4" office:value-type="date" office:date-value="2023-11-16" calcext:value-type="date">
            <text:p>2023-11-16 00:00:00</text:p>
          </table:table-cell>
          <table:table-cell office:value-type="string" calcext:value-type="string">
            <text:p>Revisión</text:p>
          </table:table-cell>
          <table:table-cell office:value-type="float" office:value="4534.74" calcext:value-type="float">
            <text:p>4534.74</text:p>
          </table:table-cell>
          <table:table-cell office:value-type="float" office:value="32.39" calcext:value-type="float">
            <text:p>32.39</text:p>
          </table:table-cell>
          <table:table-cell office:value-type="string" calcext:value-type="string">
            <text:p>2023-11-16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.88" calcext:value-type="float">
            <text:p>9</text:p>
          </table:table-cell>
          <table:table-cell table:style-name="ce4" office:value-type="date" office:date-value="2025-01-26" calcext:value-type="date">
            <text:p>2025-01-26 00:00:00</text:p>
          </table:table-cell>
          <table:table-cell office:value-type="string" calcext:value-type="string">
            <text:p>Lubricación</text:p>
          </table:table-cell>
          <table:table-cell office:value-type="float" office:value="632.28" calcext:value-type="float">
            <text:p>632.28</text:p>
          </table:table-cell>
          <table:table-cell office:value-type="float" office:value="38.37" calcext:value-type="float">
            <text:p>38.37</text:p>
          </table:table-cell>
          <table:table-cell office:value-type="string" calcext:value-type="string">
            <text:p>2025-01-2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.89" calcext:value-type="float">
            <text:p>5</text:p>
          </table:table-cell>
          <table:table-cell table:style-name="ce4" office:value-type="date" office:date-value="2024-04-10" calcext:value-type="date">
            <text:p>2024-04-10 00:00:00</text:p>
          </table:table-cell>
          <table:table-cell office:value-type="string" calcext:value-type="string">
            <text:p>Ajuste</text:p>
          </table:table-cell>
          <table:table-cell office:value-type="float" office:value="4149.48" calcext:value-type="float">
            <text:p>4149.48</text:p>
          </table:table-cell>
          <table:table-cell office:value-type="float" office:value="10.32" calcext:value-type="float">
            <text:p>10.32</text:p>
          </table:table-cell>
          <table:table-cell office:value-type="string" calcext:value-type="string">
            <text:p>2024-04-1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.4" calcext:value-type="float">
            <text:p>2</text:p>
          </table:table-cell>
          <table:table-cell table:style-name="ce4" office:value-type="date" office:date-value="2024-07-26" calcext:value-type="date">
            <text:p>2024-07-26 00:00:00</text:p>
          </table:table-cell>
          <table:table-cell office:value-type="string" calcext:value-type="string">
            <text:p>Revisión</text:p>
          </table:table-cell>
          <table:table-cell office:value-type="float" office:value="4847.98" calcext:value-type="float">
            <text:p>4847.98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2024-07-2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7.92" calcext:value-type="float">
            <text:p>8</text:p>
          </table:table-cell>
          <table:table-cell table:style-name="ce4" office:value-type="date" office:date-value="2021-08-02" calcext:value-type="date">
            <text:p>2021-08-02 00:00:00</text:p>
          </table:table-cell>
          <table:table-cell office:value-type="string" calcext:value-type="string">
            <text:p>Reemplazo parcial</text:p>
          </table:table-cell>
          <table:table-cell office:value-type="float" office:value="4291.81" calcext:value-type="float">
            <text:p>4291.81</text:p>
          </table:table-cell>
          <table:table-cell office:value-type="float" office:value="17.51" calcext:value-type="float">
            <text:p>17.51</text:p>
          </table:table-cell>
          <table:table-cell office:value-type="string" calcext:value-type="string">
            <text:p>2021-08-0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.76" calcext:value-type="float">
            <text:p>6</text:p>
          </table:table-cell>
          <table:table-cell table:style-name="ce4" office:value-type="date" office:date-value="2023-10-16" calcext:value-type="date">
            <text:p>2023-10-16 00:00:00</text:p>
          </table:table-cell>
          <table:table-cell office:value-type="string" calcext:value-type="string">
            <text:p>Lubricación</text:p>
          </table:table-cell>
          <table:table-cell office:value-type="float" office:value="1259.17" calcext:value-type="float">
            <text:p>1259.1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023-10-1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.59" calcext:value-type="float">
            <text:p>3</text:p>
          </table:table-cell>
          <table:table-cell table:style-name="ce4" office:value-type="date" office:date-value="2020-11-02" calcext:value-type="date">
            <text:p>2020-11-02 00:00:00</text:p>
          </table:table-cell>
          <table:table-cell office:value-type="string" calcext:value-type="string">
            <text:p>Lubricación</text:p>
          </table:table-cell>
          <table:table-cell office:value-type="float" office:value="3429.64" calcext:value-type="float">
            <text:p>3429.64</text:p>
          </table:table-cell>
          <table:table-cell office:value-type="float" office:value="32.97" calcext:value-type="float">
            <text:p>32.97</text:p>
          </table:table-cell>
          <table:table-cell office:value-type="string" calcext:value-type="string">
            <text:p>2020-11-0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.5" calcext:value-type="float">
            <text:p>10</text:p>
          </table:table-cell>
          <table:table-cell table:style-name="ce4" office:value-type="date" office:date-value="2022-06-24" calcext:value-type="date">
            <text:p>2022-06-24 00:00:00</text:p>
          </table:table-cell>
          <table:table-cell office:value-type="string" calcext:value-type="string">
            <text:p>Reemplazo parcial</text:p>
          </table:table-cell>
          <table:table-cell office:value-type="float" office:value="2471.33" calcext:value-type="float">
            <text:p>2471.33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2022-06-2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3.96" calcext:value-type="float">
            <text:p>4</text:p>
          </table:table-cell>
          <table:table-cell table:style-name="ce4" office:value-type="date" office:date-value="2021-01-11" calcext:value-type="date">
            <text:p>2021-01-11 00:00:00</text:p>
          </table:table-cell>
          <table:table-cell office:value-type="string" calcext:value-type="string">
            <text:p>Revisión</text:p>
          </table:table-cell>
          <table:table-cell office:value-type="float" office:value="3824.96" calcext:value-type="float">
            <text:p>3824.96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2021-01-1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.64" calcext:value-type="float">
            <text:p>10</text:p>
          </table:table-cell>
          <table:table-cell table:style-name="ce4" office:value-type="date" office:date-value="2024-03-25" calcext:value-type="date">
            <text:p>2024-03-25 00:00:00</text:p>
          </table:table-cell>
          <table:table-cell office:value-type="string" calcext:value-type="string">
            <text:p>Lubricación</text:p>
          </table:table-cell>
          <table:table-cell office:value-type="float" office:value="4292.4" calcext:value-type="float">
            <text:p>4292.4</text:p>
          </table:table-cell>
          <table:table-cell office:value-type="float" office:value="13.59" calcext:value-type="float">
            <text:p>13.59</text:p>
          </table:table-cell>
          <table:table-cell office:value-type="string" calcext:value-type="string">
            <text:p>2024-03-2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.52" calcext:value-type="float">
            <text:p>6</text:p>
          </table:table-cell>
          <table:table-cell table:style-name="ce4" office:value-type="date" office:date-value="2024-07-13" calcext:value-type="date">
            <text:p>2024-07-13 00:00:00</text:p>
          </table:table-cell>
          <table:table-cell office:value-type="string" calcext:value-type="string">
            <text:p>Lubricación</text:p>
          </table:table-cell>
          <table:table-cell office:value-type="float" office:value="1970.78" calcext:value-type="float">
            <text:p>1970.78</text:p>
          </table:table-cell>
          <table:table-cell office:value-type="float" office:value="16.73" calcext:value-type="float">
            <text:p>16.73</text:p>
          </table:table-cell>
          <table:table-cell office:value-type="string" calcext:value-type="string">
            <text:p>2024-07-1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.5" calcext:value-type="float">
            <text:p>10</text:p>
          </table:table-cell>
          <table:table-cell table:style-name="ce4" office:value-type="date" office:date-value="2020-05-20" calcext:value-type="date">
            <text:p>2020-05-20 00:00:00</text:p>
          </table:table-cell>
          <table:table-cell office:value-type="string" calcext:value-type="string">
            <text:p>Revisión</text:p>
          </table:table-cell>
          <table:table-cell office:value-type="float" office:value="4118.42" calcext:value-type="float">
            <text:p>4118.42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2020-05-2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.99" calcext:value-type="float">
            <text:p>5</text:p>
          </table:table-cell>
          <table:table-cell table:style-name="ce4" office:value-type="date" office:date-value="2020-10-05" calcext:value-type="date">
            <text:p>2020-10-05 00:00:00</text:p>
          </table:table-cell>
          <table:table-cell office:value-type="string" calcext:value-type="string">
            <text:p>Lubricación</text:p>
          </table:table-cell>
          <table:table-cell office:value-type="float" office:value="3416.6" calcext:value-type="float">
            <text:p>3416.6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2020-10-0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.36" calcext:value-type="float">
            <text:p>6</text:p>
          </table:table-cell>
          <table:table-cell table:style-name="ce4" office:value-type="date" office:date-value="2021-03-23" calcext:value-type="date">
            <text:p>2021-03-23 00:00:00</text:p>
          </table:table-cell>
          <table:table-cell office:value-type="string" calcext:value-type="string">
            <text:p>Reemplazo parcial</text:p>
          </table:table-cell>
          <table:table-cell office:value-type="float" office:value="2814.12" calcext:value-type="float">
            <text:p>2814.12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2021-03-2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.71" calcext:value-type="float">
            <text:p>4</text:p>
          </table:table-cell>
          <table:table-cell table:style-name="ce4" office:value-type="date" office:date-value="2021-04-30" calcext:value-type="date">
            <text:p>2021-04-30 00:00:00</text:p>
          </table:table-cell>
          <table:table-cell office:value-type="string" calcext:value-type="string">
            <text:p>Reemplazo parcial</text:p>
          </table:table-cell>
          <table:table-cell office:value-type="float" office:value="2097.95" calcext:value-type="float">
            <text:p>2097.95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2021-04-3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.96" calcext:value-type="float">
            <text:p>4</text:p>
          </table:table-cell>
          <table:table-cell table:style-name="ce4" office:value-type="date" office:date-value="2023-09-19" calcext:value-type="date">
            <text:p>2023-09-19 00:00:00</text:p>
          </table:table-cell>
          <table:table-cell office:value-type="string" calcext:value-type="string">
            <text:p>Ajuste</text:p>
          </table:table-cell>
          <table:table-cell office:value-type="float" office:value="1583" calcext:value-type="float">
            <text:p>1583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2023-09-1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.68" calcext:value-type="float">
            <text:p>7</text:p>
          </table:table-cell>
          <table:table-cell table:style-name="ce4" office:value-type="date" office:date-value="2022-09-02" calcext:value-type="date">
            <text:p>2022-09-02 00:00:00</text:p>
          </table:table-cell>
          <table:table-cell office:value-type="string" calcext:value-type="string">
            <text:p>Revisión</text:p>
          </table:table-cell>
          <table:table-cell office:value-type="float" office:value="3041.74" calcext:value-type="float">
            <text:p>3041.74</text:p>
          </table:table-cell>
          <table:table-cell office:value-type="float" office:value="27.28" calcext:value-type="float">
            <text:p>27.28</text:p>
          </table:table-cell>
          <table:table-cell office:value-type="string" calcext:value-type="string">
            <text:p>2022-09-0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.74" calcext:value-type="float">
            <text:p>5</text:p>
          </table:table-cell>
          <table:table-cell table:style-name="ce4" office:value-type="date" office:date-value="2021-11-13" calcext:value-type="date">
            <text:p>2021-11-13 00:00:00</text:p>
          </table:table-cell>
          <table:table-cell office:value-type="string" calcext:value-type="string">
            <text:p>Lubricación</text:p>
          </table:table-cell>
          <table:table-cell office:value-type="float" office:value="1409.44" calcext:value-type="float">
            <text:p>1409.44</text:p>
          </table:table-cell>
          <table:table-cell office:value-type="float" office:value="36.71" calcext:value-type="float">
            <text:p>36.71</text:p>
          </table:table-cell>
          <table:table-cell office:value-type="string" calcext:value-type="string">
            <text:p>2021-11-1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9.29" calcext:value-type="float">
            <text:p>9</text:p>
          </table:table-cell>
          <table:table-cell table:style-name="ce4" office:value-type="date" office:date-value="2023-04-22" calcext:value-type="date">
            <text:p>2023-04-22 00:00:00</text:p>
          </table:table-cell>
          <table:table-cell office:value-type="string" calcext:value-type="string">
            <text:p>Lubricación</text:p>
          </table:table-cell>
          <table:table-cell office:value-type="float" office:value="3415.43" calcext:value-type="float">
            <text:p>3415.43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2023-04-2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.64" calcext:value-type="float">
            <text:p>6</text:p>
          </table:table-cell>
          <table:table-cell table:style-name="ce4" office:value-type="date" office:date-value="2021-06-24" calcext:value-type="date">
            <text:p>2021-06-24 00:00:00</text:p>
          </table:table-cell>
          <table:table-cell office:value-type="string" calcext:value-type="string">
            <text:p>Reemplazo parcial</text:p>
          </table:table-cell>
          <table:table-cell office:value-type="float" office:value="4104.55" calcext:value-type="float">
            <text:p>4104.5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2021-06-2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6.33" calcext:value-type="float">
            <text:p>6</text:p>
          </table:table-cell>
          <table:table-cell table:style-name="ce4" office:value-type="date" office:date-value="2024-01-22" calcext:value-type="date">
            <text:p>2024-01-22 00:00:00</text:p>
          </table:table-cell>
          <table:table-cell office:value-type="string" calcext:value-type="string">
            <text:p>Ajuste</text:p>
          </table:table-cell>
          <table:table-cell office:value-type="float" office:value="2348.17" calcext:value-type="float">
            <text:p>2348.17</text:p>
          </table:table-cell>
          <table:table-cell office:value-type="float" office:value="45.21" calcext:value-type="float">
            <text:p>45.21</text:p>
          </table:table-cell>
          <table:table-cell office:value-type="string" calcext:value-type="string">
            <text:p>2024-01-2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6.04" calcext:value-type="float">
            <text:p>6</text:p>
          </table:table-cell>
          <table:table-cell table:style-name="ce4" office:value-type="date" office:date-value="2024-06-11" calcext:value-type="date">
            <text:p>2024-06-11 00:00:00</text:p>
          </table:table-cell>
          <table:table-cell office:value-type="string" calcext:value-type="string">
            <text:p>Reemplazo parcial</text:p>
          </table:table-cell>
          <table:table-cell office:value-type="float" office:value="1951.8" calcext:value-type="float">
            <text:p>1951.8</text:p>
          </table:table-cell>
          <table:table-cell office:value-type="float" office:value="40.69" calcext:value-type="float">
            <text:p>40.69</text:p>
          </table:table-cell>
          <table:table-cell office:value-type="string" calcext:value-type="string">
            <text:p>2024-06-1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2.03" calcext:value-type="float">
            <text:p>2</text:p>
          </table:table-cell>
          <table:table-cell table:style-name="ce4" office:value-type="date" office:date-value="2020-12-04" calcext:value-type="date">
            <text:p>2020-12-04 00:00:00</text:p>
          </table:table-cell>
          <table:table-cell office:value-type="string" calcext:value-type="string">
            <text:p>Ajuste</text:p>
          </table:table-cell>
          <table:table-cell office:value-type="float" office:value="2049.99" calcext:value-type="float">
            <text:p>2049.9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020-12-0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7.48" calcext:value-type="float">
            <text:p>7</text:p>
          </table:table-cell>
          <table:table-cell table:style-name="ce4" office:value-type="date" office:date-value="2021-12-05" calcext:value-type="date">
            <text:p>2021-12-05 00:00:00</text:p>
          </table:table-cell>
          <table:table-cell office:value-type="string" calcext:value-type="string">
            <text:p>Lubricación</text:p>
          </table:table-cell>
          <table:table-cell office:value-type="float" office:value="4551.87" calcext:value-type="float">
            <text:p>4551.87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2021-12-0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.04" calcext:value-type="float">
            <text:p>5</text:p>
          </table:table-cell>
          <table:table-cell table:style-name="ce4" office:value-type="date" office:date-value="2021-06-13" calcext:value-type="date">
            <text:p>2021-06-13 00:00:00</text:p>
          </table:table-cell>
          <table:table-cell office:value-type="string" calcext:value-type="string">
            <text:p>Ajuste</text:p>
          </table:table-cell>
          <table:table-cell office:value-type="float" office:value="1922.84" calcext:value-type="float">
            <text:p>1922.84</text:p>
          </table:table-cell>
          <table:table-cell office:value-type="float" office:value="30.71" calcext:value-type="float">
            <text:p>30.71</text:p>
          </table:table-cell>
          <table:table-cell office:value-type="string" calcext:value-type="string">
            <text:p>2021-06-1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.2" calcext:value-type="float">
            <text:p>3</text:p>
          </table:table-cell>
          <table:table-cell table:style-name="ce4" office:value-type="date" office:date-value="2022-07-16" calcext:value-type="date">
            <text:p>2022-07-16 00:00:00</text:p>
          </table:table-cell>
          <table:table-cell office:value-type="string" calcext:value-type="string">
            <text:p>Ajuste</text:p>
          </table:table-cell>
          <table:table-cell office:value-type="float" office:value="3567.35" calcext:value-type="float">
            <text:p>3567.35</text:p>
          </table:table-cell>
          <table:table-cell office:value-type="float" office:value="22.52" calcext:value-type="float">
            <text:p>22.52</text:p>
          </table:table-cell>
          <table:table-cell office:value-type="string" calcext:value-type="string">
            <text:p>2022-07-1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.29" calcext:value-type="float">
            <text:p>2</text:p>
          </table:table-cell>
          <table:table-cell table:style-name="ce4" office:value-type="date" office:date-value="2020-10-21" calcext:value-type="date">
            <text:p>2020-10-21 00:00:00</text:p>
          </table:table-cell>
          <table:table-cell office:value-type="string" calcext:value-type="string">
            <text:p>Lubricación</text:p>
          </table:table-cell>
          <table:table-cell office:value-type="float" office:value="1199.73" calcext:value-type="float">
            <text:p>1199.73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2020-10-2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.69" calcext:value-type="float">
            <text:p>4</text:p>
          </table:table-cell>
          <table:table-cell table:style-name="ce4" office:value-type="date" office:date-value="2021-02-02" calcext:value-type="date">
            <text:p>2021-02-02 00:00:00</text:p>
          </table:table-cell>
          <table:table-cell office:value-type="string" calcext:value-type="string">
            <text:p>Lubricación</text:p>
          </table:table-cell>
          <table:table-cell office:value-type="float" office:value="3224.56" calcext:value-type="float">
            <text:p>3224.56</text:p>
          </table:table-cell>
          <table:table-cell office:value-type="float" office:value="44.74" calcext:value-type="float">
            <text:p>44.74</text:p>
          </table:table-cell>
          <table:table-cell office:value-type="string" calcext:value-type="string">
            <text:p>2021-02-0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8.74" calcext:value-type="float">
            <text:p>9</text:p>
          </table:table-cell>
          <table:table-cell table:style-name="ce4" office:value-type="date" office:date-value="2022-06-10" calcext:value-type="date">
            <text:p>2022-06-10 00:00:00</text:p>
          </table:table-cell>
          <table:table-cell office:value-type="string" calcext:value-type="string">
            <text:p>Reemplazo parcial</text:p>
          </table:table-cell>
          <table:table-cell office:value-type="float" office:value="4882.41" calcext:value-type="float">
            <text:p>4882.41</text:p>
          </table:table-cell>
          <table:table-cell office:value-type="float" office:value="45.69" calcext:value-type="float">
            <text:p>45.69</text:p>
          </table:table-cell>
          <table:table-cell office:value-type="string" calcext:value-type="string">
            <text:p>2022-06-1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.32" calcext:value-type="float">
            <text:p>2</text:p>
          </table:table-cell>
          <table:table-cell table:style-name="ce4" office:value-type="date" office:date-value="2021-04-28" calcext:value-type="date">
            <text:p>2021-04-28 00:00:00</text:p>
          </table:table-cell>
          <table:table-cell office:value-type="string" calcext:value-type="string">
            <text:p>Revisión</text:p>
          </table:table-cell>
          <table:table-cell office:value-type="float" office:value="4792.35" calcext:value-type="float">
            <text:p>4792.3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2021-04-2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3.78" calcext:value-type="float">
            <text:p>4</text:p>
          </table:table-cell>
          <table:table-cell table:style-name="ce4" office:value-type="date" office:date-value="2021-02-03" calcext:value-type="date">
            <text:p>2021-02-03 00:00:00</text:p>
          </table:table-cell>
          <table:table-cell office:value-type="string" calcext:value-type="string">
            <text:p>Ajuste</text:p>
          </table:table-cell>
          <table:table-cell office:value-type="float" office:value="940.08" calcext:value-type="float">
            <text:p>940.08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2021-02-0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6.27" calcext:value-type="float">
            <text:p>6</text:p>
          </table:table-cell>
          <table:table-cell table:style-name="ce4" office:value-type="date" office:date-value="2023-06-10" calcext:value-type="date">
            <text:p>2023-06-10 00:00:00</text:p>
          </table:table-cell>
          <table:table-cell office:value-type="string" calcext:value-type="string">
            <text:p>Reemplazo parcial</text:p>
          </table:table-cell>
          <table:table-cell office:value-type="float" office:value="2286.49" calcext:value-type="float">
            <text:p>2286.49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2023-06-1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.18" calcext:value-type="float">
            <text:p>4</text:p>
          </table:table-cell>
          <table:table-cell table:style-name="ce4" office:value-type="date" office:date-value="2021-05-19" calcext:value-type="date">
            <text:p>2021-05-19 00:00:00</text:p>
          </table:table-cell>
          <table:table-cell office:value-type="string" calcext:value-type="string">
            <text:p>Revisión</text:p>
          </table:table-cell>
          <table:table-cell office:value-type="float" office:value="3375.72" calcext:value-type="float">
            <text:p>3375.72</text:p>
          </table:table-cell>
          <table:table-cell office:value-type="float" office:value="41.63" calcext:value-type="float">
            <text:p>41.63</text:p>
          </table:table-cell>
          <table:table-cell office:value-type="string" calcext:value-type="string">
            <text:p>2021-05-1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.12" calcext:value-type="float">
            <text:p>4</text:p>
          </table:table-cell>
          <table:table-cell table:style-name="ce4" office:value-type="date" office:date-value="2020-07-11" calcext:value-type="date">
            <text:p>2020-07-11 00:00:00</text:p>
          </table:table-cell>
          <table:table-cell office:value-type="string" calcext:value-type="string">
            <text:p>Reemplazo parcial</text:p>
          </table:table-cell>
          <table:table-cell office:value-type="float" office:value="1888.04" calcext:value-type="float">
            <text:p>1888.04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2020-07-1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6.26" calcext:value-type="float">
            <text:p>6</text:p>
          </table:table-cell>
          <table:table-cell table:style-name="ce4" office:value-type="date" office:date-value="2023-01-16" calcext:value-type="date">
            <text:p>2023-01-16 00:00:00</text:p>
          </table:table-cell>
          <table:table-cell office:value-type="string" calcext:value-type="string">
            <text:p>Lubricación</text:p>
          </table:table-cell>
          <table:table-cell office:value-type="float" office:value="4693.13" calcext:value-type="float">
            <text:p>4693.13</text:p>
          </table:table-cell>
          <table:table-cell office:value-type="float" office:value="40.01" calcext:value-type="float">
            <text:p>40.01</text:p>
          </table:table-cell>
          <table:table-cell office:value-type="string" calcext:value-type="string">
            <text:p>2023-01-1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7.03" calcext:value-type="float">
            <text:p>7</text:p>
          </table:table-cell>
          <table:table-cell table:style-name="ce4" office:value-type="date" office:date-value="2021-05-27" calcext:value-type="date">
            <text:p>2021-05-27 00:00:00</text:p>
          </table:table-cell>
          <table:table-cell office:value-type="string" calcext:value-type="string">
            <text:p>Revisión</text:p>
          </table:table-cell>
          <table:table-cell office:value-type="float" office:value="2022.34" calcext:value-type="float">
            <text:p>2022.34</text:p>
          </table:table-cell>
          <table:table-cell office:value-type="float" office:value="22.13" calcext:value-type="float">
            <text:p>22.13</text:p>
          </table:table-cell>
          <table:table-cell office:value-type="string" calcext:value-type="string">
            <text:p>2021-05-2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8.85" calcext:value-type="float">
            <text:p>9</text:p>
          </table:table-cell>
          <table:table-cell table:style-name="ce4" office:value-type="date" office:date-value="2020-12-19" calcext:value-type="date">
            <text:p>2020-12-19 00:00:00</text:p>
          </table:table-cell>
          <table:table-cell office:value-type="string" calcext:value-type="string">
            <text:p>Lubricación</text:p>
          </table:table-cell>
          <table:table-cell office:value-type="float" office:value="836.91" calcext:value-type="float">
            <text:p>836.91</text:p>
          </table:table-cell>
          <table:table-cell office:value-type="float" office:value="46.58" calcext:value-type="float">
            <text:p>46.58</text:p>
          </table:table-cell>
          <table:table-cell office:value-type="string" calcext:value-type="string">
            <text:p>2020-12-1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5.46" calcext:value-type="float">
            <text:p>5</text:p>
          </table:table-cell>
          <table:table-cell table:style-name="ce4" office:value-type="date" office:date-value="2024-12-10" calcext:value-type="date">
            <text:p>2024-12-10 00:00:00</text:p>
          </table:table-cell>
          <table:table-cell office:value-type="string" calcext:value-type="string">
            <text:p>Lubricación</text:p>
          </table:table-cell>
          <table:table-cell office:value-type="float" office:value="3528.97" calcext:value-type="float">
            <text:p>3528.97</text:p>
          </table:table-cell>
          <table:table-cell office:value-type="float" office:value="41.36" calcext:value-type="float">
            <text:p>41.36</text:p>
          </table:table-cell>
          <table:table-cell office:value-type="string" calcext:value-type="string">
            <text:p>2024-12-1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.37" calcext:value-type="float">
            <text:p>3</text:p>
          </table:table-cell>
          <table:table-cell table:style-name="ce4" office:value-type="date" office:date-value="2022-08-16" calcext:value-type="date">
            <text:p>2022-08-16 00:00:00</text:p>
          </table:table-cell>
          <table:table-cell office:value-type="string" calcext:value-type="string">
            <text:p>Ajuste</text:p>
          </table:table-cell>
          <table:table-cell office:value-type="float" office:value="4331.41" calcext:value-type="float">
            <text:p>4331.41</text:p>
          </table:table-cell>
          <table:table-cell office:value-type="float" office:value="42.97" calcext:value-type="float">
            <text:p>42.97</text:p>
          </table:table-cell>
          <table:table-cell office:value-type="string" calcext:value-type="string">
            <text:p>2022-08-1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.81" calcext:value-type="float">
            <text:p>10</text:p>
          </table:table-cell>
          <table:table-cell table:style-name="ce4" office:value-type="date" office:date-value="2020-05-31" calcext:value-type="date">
            <text:p>2020-05-31 00:00:00</text:p>
          </table:table-cell>
          <table:table-cell office:value-type="string" calcext:value-type="string">
            <text:p>Revisión</text:p>
          </table:table-cell>
          <table:table-cell office:value-type="float" office:value="1893.42" calcext:value-type="float">
            <text:p>1893.42</text:p>
          </table:table-cell>
          <table:table-cell office:value-type="float" office:value="18.59" calcext:value-type="float">
            <text:p>18.59</text:p>
          </table:table-cell>
          <table:table-cell office:value-type="string" calcext:value-type="string">
            <text:p>2020-05-3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3.03" calcext:value-type="float">
            <text:p>3</text:p>
          </table:table-cell>
          <table:table-cell table:style-name="ce4" office:value-type="date" office:date-value="2024-02-23" calcext:value-type="date">
            <text:p>2024-02-23 00:00:00</text:p>
          </table:table-cell>
          <table:table-cell office:value-type="string" calcext:value-type="string">
            <text:p>Revisión</text:p>
          </table:table-cell>
          <table:table-cell office:value-type="float" office:value="2509.65" calcext:value-type="float">
            <text:p>2509.65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2024-02-2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.78" calcext:value-type="float">
            <text:p>2</text:p>
          </table:table-cell>
          <table:table-cell table:style-name="ce4" office:value-type="date" office:date-value="2024-12-24" calcext:value-type="date">
            <text:p>2024-12-24 00:00:00</text:p>
          </table:table-cell>
          <table:table-cell office:value-type="string" calcext:value-type="string">
            <text:p>Reemplazo parcial</text:p>
          </table:table-cell>
          <table:table-cell office:value-type="float" office:value="4188.8" calcext:value-type="float">
            <text:p>4188.8</text:p>
          </table:table-cell>
          <table:table-cell office:value-type="float" office:value="29.56" calcext:value-type="float">
            <text:p>29.56</text:p>
          </table:table-cell>
          <table:table-cell office:value-type="string" calcext:value-type="string">
            <text:p>2024-12-2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2.27" calcext:value-type="float">
            <text:p>2</text:p>
          </table:table-cell>
          <table:table-cell table:style-name="ce4" office:value-type="date" office:date-value="2021-07-10" calcext:value-type="date">
            <text:p>2021-07-10 00:00:00</text:p>
          </table:table-cell>
          <table:table-cell office:value-type="string" calcext:value-type="string">
            <text:p>Lubricación</text:p>
          </table:table-cell>
          <table:table-cell office:value-type="float" office:value="4965.95" calcext:value-type="float">
            <text:p>4965.95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2021-07-1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8.25" calcext:value-type="float">
            <text:p>8</text:p>
          </table:table-cell>
          <table:table-cell table:style-name="ce4" office:value-type="date" office:date-value="2021-07-28" calcext:value-type="date">
            <text:p>2021-07-28 00:00:00</text:p>
          </table:table-cell>
          <table:table-cell office:value-type="string" calcext:value-type="string">
            <text:p>Revisión</text:p>
          </table:table-cell>
          <table:table-cell office:value-type="float" office:value="2790.82" calcext:value-type="float">
            <text:p>2790.82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2021-07-2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.12" calcext:value-type="float">
            <text:p>5</text:p>
          </table:table-cell>
          <table:table-cell table:style-name="ce4" office:value-type="date" office:date-value="2022-01-19" calcext:value-type="date">
            <text:p>2022-01-19 00:00:00</text:p>
          </table:table-cell>
          <table:table-cell office:value-type="string" calcext:value-type="string">
            <text:p>Lubricación</text:p>
          </table:table-cell>
          <table:table-cell office:value-type="float" office:value="2320.16" calcext:value-type="float">
            <text:p>2320.16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2022-01-1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4.8" calcext:value-type="float">
            <text:p>5</text:p>
          </table:table-cell>
          <table:table-cell table:style-name="ce4" office:value-type="date" office:date-value="2025-02-28" calcext:value-type="date">
            <text:p>2025-02-28 00:00:00</text:p>
          </table:table-cell>
          <table:table-cell office:value-type="string" calcext:value-type="string">
            <text:p>Lubricación</text:p>
          </table:table-cell>
          <table:table-cell office:value-type="float" office:value="3570.59" calcext:value-type="float">
            <text:p>3570.59</text:p>
          </table:table-cell>
          <table:table-cell office:value-type="float" office:value="33.99" calcext:value-type="float">
            <text:p>33.99</text:p>
          </table:table-cell>
          <table:table-cell office:value-type="string" calcext:value-type="string">
            <text:p>2025-02-28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8.2" calcext:value-type="float">
            <text:p>8</text:p>
          </table:table-cell>
          <table:table-cell table:style-name="ce4" office:value-type="date" office:date-value="2024-07-11" calcext:value-type="date">
            <text:p>2024-07-11 00:00:00</text:p>
          </table:table-cell>
          <table:table-cell office:value-type="string" calcext:value-type="string">
            <text:p>Revisión</text:p>
          </table:table-cell>
          <table:table-cell office:value-type="float" office:value="4071.97" calcext:value-type="float">
            <text:p>4071.97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2024-07-1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3.07" calcext:value-type="float">
            <text:p>3</text:p>
          </table:table-cell>
          <table:table-cell table:style-name="ce4" office:value-type="date" office:date-value="2022-03-27" calcext:value-type="date">
            <text:p>2022-03-27 00:00:00</text:p>
          </table:table-cell>
          <table:table-cell office:value-type="string" calcext:value-type="string">
            <text:p>Revisión</text:p>
          </table:table-cell>
          <table:table-cell office:value-type="float" office:value="4103.19" calcext:value-type="float">
            <text:p>4103.19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2022-03-2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8.31" calcext:value-type="float">
            <text:p>8</text:p>
          </table:table-cell>
          <table:table-cell table:style-name="ce4" office:value-type="date" office:date-value="2022-05-31" calcext:value-type="date">
            <text:p>2022-05-31 00:00:00</text:p>
          </table:table-cell>
          <table:table-cell office:value-type="string" calcext:value-type="string">
            <text:p>Ajuste</text:p>
          </table:table-cell>
          <table:table-cell office:value-type="float" office:value="896.04" calcext:value-type="float">
            <text:p>896.04</text:p>
          </table:table-cell>
          <table:table-cell office:value-type="float" office:value="34.14" calcext:value-type="float">
            <text:p>34.14</text:p>
          </table:table-cell>
          <table:table-cell office:value-type="string" calcext:value-type="string">
            <text:p>2022-05-3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.09" calcext:value-type="float">
            <text:p>5</text:p>
          </table:table-cell>
          <table:table-cell table:style-name="ce4" office:value-type="date" office:date-value="2024-01-16" calcext:value-type="date">
            <text:p>2024-01-16 00:00:00</text:p>
          </table:table-cell>
          <table:table-cell office:value-type="string" calcext:value-type="string">
            <text:p>Lubricación</text:p>
          </table:table-cell>
          <table:table-cell office:value-type="float" office:value="2173.46" calcext:value-type="float">
            <text:p>2173.46</text:p>
          </table:table-cell>
          <table:table-cell office:value-type="float" office:value="35.03" calcext:value-type="float">
            <text:p>35.03</text:p>
          </table:table-cell>
          <table:table-cell office:value-type="string" calcext:value-type="string">
            <text:p>2024-01-16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6.83" calcext:value-type="float">
            <text:p>7</text:p>
          </table:table-cell>
          <table:table-cell table:style-name="ce4" office:value-type="date" office:date-value="2022-05-03" calcext:value-type="date">
            <text:p>2022-05-03 00:00:00</text:p>
          </table:table-cell>
          <table:table-cell office:value-type="string" calcext:value-type="string">
            <text:p>Lubricación</text:p>
          </table:table-cell>
          <table:table-cell office:value-type="float" office:value="1388.99" calcext:value-type="float">
            <text:p>1388.99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2022-05-0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.64" calcext:value-type="float">
            <text:p>2</text:p>
          </table:table-cell>
          <table:table-cell table:style-name="ce4" office:value-type="date" office:date-value="2021-09-25" calcext:value-type="date">
            <text:p>2021-09-25 00:00:00</text:p>
          </table:table-cell>
          <table:table-cell office:value-type="string" calcext:value-type="string">
            <text:p>Lubricación</text:p>
          </table:table-cell>
          <table:table-cell office:value-type="float" office:value="778.83" calcext:value-type="float">
            <text:p>778.83</text:p>
          </table:table-cell>
          <table:table-cell office:value-type="float" office:value="38.42" calcext:value-type="float">
            <text:p>38.42</text:p>
          </table:table-cell>
          <table:table-cell office:value-type="string" calcext:value-type="string">
            <text:p>2021-09-25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6.85" calcext:value-type="float">
            <text:p>7</text:p>
          </table:table-cell>
          <table:table-cell table:style-name="ce4" office:value-type="date" office:date-value="2024-01-23" calcext:value-type="date">
            <text:p>2024-01-23 00:00:00</text:p>
          </table:table-cell>
          <table:table-cell office:value-type="string" calcext:value-type="string">
            <text:p>Reemplazo parcial</text:p>
          </table:table-cell>
          <table:table-cell office:value-type="float" office:value="2046.21" calcext:value-type="float">
            <text:p>2046.21</text:p>
          </table:table-cell>
          <table:table-cell office:value-type="float" office:value="29.06" calcext:value-type="float">
            <text:p>29.06</text:p>
          </table:table-cell>
          <table:table-cell office:value-type="string" calcext:value-type="string">
            <text:p>2024-01-2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8.88" calcext:value-type="float">
            <text:p>9</text:p>
          </table:table-cell>
          <table:table-cell table:style-name="ce4" office:value-type="date" office:date-value="2022-02-15" calcext:value-type="date">
            <text:p>2022-02-15 00:00:00</text:p>
          </table:table-cell>
          <table:table-cell office:value-type="string" calcext:value-type="string">
            <text:p>Lubricación</text:p>
          </table:table-cell>
          <table:table-cell office:value-type="float" office:value="3627.28" calcext:value-type="float">
            <text:p>3627.28</text:p>
          </table:table-cell>
          <table:table-cell office:value-type="float" office:value="10.02" calcext:value-type="float">
            <text:p>10.02</text:p>
          </table:table-cell>
          <table:table-cell office:value-type="string" calcext:value-type="string">
            <text:p>2022-02-1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.71" calcext:value-type="float">
            <text:p>2</text:p>
          </table:table-cell>
          <table:table-cell table:style-name="ce4" office:value-type="date" office:date-value="2020-09-17" calcext:value-type="date">
            <text:p>2020-09-17 00:00:00</text:p>
          </table:table-cell>
          <table:table-cell office:value-type="string" calcext:value-type="string">
            <text:p>Ajuste</text:p>
          </table:table-cell>
          <table:table-cell office:value-type="float" office:value="3029.03" calcext:value-type="float">
            <text:p>3029.03</text:p>
          </table:table-cell>
          <table:table-cell office:value-type="float" office:value="47.09" calcext:value-type="float">
            <text:p>47.09</text:p>
          </table:table-cell>
          <table:table-cell office:value-type="string" calcext:value-type="string">
            <text:p>2020-09-17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8.23" calcext:value-type="float">
            <text:p>8</text:p>
          </table:table-cell>
          <table:table-cell table:style-name="ce4" office:value-type="date" office:date-value="2023-10-31" calcext:value-type="date">
            <text:p>2023-10-31 00:00:00</text:p>
          </table:table-cell>
          <table:table-cell office:value-type="string" calcext:value-type="string">
            <text:p>Ajuste</text:p>
          </table:table-cell>
          <table:table-cell office:value-type="float" office:value="2044.15" calcext:value-type="float">
            <text:p>2044.15</text:p>
          </table:table-cell>
          <table:table-cell office:value-type="float" office:value="21.01" calcext:value-type="float">
            <text:p>21.01</text:p>
          </table:table-cell>
          <table:table-cell office:value-type="string" calcext:value-type="string">
            <text:p>2023-10-3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6.11" calcext:value-type="float">
            <text:p>6</text:p>
          </table:table-cell>
          <table:table-cell table:style-name="ce4" office:value-type="date" office:date-value="2020-10-30" calcext:value-type="date">
            <text:p>2020-10-30 00:00:00</text:p>
          </table:table-cell>
          <table:table-cell office:value-type="string" calcext:value-type="string">
            <text:p>Revisión</text:p>
          </table:table-cell>
          <table:table-cell office:value-type="float" office:value="1629.64" calcext:value-type="float">
            <text:p>1629.64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2020-10-3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7.83" calcext:value-type="float">
            <text:p>8</text:p>
          </table:table-cell>
          <table:table-cell table:style-name="ce4" office:value-type="date" office:date-value="2021-01-27" calcext:value-type="date">
            <text:p>2021-01-27 00:00:00</text:p>
          </table:table-cell>
          <table:table-cell office:value-type="string" calcext:value-type="string">
            <text:p>Reemplazo parcial</text:p>
          </table:table-cell>
          <table:table-cell office:value-type="float" office:value="2589.16" calcext:value-type="float">
            <text:p>2589.16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2021-01-27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.37" calcext:value-type="float">
            <text:p>2</text:p>
          </table:table-cell>
          <table:table-cell table:style-name="ce4" office:value-type="date" office:date-value="2020-03-27" calcext:value-type="date">
            <text:p>2020-03-27 00:00:00</text:p>
          </table:table-cell>
          <table:table-cell office:value-type="string" calcext:value-type="string">
            <text:p>Ajuste</text:p>
          </table:table-cell>
          <table:table-cell office:value-type="float" office:value="2781.25" calcext:value-type="float">
            <text:p>2781.25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2020-03-27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.7" calcext:value-type="float">
            <text:p>4</text:p>
          </table:table-cell>
          <table:table-cell table:style-name="ce4" office:value-type="date" office:date-value="2024-03-18" calcext:value-type="date">
            <text:p>2024-03-18 00:00:00</text:p>
          </table:table-cell>
          <table:table-cell office:value-type="string" calcext:value-type="string">
            <text:p>Lubricación</text:p>
          </table:table-cell>
          <table:table-cell office:value-type="float" office:value="852.38" calcext:value-type="float">
            <text:p>852.38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2024-03-1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9.77" calcext:value-type="float">
            <text:p>10</text:p>
          </table:table-cell>
          <table:table-cell table:style-name="ce4" office:value-type="date" office:date-value="2024-06-13" calcext:value-type="date">
            <text:p>2024-06-13 00:00:00</text:p>
          </table:table-cell>
          <table:table-cell office:value-type="string" calcext:value-type="string">
            <text:p>Lubricación</text:p>
          </table:table-cell>
          <table:table-cell office:value-type="float" office:value="3642.5" calcext:value-type="float">
            <text:p>3642.5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2024-06-13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3.56" calcext:value-type="float">
            <text:p>4</text:p>
          </table:table-cell>
          <table:table-cell table:style-name="ce4" office:value-type="date" office:date-value="2023-08-14" calcext:value-type="date">
            <text:p>2023-08-14 00:00:00</text:p>
          </table:table-cell>
          <table:table-cell office:value-type="string" calcext:value-type="string">
            <text:p>Lubricación</text:p>
          </table:table-cell>
          <table:table-cell office:value-type="float" office:value="712.53" calcext:value-type="float">
            <text:p>712.53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2023-08-1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9.85" calcext:value-type="float">
            <text:p>10</text:p>
          </table:table-cell>
          <table:table-cell table:style-name="ce4" office:value-type="date" office:date-value="2022-03-18" calcext:value-type="date">
            <text:p>2022-03-18 00:00:00</text:p>
          </table:table-cell>
          <table:table-cell office:value-type="string" calcext:value-type="string">
            <text:p>Revisión</text:p>
          </table:table-cell>
          <table:table-cell office:value-type="float" office:value="1653.56" calcext:value-type="float">
            <text:p>1653.56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2022-03-1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.98" calcext:value-type="float">
            <text:p>2</text:p>
          </table:table-cell>
          <table:table-cell table:style-name="ce4" office:value-type="date" office:date-value="2021-05-31" calcext:value-type="date">
            <text:p>2021-05-31 00:00:00</text:p>
          </table:table-cell>
          <table:table-cell office:value-type="string" calcext:value-type="string">
            <text:p>Revisión</text:p>
          </table:table-cell>
          <table:table-cell office:value-type="float" office:value="1425.99" calcext:value-type="float">
            <text:p>1425.99</text:p>
          </table:table-cell>
          <table:table-cell office:value-type="float" office:value="20.66" calcext:value-type="float">
            <text:p>20.66</text:p>
          </table:table-cell>
          <table:table-cell office:value-type="string" calcext:value-type="string">
            <text:p>2021-05-3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.6" calcext:value-type="float">
            <text:p>2</text:p>
          </table:table-cell>
          <table:table-cell table:style-name="ce4" office:value-type="date" office:date-value="2021-06-20" calcext:value-type="date">
            <text:p>2021-06-20 00:00:00</text:p>
          </table:table-cell>
          <table:table-cell office:value-type="string" calcext:value-type="string">
            <text:p>Revisión</text:p>
          </table:table-cell>
          <table:table-cell office:value-type="float" office:value="2963.21" calcext:value-type="float">
            <text:p>2963.21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2021-06-2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.74" calcext:value-type="float">
            <text:p>2</text:p>
          </table:table-cell>
          <table:table-cell table:style-name="ce4" office:value-type="date" office:date-value="2020-06-10" calcext:value-type="date">
            <text:p>2020-06-10 00:00:00</text:p>
          </table:table-cell>
          <table:table-cell office:value-type="string" calcext:value-type="string">
            <text:p>Ajuste</text:p>
          </table:table-cell>
          <table:table-cell office:value-type="float" office:value="2329.06" calcext:value-type="float">
            <text:p>2329.06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2020-06-1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5.23" calcext:value-type="float">
            <text:p>5</text:p>
          </table:table-cell>
          <table:table-cell table:style-name="ce4" office:value-type="date" office:date-value="2023-06-08" calcext:value-type="date">
            <text:p>2023-06-08 00:00:00</text:p>
          </table:table-cell>
          <table:table-cell office:value-type="string" calcext:value-type="string">
            <text:p>Revisión</text:p>
          </table:table-cell>
          <table:table-cell office:value-type="float" office:value="1302.24" calcext:value-type="float">
            <text:p>1302.24</text:p>
          </table:table-cell>
          <table:table-cell office:value-type="float" office:value="20.82" calcext:value-type="float">
            <text:p>20.82</text:p>
          </table:table-cell>
          <table:table-cell office:value-type="string" calcext:value-type="string">
            <text:p>2023-06-08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9.61" calcext:value-type="float">
            <text:p>10</text:p>
          </table:table-cell>
          <table:table-cell table:style-name="ce4" office:value-type="date" office:date-value="2021-06-14" calcext:value-type="date">
            <text:p>2021-06-14 00:00:00</text:p>
          </table:table-cell>
          <table:table-cell office:value-type="string" calcext:value-type="string">
            <text:p>Lubricación</text:p>
          </table:table-cell>
          <table:table-cell office:value-type="float" office:value="4654.41" calcext:value-type="float">
            <text:p>4654.41</text:p>
          </table:table-cell>
          <table:table-cell office:value-type="float" office:value="7.54" calcext:value-type="float">
            <text:p>7.54</text:p>
          </table:table-cell>
          <table:table-cell office:value-type="string" calcext:value-type="string">
            <text:p>2021-06-1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.94" calcext:value-type="float">
            <text:p>2</text:p>
          </table:table-cell>
          <table:table-cell table:style-name="ce4" office:value-type="date" office:date-value="2024-01-02" calcext:value-type="date">
            <text:p>2024-01-02 00:00:00</text:p>
          </table:table-cell>
          <table:table-cell office:value-type="string" calcext:value-type="string">
            <text:p>Revisión</text:p>
          </table:table-cell>
          <table:table-cell office:value-type="float" office:value="1351.58" calcext:value-type="float">
            <text:p>1351.5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2024-01-0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8.13" calcext:value-type="float">
            <text:p>8</text:p>
          </table:table-cell>
          <table:table-cell table:style-name="ce4" office:value-type="date" office:date-value="2021-01-16" calcext:value-type="date">
            <text:p>2021-01-16 00:00:00</text:p>
          </table:table-cell>
          <table:table-cell office:value-type="string" calcext:value-type="string">
            <text:p>Revisión</text:p>
          </table:table-cell>
          <table:table-cell office:value-type="float" office:value="963.59" calcext:value-type="float">
            <text:p>963.59</text:p>
          </table:table-cell>
          <table:table-cell office:value-type="float" office:value="15.97" calcext:value-type="float">
            <text:p>15.97</text:p>
          </table:table-cell>
          <table:table-cell office:value-type="string" calcext:value-type="string">
            <text:p>2021-01-16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9.62" calcext:value-type="float">
            <text:p>10</text:p>
          </table:table-cell>
          <table:table-cell table:style-name="ce4" office:value-type="date" office:date-value="2024-01-07" calcext:value-type="date">
            <text:p>2024-01-07 00:00:00</text:p>
          </table:table-cell>
          <table:table-cell office:value-type="string" calcext:value-type="string">
            <text:p>Reemplazo parcial</text:p>
          </table:table-cell>
          <table:table-cell office:value-type="float" office:value="3297.15" calcext:value-type="float">
            <text:p>3297.15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2024-01-07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3.39" calcext:value-type="float">
            <text:p>3</text:p>
          </table:table-cell>
          <table:table-cell table:style-name="ce4" office:value-type="date" office:date-value="2023-11-21" calcext:value-type="date">
            <text:p>2023-11-21 00:00:00</text:p>
          </table:table-cell>
          <table:table-cell office:value-type="string" calcext:value-type="string">
            <text:p>Revisión</text:p>
          </table:table-cell>
          <table:table-cell office:value-type="float" office:value="1684.98" calcext:value-type="float">
            <text:p>1684.98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2023-11-21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.2" calcext:value-type="float">
            <text:p>4</text:p>
          </table:table-cell>
          <table:table-cell table:style-name="ce4" office:value-type="date" office:date-value="2021-06-12" calcext:value-type="date">
            <text:p>2021-06-12 00:00:00</text:p>
          </table:table-cell>
          <table:table-cell office:value-type="string" calcext:value-type="string">
            <text:p>Revisión</text:p>
          </table:table-cell>
          <table:table-cell office:value-type="float" office:value="4760.09" calcext:value-type="float">
            <text:p>4760.09</text:p>
          </table:table-cell>
          <table:table-cell office:value-type="float" office:value="38.43" calcext:value-type="float">
            <text:p>38.43</text:p>
          </table:table-cell>
          <table:table-cell office:value-type="string" calcext:value-type="string">
            <text:p>2021-06-12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.13" calcext:value-type="float">
            <text:p>3</text:p>
          </table:table-cell>
          <table:table-cell table:style-name="ce4" office:value-type="date" office:date-value="2021-02-21" calcext:value-type="date">
            <text:p>2021-02-21 00:00:00</text:p>
          </table:table-cell>
          <table:table-cell office:value-type="string" calcext:value-type="string">
            <text:p>Revisión</text:p>
          </table:table-cell>
          <table:table-cell office:value-type="float" office:value="2962.91" calcext:value-type="float">
            <text:p>2962.91</text:p>
          </table:table-cell>
          <table:table-cell office:value-type="float" office:value="27.92" calcext:value-type="float">
            <text:p>27.92</text:p>
          </table:table-cell>
          <table:table-cell office:value-type="string" calcext:value-type="string">
            <text:p>2021-02-21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3.61" calcext:value-type="float">
            <text:p>4</text:p>
          </table:table-cell>
          <table:table-cell table:style-name="ce4" office:value-type="date" office:date-value="2020-06-28" calcext:value-type="date">
            <text:p>2020-06-28 00:00:00</text:p>
          </table:table-cell>
          <table:table-cell office:value-type="string" calcext:value-type="string">
            <text:p>Revisión</text:p>
          </table:table-cell>
          <table:table-cell office:value-type="float" office:value="2001.89" calcext:value-type="float">
            <text:p>2001.89</text:p>
          </table:table-cell>
          <table:table-cell office:value-type="float" office:value="42.88" calcext:value-type="float">
            <text:p>42.88</text:p>
          </table:table-cell>
          <table:table-cell office:value-type="string" calcext:value-type="string">
            <text:p>2020-06-2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.86" calcext:value-type="float">
            <text:p>6</text:p>
          </table:table-cell>
          <table:table-cell table:style-name="ce4" office:value-type="date" office:date-value="2020-11-06" calcext:value-type="date">
            <text:p>2020-11-06 00:00:00</text:p>
          </table:table-cell>
          <table:table-cell office:value-type="string" calcext:value-type="string">
            <text:p>Ajuste</text:p>
          </table:table-cell>
          <table:table-cell office:value-type="float" office:value="4577.26" calcext:value-type="float">
            <text:p>4577.26</text:p>
          </table:table-cell>
          <table:table-cell office:value-type="float" office:value="47.44" calcext:value-type="float">
            <text:p>47.44</text:p>
          </table:table-cell>
          <table:table-cell office:value-type="string" calcext:value-type="string">
            <text:p>2020-11-06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6.17" calcext:value-type="float">
            <text:p>6</text:p>
          </table:table-cell>
          <table:table-cell table:style-name="ce4" office:value-type="date" office:date-value="2023-09-03" calcext:value-type="date">
            <text:p>2023-09-03 00:00:00</text:p>
          </table:table-cell>
          <table:table-cell office:value-type="string" calcext:value-type="string">
            <text:p>Revisión</text:p>
          </table:table-cell>
          <table:table-cell office:value-type="float" office:value="946.25" calcext:value-type="float">
            <text:p>946.25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2023-09-0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7.56" calcext:value-type="float">
            <text:p>8</text:p>
          </table:table-cell>
          <table:table-cell table:style-name="ce4" office:value-type="date" office:date-value="2022-09-08" calcext:value-type="date">
            <text:p>2022-09-08 00:00:00</text:p>
          </table:table-cell>
          <table:table-cell office:value-type="string" calcext:value-type="string">
            <text:p>Reemplazo parcial</text:p>
          </table:table-cell>
          <table:table-cell office:value-type="float" office:value="2293.93" calcext:value-type="float">
            <text:p>2293.93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2022-09-0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6.19" calcext:value-type="float">
            <text:p>6</text:p>
          </table:table-cell>
          <table:table-cell table:style-name="ce4" office:value-type="date" office:date-value="2024-07-06" calcext:value-type="date">
            <text:p>2024-07-06 00:00:00</text:p>
          </table:table-cell>
          <table:table-cell office:value-type="string" calcext:value-type="string">
            <text:p>Ajuste</text:p>
          </table:table-cell>
          <table:table-cell office:value-type="float" office:value="3292.9" calcext:value-type="float">
            <text:p>3292.9</text:p>
          </table:table-cell>
          <table:table-cell office:value-type="float" office:value="33.19" calcext:value-type="float">
            <text:p>33.19</text:p>
          </table:table-cell>
          <table:table-cell office:value-type="string" calcext:value-type="string">
            <text:p>2024-07-0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6.26" calcext:value-type="float">
            <text:p>6</text:p>
          </table:table-cell>
          <table:table-cell table:style-name="ce4" office:value-type="date" office:date-value="2024-10-08" calcext:value-type="date">
            <text:p>2024-10-08 00:00:00</text:p>
          </table:table-cell>
          <table:table-cell office:value-type="string" calcext:value-type="string">
            <text:p>Revisión</text:p>
          </table:table-cell>
          <table:table-cell office:value-type="float" office:value="3153.24" calcext:value-type="float">
            <text:p>3153.24</text:p>
          </table:table-cell>
          <table:table-cell office:value-type="float" office:value="20.69" calcext:value-type="float">
            <text:p>20.69</text:p>
          </table:table-cell>
          <table:table-cell office:value-type="string" calcext:value-type="string">
            <text:p>2024-10-08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5.13" calcext:value-type="float">
            <text:p>5</text:p>
          </table:table-cell>
          <table:table-cell table:style-name="ce4" office:value-type="date" office:date-value="2022-03-31" calcext:value-type="date">
            <text:p>2022-03-31 00:00:00</text:p>
          </table:table-cell>
          <table:table-cell office:value-type="string" calcext:value-type="string">
            <text:p>Reemplazo parcial</text:p>
          </table:table-cell>
          <table:table-cell office:value-type="float" office:value="3287.49" calcext:value-type="float">
            <text:p>3287.49</text:p>
          </table:table-cell>
          <table:table-cell office:value-type="float" office:value="26.64" calcext:value-type="float">
            <text:p>26.64</text:p>
          </table:table-cell>
          <table:table-cell office:value-type="string" calcext:value-type="string">
            <text:p>2022-03-3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.25" calcext:value-type="float">
            <text:p>1</text:p>
          </table:table-cell>
          <table:table-cell table:style-name="ce4" office:value-type="date" office:date-value="2024-12-27" calcext:value-type="date">
            <text:p>2024-12-27 00:00:00</text:p>
          </table:table-cell>
          <table:table-cell office:value-type="string" calcext:value-type="string">
            <text:p>Ajuste</text:p>
          </table:table-cell>
          <table:table-cell office:value-type="float" office:value="719.73" calcext:value-type="float">
            <text:p>719.73</text:p>
          </table:table-cell>
          <table:table-cell office:value-type="float" office:value="26.53" calcext:value-type="float">
            <text:p>26.53</text:p>
          </table:table-cell>
          <table:table-cell office:value-type="string" calcext:value-type="string">
            <text:p>2024-12-2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.21" calcext:value-type="float">
            <text:p>7</text:p>
          </table:table-cell>
          <table:table-cell table:style-name="ce4" office:value-type="date" office:date-value="2022-05-15" calcext:value-type="date">
            <text:p>2022-05-15 00:00:00</text:p>
          </table:table-cell>
          <table:table-cell office:value-type="string" calcext:value-type="string">
            <text:p>Lubricación</text:p>
          </table:table-cell>
          <table:table-cell office:value-type="float" office:value="1449.48" calcext:value-type="float">
            <text:p>1449.48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2022-05-1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8.87" calcext:value-type="float">
            <text:p>9</text:p>
          </table:table-cell>
          <table:table-cell table:style-name="ce4" office:value-type="date" office:date-value="2020-06-28" calcext:value-type="date">
            <text:p>2020-06-28 00:00:00</text:p>
          </table:table-cell>
          <table:table-cell office:value-type="string" calcext:value-type="string">
            <text:p>Revisión</text:p>
          </table:table-cell>
          <table:table-cell office:value-type="float" office:value="1198.5" calcext:value-type="float">
            <text:p>1198.5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2020-06-28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6.45" calcext:value-type="float">
            <text:p>6</text:p>
          </table:table-cell>
          <table:table-cell table:style-name="ce4" office:value-type="date" office:date-value="2022-05-31" calcext:value-type="date">
            <text:p>2022-05-31 00:00:00</text:p>
          </table:table-cell>
          <table:table-cell office:value-type="string" calcext:value-type="string">
            <text:p>Reemplazo parcial</text:p>
          </table:table-cell>
          <table:table-cell office:value-type="float" office:value="3543.18" calcext:value-type="float">
            <text:p>3543.18</text:p>
          </table:table-cell>
          <table:table-cell office:value-type="float" office:value="14.52" calcext:value-type="float">
            <text:p>14.52</text:p>
          </table:table-cell>
          <table:table-cell office:value-type="string" calcext:value-type="string">
            <text:p>2022-05-31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9.15" calcext:value-type="float">
            <text:p>9</text:p>
          </table:table-cell>
          <table:table-cell table:style-name="ce4" office:value-type="date" office:date-value="2023-12-12" calcext:value-type="date">
            <text:p>2023-12-12 00:00:00</text:p>
          </table:table-cell>
          <table:table-cell office:value-type="string" calcext:value-type="string">
            <text:p>Revisión</text:p>
          </table:table-cell>
          <table:table-cell office:value-type="float" office:value="3227.11" calcext:value-type="float">
            <text:p>3227.11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2023-12-1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9.76" calcext:value-type="float">
            <text:p>10</text:p>
          </table:table-cell>
          <table:table-cell table:style-name="ce4" office:value-type="date" office:date-value="2024-04-25" calcext:value-type="date">
            <text:p>2024-04-25 00:00:00</text:p>
          </table:table-cell>
          <table:table-cell office:value-type="string" calcext:value-type="string">
            <text:p>Lubricación</text:p>
          </table:table-cell>
          <table:table-cell office:value-type="float" office:value="2473.46" calcext:value-type="float">
            <text:p>2473.46</text:p>
          </table:table-cell>
          <table:table-cell office:value-type="float" office:value="27.29" calcext:value-type="float">
            <text:p>27.29</text:p>
          </table:table-cell>
          <table:table-cell office:value-type="string" calcext:value-type="string">
            <text:p>2024-04-2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.76" calcext:value-type="float">
            <text:p>2</text:p>
          </table:table-cell>
          <table:table-cell table:style-name="ce4" office:value-type="date" office:date-value="2020-06-08" calcext:value-type="date">
            <text:p>2020-06-08 00:00:00</text:p>
          </table:table-cell>
          <table:table-cell office:value-type="string" calcext:value-type="string">
            <text:p>Reemplazo parcial</text:p>
          </table:table-cell>
          <table:table-cell office:value-type="float" office:value="4082.61" calcext:value-type="float">
            <text:p>4082.61</text:p>
          </table:table-cell>
          <table:table-cell office:value-type="float" office:value="35.14" calcext:value-type="float">
            <text:p>35.14</text:p>
          </table:table-cell>
          <table:table-cell office:value-type="string" calcext:value-type="string">
            <text:p>2020-06-0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.55" calcext:value-type="float">
            <text:p>7</text:p>
          </table:table-cell>
          <table:table-cell table:style-name="ce4" office:value-type="date" office:date-value="2021-08-13" calcext:value-type="date">
            <text:p>2021-08-13 00:00:00</text:p>
          </table:table-cell>
          <table:table-cell office:value-type="string" calcext:value-type="string">
            <text:p>Ajuste</text:p>
          </table:table-cell>
          <table:table-cell office:value-type="float" office:value="3025.75" calcext:value-type="float">
            <text:p>3025.75</text:p>
          </table:table-cell>
          <table:table-cell office:value-type="float" office:value="32.16" calcext:value-type="float">
            <text:p>32.16</text:p>
          </table:table-cell>
          <table:table-cell office:value-type="string" calcext:value-type="string">
            <text:p>2021-08-1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.69" calcext:value-type="float">
            <text:p>7</text:p>
          </table:table-cell>
          <table:table-cell table:style-name="ce4" office:value-type="date" office:date-value="2025-01-14" calcext:value-type="date">
            <text:p>2025-01-14 00:00:00</text:p>
          </table:table-cell>
          <table:table-cell office:value-type="string" calcext:value-type="string">
            <text:p>Revisión</text:p>
          </table:table-cell>
          <table:table-cell office:value-type="float" office:value="3792.28" calcext:value-type="float">
            <text:p>3792.28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2025-01-1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.65" calcext:value-type="float">
            <text:p>3</text:p>
          </table:table-cell>
          <table:table-cell table:style-name="ce4" office:value-type="date" office:date-value="2020-04-13" calcext:value-type="date">
            <text:p>2020-04-13 00:00:00</text:p>
          </table:table-cell>
          <table:table-cell office:value-type="string" calcext:value-type="string">
            <text:p>Ajuste</text:p>
          </table:table-cell>
          <table:table-cell office:value-type="float" office:value="3820.58" calcext:value-type="float">
            <text:p>3820.58</text:p>
          </table:table-cell>
          <table:table-cell office:value-type="float" office:value="9.19" calcext:value-type="float">
            <text:p>9.19</text:p>
          </table:table-cell>
          <table:table-cell office:value-type="string" calcext:value-type="string">
            <text:p>2020-04-1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3.15" calcext:value-type="float">
            <text:p>3</text:p>
          </table:table-cell>
          <table:table-cell table:style-name="ce4" office:value-type="date" office:date-value="2020-10-13" calcext:value-type="date">
            <text:p>2020-10-13 00:00:00</text:p>
          </table:table-cell>
          <table:table-cell office:value-type="string" calcext:value-type="string">
            <text:p>Lubricación</text:p>
          </table:table-cell>
          <table:table-cell office:value-type="float" office:value="4948.17" calcext:value-type="float">
            <text:p>4948.17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2020-10-1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.06" calcext:value-type="float">
            <text:p>2</text:p>
          </table:table-cell>
          <table:table-cell table:style-name="ce4" office:value-type="date" office:date-value="2021-12-15" calcext:value-type="date">
            <text:p>2021-12-15 00:00:00</text:p>
          </table:table-cell>
          <table:table-cell office:value-type="string" calcext:value-type="string">
            <text:p>Revisión</text:p>
          </table:table-cell>
          <table:table-cell office:value-type="float" office:value="3433.11" calcext:value-type="float">
            <text:p>3433.1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021-12-15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7.1" calcext:value-type="float">
            <text:p>7</text:p>
          </table:table-cell>
          <table:table-cell table:style-name="ce4" office:value-type="date" office:date-value="2020-07-31" calcext:value-type="date">
            <text:p>2020-07-31 00:00:00</text:p>
          </table:table-cell>
          <table:table-cell office:value-type="string" calcext:value-type="string">
            <text:p>Revisión</text:p>
          </table:table-cell>
          <table:table-cell office:value-type="float" office:value="699.21" calcext:value-type="float">
            <text:p>699.21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2020-07-31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4.16" calcext:value-type="float">
            <text:p>4</text:p>
          </table:table-cell>
          <table:table-cell table:style-name="ce4" office:value-type="date" office:date-value="2024-04-15" calcext:value-type="date">
            <text:p>2024-04-15 00:00:00</text:p>
          </table:table-cell>
          <table:table-cell office:value-type="string" calcext:value-type="string">
            <text:p>Lubricación</text:p>
          </table:table-cell>
          <table:table-cell office:value-type="float" office:value="2896.33" calcext:value-type="float">
            <text:p>2896.33</text:p>
          </table:table-cell>
          <table:table-cell office:value-type="float" office:value="35.57" calcext:value-type="float">
            <text:p>35.57</text:p>
          </table:table-cell>
          <table:table-cell office:value-type="string" calcext:value-type="string">
            <text:p>2024-04-15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22-11-28" calcext:value-type="date">
            <text:p>2022-11-28 00:00:00</text:p>
          </table:table-cell>
          <table:table-cell office:value-type="string" calcext:value-type="string">
            <text:p>Reemplazo parcial</text:p>
          </table:table-cell>
          <table:table-cell office:value-type="float" office:value="4346.23" calcext:value-type="float">
            <text:p>4346.23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2022-11-28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.63" calcext:value-type="float">
            <text:p>2</text:p>
          </table:table-cell>
          <table:table-cell table:style-name="ce4" office:value-type="date" office:date-value="2020-09-09" calcext:value-type="date">
            <text:p>2020-09-09 00:00:00</text:p>
          </table:table-cell>
          <table:table-cell office:value-type="string" calcext:value-type="string">
            <text:p>Reemplazo parcial</text:p>
          </table:table-cell>
          <table:table-cell office:value-type="float" office:value="2960.42" calcext:value-type="float">
            <text:p>2960.42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2020-09-09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2.98" calcext:value-type="float">
            <text:p>3</text:p>
          </table:table-cell>
          <table:table-cell table:style-name="ce4" office:value-type="date" office:date-value="2022-11-16" calcext:value-type="date">
            <text:p>2022-11-16 00:00:00</text:p>
          </table:table-cell>
          <table:table-cell office:value-type="string" calcext:value-type="string">
            <text:p>Lubricación</text:p>
          </table:table-cell>
          <table:table-cell office:value-type="float" office:value="1051.58" calcext:value-type="float">
            <text:p>1051.58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2022-11-16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.3" calcext:value-type="float">
            <text:p>2</text:p>
          </table:table-cell>
          <table:table-cell table:style-name="ce4" office:value-type="date" office:date-value="2022-07-03" calcext:value-type="date">
            <text:p>2022-07-03 00:00:00</text:p>
          </table:table-cell>
          <table:table-cell office:value-type="string" calcext:value-type="string">
            <text:p>Revisión</text:p>
          </table:table-cell>
          <table:table-cell office:value-type="float" office:value="2980.48" calcext:value-type="float">
            <text:p>2980.48</text:p>
          </table:table-cell>
          <table:table-cell office:value-type="float" office:value="17.52" calcext:value-type="float">
            <text:p>17.52</text:p>
          </table:table-cell>
          <table:table-cell office:value-type="string" calcext:value-type="string">
            <text:p>2022-07-03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8.86" calcext:value-type="float">
            <text:p>9</text:p>
          </table:table-cell>
          <table:table-cell table:style-name="ce4" office:value-type="date" office:date-value="2022-02-19" calcext:value-type="date">
            <text:p>2022-02-19 00:00:00</text:p>
          </table:table-cell>
          <table:table-cell office:value-type="string" calcext:value-type="string">
            <text:p>Lubricación</text:p>
          </table:table-cell>
          <table:table-cell office:value-type="float" office:value="1045.33" calcext:value-type="float">
            <text:p>1045.33</text:p>
          </table:table-cell>
          <table:table-cell office:value-type="float" office:value="36.44" calcext:value-type="float">
            <text:p>36.44</text:p>
          </table:table-cell>
          <table:table-cell office:value-type="string" calcext:value-type="string">
            <text:p>2022-02-19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8.84" calcext:value-type="float">
            <text:p>9</text:p>
          </table:table-cell>
          <table:table-cell table:style-name="ce4" office:value-type="date" office:date-value="2020-08-24" calcext:value-type="date">
            <text:p>2020-08-24 00:00:00</text:p>
          </table:table-cell>
          <table:table-cell office:value-type="string" calcext:value-type="string">
            <text:p>Ajuste</text:p>
          </table:table-cell>
          <table:table-cell office:value-type="float" office:value="4232.15" calcext:value-type="float">
            <text:p>4232.15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2020-08-24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5.53" calcext:value-type="float">
            <text:p>6</text:p>
          </table:table-cell>
          <table:table-cell table:style-name="ce4" office:value-type="date" office:date-value="2020-05-12" calcext:value-type="date">
            <text:p>2020-05-12 00:00:00</text:p>
          </table:table-cell>
          <table:table-cell office:value-type="string" calcext:value-type="string">
            <text:p>Ajuste</text:p>
          </table:table-cell>
          <table:table-cell office:value-type="float" office:value="2408.92" calcext:value-type="float">
            <text:p>2408.92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2020-05-12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8.3" calcext:value-type="float">
            <text:p>8</text:p>
          </table:table-cell>
          <table:table-cell table:style-name="ce4" office:value-type="date" office:date-value="2023-03-02" calcext:value-type="date">
            <text:p>2023-03-02 00:00:00</text:p>
          </table:table-cell>
          <table:table-cell office:value-type="string" calcext:value-type="string">
            <text:p>Lubricación</text:p>
          </table:table-cell>
          <table:table-cell office:value-type="float" office:value="3139.39" calcext:value-type="float">
            <text:p>3139.39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2023-03-02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4.7" calcext:value-type="float">
            <text:p>5</text:p>
          </table:table-cell>
          <table:table-cell table:style-name="ce4" office:value-type="date" office:date-value="2024-12-07" calcext:value-type="date">
            <text:p>2024-12-07 00:00:00</text:p>
          </table:table-cell>
          <table:table-cell office:value-type="string" calcext:value-type="string">
            <text:p>Ajuste</text:p>
          </table:table-cell>
          <table:table-cell office:value-type="float" office:value="2673.86" calcext:value-type="float">
            <text:p>2673.86</text:p>
          </table:table-cell>
          <table:table-cell office:value-type="float" office:value="25.97" calcext:value-type="float">
            <text:p>25.97</text:p>
          </table:table-cell>
          <table:table-cell office:value-type="string" calcext:value-type="string">
            <text:p>2024-12-07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6.63" calcext:value-type="float">
            <text:p>7</text:p>
          </table:table-cell>
          <table:table-cell table:style-name="ce4" office:value-type="date" office:date-value="2022-11-05" calcext:value-type="date">
            <text:p>2022-11-05 00:00:00</text:p>
          </table:table-cell>
          <table:table-cell office:value-type="string" calcext:value-type="string">
            <text:p>Reemplazo parcial</text:p>
          </table:table-cell>
          <table:table-cell office:value-type="float" office:value="2371.6" calcext:value-type="float">
            <text:p>2371.6</text:p>
          </table:table-cell>
          <table:table-cell office:value-type="float" office:value="39.65" calcext:value-type="float">
            <text:p>39.65</text:p>
          </table:table-cell>
          <table:table-cell office:value-type="string" calcext:value-type="string">
            <text:p>2022-11-05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.88" calcext:value-type="float">
            <text:p>2</text:p>
          </table:table-cell>
          <table:table-cell table:style-name="ce4" office:value-type="date" office:date-value="2023-12-17" calcext:value-type="date">
            <text:p>2023-12-17 00:00:00</text:p>
          </table:table-cell>
          <table:table-cell office:value-type="string" calcext:value-type="string">
            <text:p>Revisión</text:p>
          </table:table-cell>
          <table:table-cell office:value-type="float" office:value="1152.78" calcext:value-type="float">
            <text:p>1152.78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2023-12-17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.38" calcext:value-type="float">
            <text:p>1</text:p>
          </table:table-cell>
          <table:table-cell table:style-name="ce4" office:value-type="date" office:date-value="2024-06-28" calcext:value-type="date">
            <text:p>2024-06-28 00:00:00</text:p>
          </table:table-cell>
          <table:table-cell office:value-type="string" calcext:value-type="string">
            <text:p>Revisión</text:p>
          </table:table-cell>
          <table:table-cell office:value-type="float" office:value="3705.55" calcext:value-type="float">
            <text:p>3705.55</text:p>
          </table:table-cell>
          <table:table-cell office:value-type="float" office:value="20.49" calcext:value-type="float">
            <text:p>20.49</text:p>
          </table:table-cell>
          <table:table-cell office:value-type="string" calcext:value-type="string">
            <text:p>2024-06-28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7.72" calcext:value-type="float">
            <text:p>8</text:p>
          </table:table-cell>
          <table:table-cell table:style-name="ce4" office:value-type="date" office:date-value="2023-03-12" calcext:value-type="date">
            <text:p>2023-03-12 00:00:00</text:p>
          </table:table-cell>
          <table:table-cell office:value-type="string" calcext:value-type="string">
            <text:p>Lubricación</text:p>
          </table:table-cell>
          <table:table-cell office:value-type="float" office:value="3403.55" calcext:value-type="float">
            <text:p>3403.55</text:p>
          </table:table-cell>
          <table:table-cell office:value-type="float" office:value="24.87" calcext:value-type="float">
            <text:p>24.87</text:p>
          </table:table-cell>
          <table:table-cell office:value-type="string" calcext:value-type="string">
            <text:p>2023-03-12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5.9" calcext:value-type="float">
            <text:p>6</text:p>
          </table:table-cell>
          <table:table-cell table:style-name="ce4" office:value-type="date" office:date-value="2024-12-09" calcext:value-type="date">
            <text:p>2024-12-09 00:00:00</text:p>
          </table:table-cell>
          <table:table-cell office:value-type="string" calcext:value-type="string">
            <text:p>Lubricación</text:p>
          </table:table-cell>
          <table:table-cell office:value-type="float" office:value="1986.62" calcext:value-type="float">
            <text:p>1986.62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2024-12-09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.79" calcext:value-type="float">
            <text:p>3</text:p>
          </table:table-cell>
          <table:table-cell table:style-name="ce4" office:value-type="date" office:date-value="2021-07-30" calcext:value-type="date">
            <text:p>2021-07-30 00:00:00</text:p>
          </table:table-cell>
          <table:table-cell office:value-type="string" calcext:value-type="string">
            <text:p>Ajuste</text:p>
          </table:table-cell>
          <table:table-cell office:value-type="float" office:value="2554" calcext:value-type="float">
            <text:p>2554</text:p>
          </table:table-cell>
          <table:table-cell office:value-type="float" office:value="31.12" calcext:value-type="float">
            <text:p>31.12</text:p>
          </table:table-cell>
          <table:table-cell office:value-type="string" calcext:value-type="string">
            <text:p>2021-07-3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.34" calcext:value-type="float">
            <text:p>9</text:p>
          </table:table-cell>
          <table:table-cell table:style-name="ce4" office:value-type="date" office:date-value="2023-10-09" calcext:value-type="date">
            <text:p>2023-10-09 00:00:00</text:p>
          </table:table-cell>
          <table:table-cell office:value-type="string" calcext:value-type="string">
            <text:p>Reemplazo parcial</text:p>
          </table:table-cell>
          <table:table-cell office:value-type="float" office:value="3033.36" calcext:value-type="float">
            <text:p>3033.36</text:p>
          </table:table-cell>
          <table:table-cell office:value-type="float" office:value="13.73" calcext:value-type="float">
            <text:p>13.73</text:p>
          </table:table-cell>
          <table:table-cell office:value-type="string" calcext:value-type="string">
            <text:p>2023-10-09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6.06" calcext:value-type="float">
            <text:p>6</text:p>
          </table:table-cell>
          <table:table-cell table:style-name="ce4" office:value-type="date" office:date-value="2024-12-16" calcext:value-type="date">
            <text:p>2024-12-16 00:00:00</text:p>
          </table:table-cell>
          <table:table-cell office:value-type="string" calcext:value-type="string">
            <text:p>Reemplazo parcial</text:p>
          </table:table-cell>
          <table:table-cell office:value-type="float" office:value="3097.31" calcext:value-type="float">
            <text:p>3097.31</text:p>
          </table:table-cell>
          <table:table-cell office:value-type="float" office:value="15.89" calcext:value-type="float">
            <text:p>15.89</text:p>
          </table:table-cell>
          <table:table-cell office:value-type="string" calcext:value-type="string">
            <text:p>2024-12-16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.47" calcext:value-type="float">
            <text:p>4</text:p>
          </table:table-cell>
          <table:table-cell table:style-name="ce4" office:value-type="date" office:date-value="2021-10-18" calcext:value-type="date">
            <text:p>2021-10-18 00:00:00</text:p>
          </table:table-cell>
          <table:table-cell office:value-type="string" calcext:value-type="string">
            <text:p>Ajuste</text:p>
          </table:table-cell>
          <table:table-cell office:value-type="float" office:value="2108.57" calcext:value-type="float">
            <text:p>2108.57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2021-10-18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4.69" calcext:value-type="float">
            <text:p>5</text:p>
          </table:table-cell>
          <table:table-cell table:style-name="ce4" office:value-type="date" office:date-value="2021-01-14" calcext:value-type="date">
            <text:p>2021-01-14 00:00:00</text:p>
          </table:table-cell>
          <table:table-cell office:value-type="string" calcext:value-type="string">
            <text:p>Ajuste</text:p>
          </table:table-cell>
          <table:table-cell office:value-type="float" office:value="1251.65" calcext:value-type="float">
            <text:p>1251.65</text:p>
          </table:table-cell>
          <table:table-cell office:value-type="float" office:value="40.07" calcext:value-type="float">
            <text:p>40.07</text:p>
          </table:table-cell>
          <table:table-cell office:value-type="string" calcext:value-type="string">
            <text:p>2021-01-14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.45" calcext:value-type="float">
            <text:p>4</text:p>
          </table:table-cell>
          <table:table-cell table:style-name="ce4" office:value-type="date" office:date-value="2021-05-16" calcext:value-type="date">
            <text:p>2021-05-16 00:00:00</text:p>
          </table:table-cell>
          <table:table-cell office:value-type="string" calcext:value-type="string">
            <text:p>Ajuste</text:p>
          </table:table-cell>
          <table:table-cell office:value-type="float" office:value="1452.92" calcext:value-type="float">
            <text:p>1452.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1-05-16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5.73" calcext:value-type="float">
            <text:p>6</text:p>
          </table:table-cell>
          <table:table-cell table:style-name="ce4" office:value-type="date" office:date-value="2020-11-04" calcext:value-type="date">
            <text:p>2020-11-04 00:00:00</text:p>
          </table:table-cell>
          <table:table-cell office:value-type="string" calcext:value-type="string">
            <text:p>Lubricación</text:p>
          </table:table-cell>
          <table:table-cell office:value-type="float" office:value="660.56" calcext:value-type="float">
            <text:p>660.56</text:p>
          </table:table-cell>
          <table:table-cell office:value-type="float" office:value="13.11" calcext:value-type="float">
            <text:p>13.11</text:p>
          </table:table-cell>
          <table:table-cell office:value-type="string" calcext:value-type="string">
            <text:p>2020-11-04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9.15" calcext:value-type="float">
            <text:p>9</text:p>
          </table:table-cell>
          <table:table-cell table:style-name="ce4" office:value-type="date" office:date-value="2021-05-28" calcext:value-type="date">
            <text:p>2021-05-28 00:00:00</text:p>
          </table:table-cell>
          <table:table-cell office:value-type="string" calcext:value-type="string">
            <text:p>Reemplazo parcial</text:p>
          </table:table-cell>
          <table:table-cell office:value-type="float" office:value="3011.21" calcext:value-type="float">
            <text:p>3011.21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2021-05-28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.89" calcext:value-type="float">
            <text:p>3</text:p>
          </table:table-cell>
          <table:table-cell table:style-name="ce4" office:value-type="date" office:date-value="2023-04-06" calcext:value-type="date">
            <text:p>2023-04-06 00:00:00</text:p>
          </table:table-cell>
          <table:table-cell office:value-type="string" calcext:value-type="string">
            <text:p>Reemplazo parcial</text:p>
          </table:table-cell>
          <table:table-cell office:value-type="float" office:value="2092.79" calcext:value-type="float">
            <text:p>2092.79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2023-04-06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9.11" calcext:value-type="float">
            <text:p>9</text:p>
          </table:table-cell>
          <table:table-cell table:style-name="ce4" office:value-type="date" office:date-value="2020-11-23" calcext:value-type="date">
            <text:p>2020-11-23 00:00:00</text:p>
          </table:table-cell>
          <table:table-cell office:value-type="string" calcext:value-type="string">
            <text:p>Ajuste</text:p>
          </table:table-cell>
          <table:table-cell office:value-type="float" office:value="3280.79" calcext:value-type="float">
            <text:p>3280.79</text:p>
          </table:table-cell>
          <table:table-cell office:value-type="float" office:value="12.07" calcext:value-type="float">
            <text:p>12.07</text:p>
          </table:table-cell>
          <table:table-cell office:value-type="string" calcext:value-type="string">
            <text:p>2020-11-23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.94" calcext:value-type="float">
            <text:p>5</text:p>
          </table:table-cell>
          <table:table-cell table:style-name="ce4" office:value-type="date" office:date-value="2020-06-01" calcext:value-type="date">
            <text:p>2020-06-01 00:00:00</text:p>
          </table:table-cell>
          <table:table-cell office:value-type="string" calcext:value-type="string">
            <text:p>Reemplazo parcial</text:p>
          </table:table-cell>
          <table:table-cell office:value-type="float" office:value="4617.03" calcext:value-type="float">
            <text:p>4617.03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2020-06-0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7.18" calcext:value-type="float">
            <text:p>7</text:p>
          </table:table-cell>
          <table:table-cell table:style-name="ce4" office:value-type="date" office:date-value="2023-07-22" calcext:value-type="date">
            <text:p>2023-07-22 00:00:00</text:p>
          </table:table-cell>
          <table:table-cell office:value-type="string" calcext:value-type="string">
            <text:p>Ajuste</text:p>
          </table:table-cell>
          <table:table-cell office:value-type="float" office:value="703.79" calcext:value-type="float">
            <text:p>703.79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2023-07-22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8.51" calcext:value-type="float">
            <text:p>9</text:p>
          </table:table-cell>
          <table:table-cell table:style-name="ce4" office:value-type="date" office:date-value="2022-01-10" calcext:value-type="date">
            <text:p>2022-01-10 00:00:00</text:p>
          </table:table-cell>
          <table:table-cell office:value-type="string" calcext:value-type="string">
            <text:p>Ajuste</text:p>
          </table:table-cell>
          <table:table-cell office:value-type="float" office:value="3703.26" calcext:value-type="float">
            <text:p>3703.26</text:p>
          </table:table-cell>
          <table:table-cell office:value-type="float" office:value="36.83" calcext:value-type="float">
            <text:p>36.83</text:p>
          </table:table-cell>
          <table:table-cell office:value-type="string" calcext:value-type="string">
            <text:p>2022-01-10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7.16" calcext:value-type="float">
            <text:p>7</text:p>
          </table:table-cell>
          <table:table-cell table:style-name="ce4" office:value-type="date" office:date-value="2025-03-01" calcext:value-type="date">
            <text:p>2025-03-01 00:00:00</text:p>
          </table:table-cell>
          <table:table-cell office:value-type="string" calcext:value-type="string">
            <text:p>Ajuste</text:p>
          </table:table-cell>
          <table:table-cell office:value-type="float" office:value="3734.82" calcext:value-type="float">
            <text:p>3734.82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2025-03-01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.98" calcext:value-type="float">
            <text:p>2</text:p>
          </table:table-cell>
          <table:table-cell table:style-name="ce4" office:value-type="date" office:date-value="2022-11-01" calcext:value-type="date">
            <text:p>2022-11-01 00:00:00</text:p>
          </table:table-cell>
          <table:table-cell office:value-type="string" calcext:value-type="string">
            <text:p>Revisión</text:p>
          </table:table-cell>
          <table:table-cell office:value-type="float" office:value="2995.75" calcext:value-type="float">
            <text:p>2995.75</text:p>
          </table:table-cell>
          <table:table-cell office:value-type="float" office:value="27.44" calcext:value-type="float">
            <text:p>27.44</text:p>
          </table:table-cell>
          <table:table-cell office:value-type="string" calcext:value-type="string">
            <text:p>2022-11-01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9.68" calcext:value-type="float">
            <text:p>10</text:p>
          </table:table-cell>
          <table:table-cell table:style-name="ce4" office:value-type="date" office:date-value="2024-05-03" calcext:value-type="date">
            <text:p>2024-05-03 00:00:00</text:p>
          </table:table-cell>
          <table:table-cell office:value-type="string" calcext:value-type="string">
            <text:p>Lubricación</text:p>
          </table:table-cell>
          <table:table-cell office:value-type="float" office:value="4489.19" calcext:value-type="float">
            <text:p>4489.19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2024-05-03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2.42" calcext:value-type="float">
            <text:p>2</text:p>
          </table:table-cell>
          <table:table-cell table:style-name="ce4" office:value-type="date" office:date-value="2021-02-21" calcext:value-type="date">
            <text:p>2021-02-21 00:00:00</text:p>
          </table:table-cell>
          <table:table-cell office:value-type="string" calcext:value-type="string">
            <text:p>Revisión</text:p>
          </table:table-cell>
          <table:table-cell office:value-type="float" office:value="2745.48" calcext:value-type="float">
            <text:p>2745.48</text:p>
          </table:table-cell>
          <table:table-cell office:value-type="float" office:value="44.71" calcext:value-type="float">
            <text:p>44.71</text:p>
          </table:table-cell>
          <table:table-cell office:value-type="string" calcext:value-type="string">
            <text:p>2021-02-21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4.8" calcext:value-type="float">
            <text:p>5</text:p>
          </table:table-cell>
          <table:table-cell table:style-name="ce4" office:value-type="date" office:date-value="2021-06-19" calcext:value-type="date">
            <text:p>2021-06-19 00:00:00</text:p>
          </table:table-cell>
          <table:table-cell office:value-type="string" calcext:value-type="string">
            <text:p>Reemplazo parcial</text:p>
          </table:table-cell>
          <table:table-cell office:value-type="float" office:value="1394.28" calcext:value-type="float">
            <text:p>1394.28</text:p>
          </table:table-cell>
          <table:table-cell office:value-type="float" office:value="44.24" calcext:value-type="float">
            <text:p>44.24</text:p>
          </table:table-cell>
          <table:table-cell office:value-type="string" calcext:value-type="string">
            <text:p>2021-06-19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2.03" calcext:value-type="float">
            <text:p>2</text:p>
          </table:table-cell>
          <table:table-cell table:style-name="ce4" office:value-type="date" office:date-value="2022-06-22" calcext:value-type="date">
            <text:p>2022-06-22 00:00:00</text:p>
          </table:table-cell>
          <table:table-cell office:value-type="string" calcext:value-type="string">
            <text:p>Revisión</text:p>
          </table:table-cell>
          <table:table-cell office:value-type="float" office:value="2085.52" calcext:value-type="float">
            <text:p>2085.52</text:p>
          </table:table-cell>
          <table:table-cell office:value-type="float" office:value="38.56" calcext:value-type="float">
            <text:p>38.56</text:p>
          </table:table-cell>
          <table:table-cell office:value-type="string" calcext:value-type="string">
            <text:p>2022-06-22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3.35" calcext:value-type="float">
            <text:p>3</text:p>
          </table:table-cell>
          <table:table-cell table:style-name="ce4" office:value-type="date" office:date-value="2023-11-03" calcext:value-type="date">
            <text:p>2023-11-03 00:00:00</text:p>
          </table:table-cell>
          <table:table-cell office:value-type="string" calcext:value-type="string">
            <text:p>Ajuste</text:p>
          </table:table-cell>
          <table:table-cell office:value-type="float" office:value="2194.59" calcext:value-type="float">
            <text:p>2194.59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2023-11-03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5</text:p>
          </table:table-cell>
          <table:table-cell table:style-name="ce4" office:value-type="date" office:date-value="2021-01-17" calcext:value-type="date">
            <text:p>2021-01-17 00:00:00</text:p>
          </table:table-cell>
          <table:table-cell office:value-type="string" calcext:value-type="string">
            <text:p>Revisión</text:p>
          </table:table-cell>
          <table:table-cell office:value-type="float" office:value="1729.93" calcext:value-type="float">
            <text:p>1729.93</text:p>
          </table:table-cell>
          <table:table-cell office:value-type="float" office:value="43.27" calcext:value-type="float">
            <text:p>43.27</text:p>
          </table:table-cell>
          <table:table-cell office:value-type="string" calcext:value-type="string">
            <text:p>2021-01-17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8.03" calcext:value-type="float">
            <text:p>8</text:p>
          </table:table-cell>
          <table:table-cell table:style-name="ce4" office:value-type="date" office:date-value="2020-04-11" calcext:value-type="date">
            <text:p>2020-04-11 00:00:00</text:p>
          </table:table-cell>
          <table:table-cell office:value-type="string" calcext:value-type="string">
            <text:p>Ajuste</text:p>
          </table:table-cell>
          <table:table-cell office:value-type="float" office:value="4608.95" calcext:value-type="float">
            <text:p>4608.95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2020-04-11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3.17" calcext:value-type="float">
            <text:p>3</text:p>
          </table:table-cell>
          <table:table-cell table:style-name="ce4" office:value-type="date" office:date-value="2024-08-29" calcext:value-type="date">
            <text:p>2024-08-29 00:00:00</text:p>
          </table:table-cell>
          <table:table-cell office:value-type="string" calcext:value-type="string">
            <text:p>Reemplazo parcial</text:p>
          </table:table-cell>
          <table:table-cell office:value-type="float" office:value="2961.46" calcext:value-type="float">
            <text:p>2961.46</text:p>
          </table:table-cell>
          <table:table-cell office:value-type="float" office:value="30.21" calcext:value-type="float">
            <text:p>30.21</text:p>
          </table:table-cell>
          <table:table-cell office:value-type="string" calcext:value-type="string">
            <text:p>2024-08-29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5.37" calcext:value-type="float">
            <text:p>5</text:p>
          </table:table-cell>
          <table:table-cell table:style-name="ce4" office:value-type="date" office:date-value="2022-04-19" calcext:value-type="date">
            <text:p>2022-04-19 00:00:00</text:p>
          </table:table-cell>
          <table:table-cell office:value-type="string" calcext:value-type="string">
            <text:p>Revisión</text:p>
          </table:table-cell>
          <table:table-cell office:value-type="float" office:value="4304.54" calcext:value-type="float">
            <text:p>4304.54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2022-04-19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8.69" calcext:value-type="float">
            <text:p>9</text:p>
          </table:table-cell>
          <table:table-cell table:style-name="ce4" office:value-type="date" office:date-value="2020-08-30" calcext:value-type="date">
            <text:p>2020-08-30 00:00:00</text:p>
          </table:table-cell>
          <table:table-cell office:value-type="string" calcext:value-type="string">
            <text:p>Reemplazo parcial</text:p>
          </table:table-cell>
          <table:table-cell office:value-type="float" office:value="4463.85" calcext:value-type="float">
            <text:p>4463.85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2020-08-3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2.99" calcext:value-type="float">
            <text:p>3</text:p>
          </table:table-cell>
          <table:table-cell table:style-name="ce4" office:value-type="date" office:date-value="2024-12-07" calcext:value-type="date">
            <text:p>2024-12-07 00:00:00</text:p>
          </table:table-cell>
          <table:table-cell office:value-type="string" calcext:value-type="string">
            <text:p>Ajuste</text:p>
          </table:table-cell>
          <table:table-cell office:value-type="float" office:value="3847.7" calcext:value-type="float">
            <text:p>3847.7</text:p>
          </table:table-cell>
          <table:table-cell office:value-type="float" office:value="30.98" calcext:value-type="float">
            <text:p>30.98</text:p>
          </table:table-cell>
          <table:table-cell office:value-type="string" calcext:value-type="string">
            <text:p>2024-12-07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4.59" calcext:value-type="float">
            <text:p>5</text:p>
          </table:table-cell>
          <table:table-cell table:style-name="ce4" office:value-type="date" office:date-value="2020-10-07" calcext:value-type="date">
            <text:p>2020-10-07 00:00:00</text:p>
          </table:table-cell>
          <table:table-cell office:value-type="string" calcext:value-type="string">
            <text:p>Ajuste</text:p>
          </table:table-cell>
          <table:table-cell office:value-type="float" office:value="930.25" calcext:value-type="float">
            <text:p>930.25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2020-10-07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7.23" calcext:value-type="float">
            <text:p>7</text:p>
          </table:table-cell>
          <table:table-cell table:style-name="ce4" office:value-type="date" office:date-value="2025-01-21" calcext:value-type="date">
            <text:p>2025-01-21 00:00:00</text:p>
          </table:table-cell>
          <table:table-cell office:value-type="string" calcext:value-type="string">
            <text:p>Ajuste</text:p>
          </table:table-cell>
          <table:table-cell office:value-type="float" office:value="1072.66" calcext:value-type="float">
            <text:p>1072.66</text:p>
          </table:table-cell>
          <table:table-cell office:value-type="float" office:value="4.69" calcext:value-type="float">
            <text:p>4.69</text:p>
          </table:table-cell>
          <table:table-cell office:value-type="string" calcext:value-type="string">
            <text:p>2025-01-21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2.92" calcext:value-type="float">
            <text:p>3</text:p>
          </table:table-cell>
          <table:table-cell table:style-name="ce4" office:value-type="date" office:date-value="2023-01-15" calcext:value-type="date">
            <text:p>2023-01-15 00:00:00</text:p>
          </table:table-cell>
          <table:table-cell office:value-type="string" calcext:value-type="string">
            <text:p>Revisión</text:p>
          </table:table-cell>
          <table:table-cell office:value-type="float" office:value="2312.91" calcext:value-type="float">
            <text:p>2312.91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2023-01-15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.58" calcext:value-type="float">
            <text:p>2</text:p>
          </table:table-cell>
          <table:table-cell table:style-name="ce4" office:value-type="date" office:date-value="2022-09-12" calcext:value-type="date">
            <text:p>2022-09-12 00:00:00</text:p>
          </table:table-cell>
          <table:table-cell office:value-type="string" calcext:value-type="string">
            <text:p>Reemplazo parcial</text:p>
          </table:table-cell>
          <table:table-cell office:value-type="float" office:value="1072.34" calcext:value-type="float">
            <text:p>1072.34</text:p>
          </table:table-cell>
          <table:table-cell office:value-type="float" office:value="42.76" calcext:value-type="float">
            <text:p>42.76</text:p>
          </table:table-cell>
          <table:table-cell office:value-type="string" calcext:value-type="string">
            <text:p>2022-09-12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.95" calcext:value-type="float">
            <text:p>2</text:p>
          </table:table-cell>
          <table:table-cell table:style-name="ce4" office:value-type="date" office:date-value="2023-03-16" calcext:value-type="date">
            <text:p>2023-03-16 00:00:00</text:p>
          </table:table-cell>
          <table:table-cell office:value-type="string" calcext:value-type="string">
            <text:p>Ajuste</text:p>
          </table:table-cell>
          <table:table-cell office:value-type="float" office:value="1098.76" calcext:value-type="float">
            <text:p>1098.76</text:p>
          </table:table-cell>
          <table:table-cell office:value-type="float" office:value="36.09" calcext:value-type="float">
            <text:p>36.09</text:p>
          </table:table-cell>
          <table:table-cell office:value-type="string" calcext:value-type="string">
            <text:p>2023-03-16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6.31" calcext:value-type="float">
            <text:p>6</text:p>
          </table:table-cell>
          <table:table-cell table:style-name="ce4" office:value-type="date" office:date-value="2021-05-03" calcext:value-type="date">
            <text:p>2021-05-03 00:00:00</text:p>
          </table:table-cell>
          <table:table-cell office:value-type="string" calcext:value-type="string">
            <text:p>Reemplazo parcial</text:p>
          </table:table-cell>
          <table:table-cell office:value-type="float" office:value="4196.43" calcext:value-type="float">
            <text:p>4196.43</text:p>
          </table:table-cell>
          <table:table-cell office:value-type="float" office:value="29.09" calcext:value-type="float">
            <text:p>29.09</text:p>
          </table:table-cell>
          <table:table-cell office:value-type="string" calcext:value-type="string">
            <text:p>2021-05-03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9.26" calcext:value-type="float">
            <text:p>9</text:p>
          </table:table-cell>
          <table:table-cell table:style-name="ce4" office:value-type="date" office:date-value="2023-11-11" calcext:value-type="date">
            <text:p>2023-11-11 00:00:00</text:p>
          </table:table-cell>
          <table:table-cell office:value-type="string" calcext:value-type="string">
            <text:p>Revisión</text:p>
          </table:table-cell>
          <table:table-cell office:value-type="float" office:value="3330.45" calcext:value-type="float">
            <text:p>3330.45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2023-11-11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9.19" calcext:value-type="float">
            <text:p>9</text:p>
          </table:table-cell>
          <table:table-cell table:style-name="ce4" office:value-type="date" office:date-value="2022-12-21" calcext:value-type="date">
            <text:p>2022-12-21 00:00:00</text:p>
          </table:table-cell>
          <table:table-cell office:value-type="string" calcext:value-type="string">
            <text:p>Reemplazo parcial</text:p>
          </table:table-cell>
          <table:table-cell office:value-type="float" office:value="1411.96" calcext:value-type="float">
            <text:p>1411.96</text:p>
          </table:table-cell>
          <table:table-cell office:value-type="float" office:value="39.18" calcext:value-type="float">
            <text:p>39.18</text:p>
          </table:table-cell>
          <table:table-cell office:value-type="string" calcext:value-type="string">
            <text:p>2022-12-21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5.06" calcext:value-type="float">
            <text:p>5</text:p>
          </table:table-cell>
          <table:table-cell table:style-name="ce4" office:value-type="date" office:date-value="2024-08-28" calcext:value-type="date">
            <text:p>2024-08-28 00:00:00</text:p>
          </table:table-cell>
          <table:table-cell office:value-type="string" calcext:value-type="string">
            <text:p>Revisión</text:p>
          </table:table-cell>
          <table:table-cell office:value-type="float" office:value="2496.73" calcext:value-type="float">
            <text:p>2496.7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2024-08-28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2.34" calcext:value-type="float">
            <text:p>2</text:p>
          </table:table-cell>
          <table:table-cell table:style-name="ce4" office:value-type="date" office:date-value="2023-03-12" calcext:value-type="date">
            <text:p>2023-03-12 00:00:00</text:p>
          </table:table-cell>
          <table:table-cell office:value-type="string" calcext:value-type="string">
            <text:p>Revisión</text:p>
          </table:table-cell>
          <table:table-cell office:value-type="float" office:value="3073.28" calcext:value-type="float">
            <text:p>3073.28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2023-03-12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7.12" calcext:value-type="float">
            <text:p>7</text:p>
          </table:table-cell>
          <table:table-cell table:style-name="ce4" office:value-type="date" office:date-value="2025-01-11" calcext:value-type="date">
            <text:p>2025-01-11 00:00:00</text:p>
          </table:table-cell>
          <table:table-cell office:value-type="string" calcext:value-type="string">
            <text:p>Revisión</text:p>
          </table:table-cell>
          <table:table-cell office:value-type="float" office:value="4374.42" calcext:value-type="float">
            <text:p>4374.42</text:p>
          </table:table-cell>
          <table:table-cell office:value-type="float" office:value="43.41" calcext:value-type="float">
            <text:p>43.41</text:p>
          </table:table-cell>
          <table:table-cell office:value-type="string" calcext:value-type="string">
            <text:p>2025-01-11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4.44" calcext:value-type="float">
            <text:p>4</text:p>
          </table:table-cell>
          <table:table-cell table:style-name="ce4" office:value-type="date" office:date-value="2024-04-26" calcext:value-type="date">
            <text:p>2024-04-26 00:00:00</text:p>
          </table:table-cell>
          <table:table-cell office:value-type="string" calcext:value-type="string">
            <text:p>Lubricación</text:p>
          </table:table-cell>
          <table:table-cell office:value-type="float" office:value="2893.02" calcext:value-type="float">
            <text:p>2893.02</text:p>
          </table:table-cell>
          <table:table-cell office:value-type="float" office:value="47.73" calcext:value-type="float">
            <text:p>47.73</text:p>
          </table:table-cell>
          <table:table-cell office:value-type="string" calcext:value-type="string">
            <text:p>2024-04-26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2.29" calcext:value-type="float">
            <text:p>2</text:p>
          </table:table-cell>
          <table:table-cell table:style-name="ce4" office:value-type="date" office:date-value="2021-01-30" calcext:value-type="date">
            <text:p>2021-01-30 00:00:00</text:p>
          </table:table-cell>
          <table:table-cell office:value-type="string" calcext:value-type="string">
            <text:p>Revisión</text:p>
          </table:table-cell>
          <table:table-cell office:value-type="float" office:value="1563.35" calcext:value-type="float">
            <text:p>1563.35</text:p>
          </table:table-cell>
          <table:table-cell office:value-type="float" office:value="20.24" calcext:value-type="float">
            <text:p>20.24</text:p>
          </table:table-cell>
          <table:table-cell office:value-type="string" calcext:value-type="string">
            <text:p>2021-01-30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8.19" calcext:value-type="float">
            <text:p>8</text:p>
          </table:table-cell>
          <table:table-cell table:style-name="ce4" office:value-type="date" office:date-value="2024-11-30" calcext:value-type="date">
            <text:p>2024-11-30 00:00:00</text:p>
          </table:table-cell>
          <table:table-cell office:value-type="string" calcext:value-type="string">
            <text:p>Ajuste</text:p>
          </table:table-cell>
          <table:table-cell office:value-type="float" office:value="1317.76" calcext:value-type="float">
            <text:p>1317.76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2024-11-30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9.72" calcext:value-type="float">
            <text:p>10</text:p>
          </table:table-cell>
          <table:table-cell table:style-name="ce4" office:value-type="date" office:date-value="2021-07-22" calcext:value-type="date">
            <text:p>2021-07-22 00:00:00</text:p>
          </table:table-cell>
          <table:table-cell office:value-type="string" calcext:value-type="string">
            <text:p>Lubricación</text:p>
          </table:table-cell>
          <table:table-cell office:value-type="float" office:value="3234.89" calcext:value-type="float">
            <text:p>3234.89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2021-07-22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4.43" calcext:value-type="float">
            <text:p>4</text:p>
          </table:table-cell>
          <table:table-cell table:style-name="ce4" office:value-type="date" office:date-value="2022-05-25" calcext:value-type="date">
            <text:p>2022-05-25 00:00:00</text:p>
          </table:table-cell>
          <table:table-cell office:value-type="string" calcext:value-type="string">
            <text:p>Revisión</text:p>
          </table:table-cell>
          <table:table-cell office:value-type="float" office:value="3104.88" calcext:value-type="float">
            <text:p>3104.88</text:p>
          </table:table-cell>
          <table:table-cell office:value-type="float" office:value="31.66" calcext:value-type="float">
            <text:p>31.66</text:p>
          </table:table-cell>
          <table:table-cell office:value-type="string" calcext:value-type="string">
            <text:p>2022-05-25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.08" calcext:value-type="float">
            <text:p>2</text:p>
          </table:table-cell>
          <table:table-cell table:style-name="ce4" office:value-type="date" office:date-value="2022-09-01" calcext:value-type="date">
            <text:p>2022-09-01 00:00:00</text:p>
          </table:table-cell>
          <table:table-cell office:value-type="string" calcext:value-type="string">
            <text:p>Reemplazo parcial</text:p>
          </table:table-cell>
          <table:table-cell office:value-type="float" office:value="4016.38" calcext:value-type="float">
            <text:p>4016.38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2022-09-01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7.79" calcext:value-type="float">
            <text:p>8</text:p>
          </table:table-cell>
          <table:table-cell table:style-name="ce4" office:value-type="date" office:date-value="2022-12-16" calcext:value-type="date">
            <text:p>2022-12-16 00:00:00</text:p>
          </table:table-cell>
          <table:table-cell office:value-type="string" calcext:value-type="string">
            <text:p>Reemplazo parcial</text:p>
          </table:table-cell>
          <table:table-cell office:value-type="float" office:value="4003.63" calcext:value-type="float">
            <text:p>4003.63</text:p>
          </table:table-cell>
          <table:table-cell office:value-type="float" office:value="39.07" calcext:value-type="float">
            <text:p>39.07</text:p>
          </table:table-cell>
          <table:table-cell office:value-type="string" calcext:value-type="string">
            <text:p>2022-12-16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4.47" calcext:value-type="float">
            <text:p>4</text:p>
          </table:table-cell>
          <table:table-cell table:style-name="ce4" office:value-type="date" office:date-value="2020-12-11" calcext:value-type="date">
            <text:p>2020-12-11 00:00:00</text:p>
          </table:table-cell>
          <table:table-cell office:value-type="string" calcext:value-type="string">
            <text:p>Lubricación</text:p>
          </table:table-cell>
          <table:table-cell office:value-type="float" office:value="3772.53" calcext:value-type="float">
            <text:p>3772.53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2020-12-11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4.09" calcext:value-type="float">
            <text:p>4</text:p>
          </table:table-cell>
          <table:table-cell table:style-name="ce4" office:value-type="date" office:date-value="2021-12-11" calcext:value-type="date">
            <text:p>2021-12-11 00:00:00</text:p>
          </table:table-cell>
          <table:table-cell office:value-type="string" calcext:value-type="string">
            <text:p>Reemplazo parcial</text:p>
          </table:table-cell>
          <table:table-cell office:value-type="float" office:value="1326.05" calcext:value-type="float">
            <text:p>1326.05</text:p>
          </table:table-cell>
          <table:table-cell office:value-type="float" office:value="24.71" calcext:value-type="float">
            <text:p>24.71</text:p>
          </table:table-cell>
          <table:table-cell office:value-type="string" calcext:value-type="string">
            <text:p>2021-12-11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7.42" calcext:value-type="float">
            <text:p>7</text:p>
          </table:table-cell>
          <table:table-cell table:style-name="ce4" office:value-type="date" office:date-value="2021-02-14" calcext:value-type="date">
            <text:p>2021-02-14 00:00:00</text:p>
          </table:table-cell>
          <table:table-cell office:value-type="string" calcext:value-type="string">
            <text:p>Reemplazo parcial</text:p>
          </table:table-cell>
          <table:table-cell office:value-type="float" office:value="2271.93" calcext:value-type="float">
            <text:p>2271.93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2021-02-14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2.92" calcext:value-type="float">
            <text:p>3</text:p>
          </table:table-cell>
          <table:table-cell table:style-name="ce4" office:value-type="date" office:date-value="2022-10-12" calcext:value-type="date">
            <text:p>2022-10-12 00:00:00</text:p>
          </table:table-cell>
          <table:table-cell office:value-type="string" calcext:value-type="string">
            <text:p>Lubricación</text:p>
          </table:table-cell>
          <table:table-cell office:value-type="float" office:value="4413.26" calcext:value-type="float">
            <text:p>4413.26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2022-10-12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5.27" calcext:value-type="float">
            <text:p>5</text:p>
          </table:table-cell>
          <table:table-cell table:style-name="ce4" office:value-type="date" office:date-value="2024-01-16" calcext:value-type="date">
            <text:p>2024-01-16 00:00:00</text:p>
          </table:table-cell>
          <table:table-cell office:value-type="string" calcext:value-type="string">
            <text:p>Revisión</text:p>
          </table:table-cell>
          <table:table-cell office:value-type="float" office:value="2171.99" calcext:value-type="float">
            <text:p>2171.99</text:p>
          </table:table-cell>
          <table:table-cell office:value-type="float" office:value="21.83" calcext:value-type="float">
            <text:p>21.83</text:p>
          </table:table-cell>
          <table:table-cell office:value-type="string" calcext:value-type="string">
            <text:p>2024-01-16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5.45" calcext:value-type="float">
            <text:p>5</text:p>
          </table:table-cell>
          <table:table-cell table:style-name="ce4" office:value-type="date" office:date-value="2020-05-05" calcext:value-type="date">
            <text:p>2020-05-05 00:00:00</text:p>
          </table:table-cell>
          <table:table-cell office:value-type="string" calcext:value-type="string">
            <text:p>Revisión</text:p>
          </table:table-cell>
          <table:table-cell office:value-type="float" office:value="2123.75" calcext:value-type="float">
            <text:p>2123.75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2020-05-05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.99" calcext:value-type="float">
            <text:p>5</text:p>
          </table:table-cell>
          <table:table-cell table:style-name="ce4" office:value-type="date" office:date-value="2021-04-23" calcext:value-type="date">
            <text:p>2021-04-23 00:00:00</text:p>
          </table:table-cell>
          <table:table-cell office:value-type="string" calcext:value-type="string">
            <text:p>Lubricación</text:p>
          </table:table-cell>
          <table:table-cell office:value-type="float" office:value="4090.93" calcext:value-type="float">
            <text:p>4090.93</text:p>
          </table:table-cell>
          <table:table-cell office:value-type="float" office:value="41.47" calcext:value-type="float">
            <text:p>41.47</text:p>
          </table:table-cell>
          <table:table-cell office:value-type="string" calcext:value-type="string">
            <text:p>2021-04-23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4.99" calcext:value-type="float">
            <text:p>5</text:p>
          </table:table-cell>
          <table:table-cell table:style-name="ce4" office:value-type="date" office:date-value="2021-02-10" calcext:value-type="date">
            <text:p>2021-02-10 00:00:00</text:p>
          </table:table-cell>
          <table:table-cell office:value-type="string" calcext:value-type="string">
            <text:p>Revisión</text:p>
          </table:table-cell>
          <table:table-cell office:value-type="float" office:value="1270.49" calcext:value-type="float">
            <text:p>1270.49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2021-02-1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8.56" calcext:value-type="float">
            <text:p>9</text:p>
          </table:table-cell>
          <table:table-cell table:style-name="ce4" office:value-type="date" office:date-value="2023-12-12" calcext:value-type="date">
            <text:p>2023-12-12 00:00:00</text:p>
          </table:table-cell>
          <table:table-cell office:value-type="string" calcext:value-type="string">
            <text:p>Ajuste</text:p>
          </table:table-cell>
          <table:table-cell office:value-type="float" office:value="2525.79" calcext:value-type="float">
            <text:p>2525.79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2023-12-12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6.28" calcext:value-type="float">
            <text:p>6</text:p>
          </table:table-cell>
          <table:table-cell table:style-name="ce4" office:value-type="date" office:date-value="2022-12-20" calcext:value-type="date">
            <text:p>2022-12-20 00:00:00</text:p>
          </table:table-cell>
          <table:table-cell office:value-type="string" calcext:value-type="string">
            <text:p>Ajuste</text:p>
          </table:table-cell>
          <table:table-cell office:value-type="float" office:value="3963.46" calcext:value-type="float">
            <text:p>3963.46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2022-12-20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3.97" calcext:value-type="float">
            <text:p>4</text:p>
          </table:table-cell>
          <table:table-cell table:style-name="ce4" office:value-type="date" office:date-value="2023-01-13" calcext:value-type="date">
            <text:p>2023-01-13 00:00:00</text:p>
          </table:table-cell>
          <table:table-cell office:value-type="string" calcext:value-type="string">
            <text:p>Ajuste</text:p>
          </table:table-cell>
          <table:table-cell office:value-type="float" office:value="2730.64" calcext:value-type="float">
            <text:p>2730.64</text:p>
          </table:table-cell>
          <table:table-cell office:value-type="float" office:value="27.73" calcext:value-type="float">
            <text:p>27.73</text:p>
          </table:table-cell>
          <table:table-cell office:value-type="string" calcext:value-type="string">
            <text:p>2023-01-13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.56" calcext:value-type="float">
            <text:p>3</text:p>
          </table:table-cell>
          <table:table-cell table:style-name="ce4" office:value-type="date" office:date-value="2025-02-01" calcext:value-type="date">
            <text:p>2025-02-01 00:00:00</text:p>
          </table:table-cell>
          <table:table-cell office:value-type="string" calcext:value-type="string">
            <text:p>Reemplazo parcial</text:p>
          </table:table-cell>
          <table:table-cell office:value-type="float" office:value="3928.52" calcext:value-type="float">
            <text:p>3928.52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2025-02-01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8.06" calcext:value-type="float">
            <text:p>8</text:p>
          </table:table-cell>
          <table:table-cell table:style-name="ce4" office:value-type="date" office:date-value="2025-02-19" calcext:value-type="date">
            <text:p>2025-02-19 00:00:00</text:p>
          </table:table-cell>
          <table:table-cell office:value-type="string" calcext:value-type="string">
            <text:p>Ajuste</text:p>
          </table:table-cell>
          <table:table-cell office:value-type="float" office:value="606.57" calcext:value-type="float">
            <text:p>606.57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2025-02-19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4.79" calcext:value-type="float">
            <text:p>5</text:p>
          </table:table-cell>
          <table:table-cell table:style-name="ce4" office:value-type="date" office:date-value="2023-09-19" calcext:value-type="date">
            <text:p>2023-09-19 00:00:00</text:p>
          </table:table-cell>
          <table:table-cell office:value-type="string" calcext:value-type="string">
            <text:p>Reemplazo parcial</text:p>
          </table:table-cell>
          <table:table-cell office:value-type="float" office:value="4316.71" calcext:value-type="float">
            <text:p>4316.71</text:p>
          </table:table-cell>
          <table:table-cell office:value-type="float" office:value="30.61" calcext:value-type="float">
            <text:p>30.61</text:p>
          </table:table-cell>
          <table:table-cell office:value-type="string" calcext:value-type="string">
            <text:p>2023-09-19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4.15" calcext:value-type="float">
            <text:p>4</text:p>
          </table:table-cell>
          <table:table-cell table:style-name="ce4" office:value-type="date" office:date-value="2021-06-20" calcext:value-type="date">
            <text:p>2021-06-20 00:00:00</text:p>
          </table:table-cell>
          <table:table-cell office:value-type="string" calcext:value-type="string">
            <text:p>Revisión</text:p>
          </table:table-cell>
          <table:table-cell office:value-type="float" office:value="3346.3" calcext:value-type="float">
            <text:p>3346.3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2021-06-20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7.03" calcext:value-type="float">
            <text:p>7</text:p>
          </table:table-cell>
          <table:table-cell table:style-name="ce4" office:value-type="date" office:date-value="2025-02-14" calcext:value-type="date">
            <text:p>2025-02-14 00:00:00</text:p>
          </table:table-cell>
          <table:table-cell office:value-type="string" calcext:value-type="string">
            <text:p>Lubricación</text:p>
          </table:table-cell>
          <table:table-cell office:value-type="float" office:value="1572.8" calcext:value-type="float">
            <text:p>1572.8</text:p>
          </table:table-cell>
          <table:table-cell office:value-type="float" office:value="47.39" calcext:value-type="float">
            <text:p>47.39</text:p>
          </table:table-cell>
          <table:table-cell office:value-type="string" calcext:value-type="string">
            <text:p>2025-02-14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3.8" calcext:value-type="float">
            <text:p>4</text:p>
          </table:table-cell>
          <table:table-cell table:style-name="ce4" office:value-type="date" office:date-value="2023-06-03" calcext:value-type="date">
            <text:p>2023-06-03 00:00:00</text:p>
          </table:table-cell>
          <table:table-cell office:value-type="string" calcext:value-type="string">
            <text:p>Revisión</text:p>
          </table:table-cell>
          <table:table-cell office:value-type="float" office:value="1272.19" calcext:value-type="float">
            <text:p>1272.19</text:p>
          </table:table-cell>
          <table:table-cell office:value-type="float" office:value="24.93" calcext:value-type="float">
            <text:p>24.93</text:p>
          </table:table-cell>
          <table:table-cell office:value-type="string" calcext:value-type="string">
            <text:p>2023-06-03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5.87" calcext:value-type="float">
            <text:p>6</text:p>
          </table:table-cell>
          <table:table-cell table:style-name="ce4" office:value-type="date" office:date-value="2024-12-08" calcext:value-type="date">
            <text:p>2024-12-08 00:00:00</text:p>
          </table:table-cell>
          <table:table-cell office:value-type="string" calcext:value-type="string">
            <text:p>Lubricación</text:p>
          </table:table-cell>
          <table:table-cell office:value-type="float" office:value="2309.88" calcext:value-type="float">
            <text:p>2309.88</text:p>
          </table:table-cell>
          <table:table-cell office:value-type="float" office:value="37.35" calcext:value-type="float">
            <text:p>37.35</text:p>
          </table:table-cell>
          <table:table-cell office:value-type="string" calcext:value-type="string">
            <text:p>2024-12-08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5.9" calcext:value-type="float">
            <text:p>6</text:p>
          </table:table-cell>
          <table:table-cell table:style-name="ce4" office:value-type="date" office:date-value="2024-08-10" calcext:value-type="date">
            <text:p>2024-08-10 00:00:00</text:p>
          </table:table-cell>
          <table:table-cell office:value-type="string" calcext:value-type="string">
            <text:p>Reemplazo parcial</text:p>
          </table:table-cell>
          <table:table-cell office:value-type="float" office:value="3274.72" calcext:value-type="float">
            <text:p>3274.72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2024-08-1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4.76" calcext:value-type="float">
            <text:p>5</text:p>
          </table:table-cell>
          <table:table-cell table:style-name="ce4" office:value-type="date" office:date-value="2023-12-10" calcext:value-type="date">
            <text:p>2023-12-10 00:00:00</text:p>
          </table:table-cell>
          <table:table-cell office:value-type="string" calcext:value-type="string">
            <text:p>Ajuste</text:p>
          </table:table-cell>
          <table:table-cell office:value-type="float" office:value="2381.51" calcext:value-type="float">
            <text:p>2381.51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2023-12-10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7.81" calcext:value-type="float">
            <text:p>8</text:p>
          </table:table-cell>
          <table:table-cell table:style-name="ce4" office:value-type="date" office:date-value="2021-01-02" calcext:value-type="date">
            <text:p>2021-01-02 00:00:00</text:p>
          </table:table-cell>
          <table:table-cell office:value-type="string" calcext:value-type="string">
            <text:p>Reemplazo parcial</text:p>
          </table:table-cell>
          <table:table-cell office:value-type="float" office:value="3735.28" calcext:value-type="float">
            <text:p>3735.28</text:p>
          </table:table-cell>
          <table:table-cell office:value-type="float" office:value="42.96" calcext:value-type="float">
            <text:p>42.96</text:p>
          </table:table-cell>
          <table:table-cell office:value-type="string" calcext:value-type="string">
            <text:p>2021-01-02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.38" calcext:value-type="float">
            <text:p>1</text:p>
          </table:table-cell>
          <table:table-cell table:style-name="ce4" office:value-type="date" office:date-value="2020-05-04" calcext:value-type="date">
            <text:p>2020-05-04 00:00:00</text:p>
          </table:table-cell>
          <table:table-cell office:value-type="string" calcext:value-type="string">
            <text:p>Revisión</text:p>
          </table:table-cell>
          <table:table-cell office:value-type="float" office:value="618.11" calcext:value-type="float">
            <text:p>618.11</text:p>
          </table:table-cell>
          <table:table-cell office:value-type="float" office:value="47.62" calcext:value-type="float">
            <text:p>47.62</text:p>
          </table:table-cell>
          <table:table-cell office:value-type="string" calcext:value-type="string">
            <text:p>2020-05-04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.51" calcext:value-type="float">
            <text:p>3</text:p>
          </table:table-cell>
          <table:table-cell table:style-name="ce4" office:value-type="date" office:date-value="2021-11-26" calcext:value-type="date">
            <text:p>2021-11-26 00:00:00</text:p>
          </table:table-cell>
          <table:table-cell office:value-type="string" calcext:value-type="string">
            <text:p>Revisión</text:p>
          </table:table-cell>
          <table:table-cell office:value-type="float" office:value="2429.04" calcext:value-type="float">
            <text:p>2429.04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2021-11-26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9.25" calcext:value-type="float">
            <text:p>9</text:p>
          </table:table-cell>
          <table:table-cell table:style-name="ce4" office:value-type="date" office:date-value="2024-08-09" calcext:value-type="date">
            <text:p>2024-08-09 00:00:00</text:p>
          </table:table-cell>
          <table:table-cell office:value-type="string" calcext:value-type="string">
            <text:p>Ajuste</text:p>
          </table:table-cell>
          <table:table-cell office:value-type="float" office:value="2336.87" calcext:value-type="float">
            <text:p>2336.87</text:p>
          </table:table-cell>
          <table:table-cell office:value-type="float" office:value="46.63" calcext:value-type="float">
            <text:p>46.63</text:p>
          </table:table-cell>
          <table:table-cell office:value-type="string" calcext:value-type="string">
            <text:p>2024-08-09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6.99" calcext:value-type="float">
            <text:p>7</text:p>
          </table:table-cell>
          <table:table-cell table:style-name="ce4" office:value-type="date" office:date-value="2022-01-25" calcext:value-type="date">
            <text:p>2022-01-25 00:00:00</text:p>
          </table:table-cell>
          <table:table-cell office:value-type="string" calcext:value-type="string">
            <text:p>Ajuste</text:p>
          </table:table-cell>
          <table:table-cell office:value-type="float" office:value="903.7" calcext:value-type="float">
            <text:p>903.7</text:p>
          </table:table-cell>
          <table:table-cell office:value-type="float" office:value="16.77" calcext:value-type="float">
            <text:p>16.77</text:p>
          </table:table-cell>
          <table:table-cell office:value-type="string" calcext:value-type="string">
            <text:p>2022-01-25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4.97" calcext:value-type="float">
            <text:p>5</text:p>
          </table:table-cell>
          <table:table-cell table:style-name="ce4" office:value-type="date" office:date-value="2020-08-27" calcext:value-type="date">
            <text:p>2020-08-27 00:00:00</text:p>
          </table:table-cell>
          <table:table-cell office:value-type="string" calcext:value-type="string">
            <text:p>Reemplazo parcial</text:p>
          </table:table-cell>
          <table:table-cell office:value-type="float" office:value="2397.64" calcext:value-type="float">
            <text:p>2397.6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2020-08-27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6.31" calcext:value-type="float">
            <text:p>6</text:p>
          </table:table-cell>
          <table:table-cell table:style-name="ce4" office:value-type="date" office:date-value="2021-09-27" calcext:value-type="date">
            <text:p>2021-09-27 00:00:00</text:p>
          </table:table-cell>
          <table:table-cell office:value-type="string" calcext:value-type="string">
            <text:p>Lubricación</text:p>
          </table:table-cell>
          <table:table-cell office:value-type="float" office:value="2680.61" calcext:value-type="float">
            <text:p>2680.61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2021-09-27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9.41" calcext:value-type="float">
            <text:p>9</text:p>
          </table:table-cell>
          <table:table-cell table:style-name="ce4" office:value-type="date" office:date-value="2025-01-02" calcext:value-type="date">
            <text:p>2025-01-02 00:00:00</text:p>
          </table:table-cell>
          <table:table-cell office:value-type="string" calcext:value-type="string">
            <text:p>Revisión</text:p>
          </table:table-cell>
          <table:table-cell office:value-type="float" office:value="3146.74" calcext:value-type="float">
            <text:p>3146.74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2025-01-02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9.12" calcext:value-type="float">
            <text:p>9</text:p>
          </table:table-cell>
          <table:table-cell table:style-name="ce4" office:value-type="date" office:date-value="2022-08-05" calcext:value-type="date">
            <text:p>2022-08-05 00:00:00</text:p>
          </table:table-cell>
          <table:table-cell office:value-type="string" calcext:value-type="string">
            <text:p>Reemplazo parcial</text:p>
          </table:table-cell>
          <table:table-cell office:value-type="float" office:value="741.18" calcext:value-type="float">
            <text:p>741.18</text:p>
          </table:table-cell>
          <table:table-cell office:value-type="float" office:value="45.87" calcext:value-type="float">
            <text:p>45.87</text:p>
          </table:table-cell>
          <table:table-cell office:value-type="string" calcext:value-type="string">
            <text:p>2022-08-05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.07" calcext:value-type="float">
            <text:p>2</text:p>
          </table:table-cell>
          <table:table-cell table:style-name="ce4" office:value-type="date" office:date-value="2020-05-29" calcext:value-type="date">
            <text:p>2020-05-29 00:00:00</text:p>
          </table:table-cell>
          <table:table-cell office:value-type="string" calcext:value-type="string">
            <text:p>Revisión</text:p>
          </table:table-cell>
          <table:table-cell office:value-type="float" office:value="2738.59" calcext:value-type="float">
            <text:p>2738.59</text:p>
          </table:table-cell>
          <table:table-cell office:value-type="float" office:value="33.07" calcext:value-type="float">
            <text:p>33.07</text:p>
          </table:table-cell>
          <table:table-cell office:value-type="string" calcext:value-type="string">
            <text:p>2020-05-29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4.15" calcext:value-type="float">
            <text:p>4</text:p>
          </table:table-cell>
          <table:table-cell table:style-name="ce4" office:value-type="date" office:date-value="2025-01-26" calcext:value-type="date">
            <text:p>2025-01-26 00:00:00</text:p>
          </table:table-cell>
          <table:table-cell office:value-type="string" calcext:value-type="string">
            <text:p>Revisión</text:p>
          </table:table-cell>
          <table:table-cell office:value-type="float" office:value="1711.59" calcext:value-type="float">
            <text:p>1711.59</text:p>
          </table:table-cell>
          <table:table-cell office:value-type="float" office:value="41.42" calcext:value-type="float">
            <text:p>41.42</text:p>
          </table:table-cell>
          <table:table-cell office:value-type="string" calcext:value-type="string">
            <text:p>2025-01-26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9.62" calcext:value-type="float">
            <text:p>10</text:p>
          </table:table-cell>
          <table:table-cell table:style-name="ce4" office:value-type="date" office:date-value="2024-12-11" calcext:value-type="date">
            <text:p>2024-12-11 00:00:00</text:p>
          </table:table-cell>
          <table:table-cell office:value-type="string" calcext:value-type="string">
            <text:p>Revisión</text:p>
          </table:table-cell>
          <table:table-cell office:value-type="float" office:value="1337.43" calcext:value-type="float">
            <text:p>1337.43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2024-12-11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7.28" calcext:value-type="float">
            <text:p>7</text:p>
          </table:table-cell>
          <table:table-cell table:style-name="ce4" office:value-type="date" office:date-value="2023-12-28" calcext:value-type="date">
            <text:p>2023-12-28 00:00:00</text:p>
          </table:table-cell>
          <table:table-cell office:value-type="string" calcext:value-type="string">
            <text:p>Revisión</text:p>
          </table:table-cell>
          <table:table-cell office:value-type="float" office:value="2128.02" calcext:value-type="float">
            <text:p>2128.02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2023-12-28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9.41" calcext:value-type="float">
            <text:p>9</text:p>
          </table:table-cell>
          <table:table-cell table:style-name="ce4" office:value-type="date" office:date-value="2024-06-13" calcext:value-type="date">
            <text:p>2024-06-13 00:00:00</text:p>
          </table:table-cell>
          <table:table-cell office:value-type="string" calcext:value-type="string">
            <text:p>Revisión</text:p>
          </table:table-cell>
          <table:table-cell office:value-type="float" office:value="891.86" calcext:value-type="float">
            <text:p>891.86</text:p>
          </table:table-cell>
          <table:table-cell office:value-type="float" office:value="37.35" calcext:value-type="float">
            <text:p>37.35</text:p>
          </table:table-cell>
          <table:table-cell office:value-type="string" calcext:value-type="string">
            <text:p>2024-06-13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8.25" calcext:value-type="float">
            <text:p>8</text:p>
          </table:table-cell>
          <table:table-cell table:style-name="ce4" office:value-type="date" office:date-value="2020-05-02" calcext:value-type="date">
            <text:p>2020-05-02 00:00:00</text:p>
          </table:table-cell>
          <table:table-cell office:value-type="string" calcext:value-type="string">
            <text:p>Ajuste</text:p>
          </table:table-cell>
          <table:table-cell office:value-type="float" office:value="3606.62" calcext:value-type="float">
            <text:p>3606.62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2020-05-02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6.09" calcext:value-type="float">
            <text:p>6</text:p>
          </table:table-cell>
          <table:table-cell table:style-name="ce4" office:value-type="date" office:date-value="2023-04-27" calcext:value-type="date">
            <text:p>2023-04-27 00:00:00</text:p>
          </table:table-cell>
          <table:table-cell office:value-type="string" calcext:value-type="string">
            <text:p>Lubricación</text:p>
          </table:table-cell>
          <table:table-cell office:value-type="float" office:value="4795.04" calcext:value-type="float">
            <text:p>4795.04</text:p>
          </table:table-cell>
          <table:table-cell office:value-type="float" office:value="42.29" calcext:value-type="float">
            <text:p>42.29</text:p>
          </table:table-cell>
          <table:table-cell office:value-type="string" calcext:value-type="string">
            <text:p>2023-04-2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6.9" calcext:value-type="float">
            <text:p>7</text:p>
          </table:table-cell>
          <table:table-cell table:style-name="ce4" office:value-type="date" office:date-value="2021-03-02" calcext:value-type="date">
            <text:p>2021-03-02 00:00:00</text:p>
          </table:table-cell>
          <table:table-cell office:value-type="string" calcext:value-type="string">
            <text:p>Ajuste</text:p>
          </table:table-cell>
          <table:table-cell office:value-type="float" office:value="3914.27" calcext:value-type="float">
            <text:p>3914.27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2021-03-02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6.59" calcext:value-type="float">
            <text:p>7</text:p>
          </table:table-cell>
          <table:table-cell table:style-name="ce4" office:value-type="date" office:date-value="2022-10-27" calcext:value-type="date">
            <text:p>2022-10-27 00:00:00</text:p>
          </table:table-cell>
          <table:table-cell office:value-type="string" calcext:value-type="string">
            <text:p>Revisión</text:p>
          </table:table-cell>
          <table:table-cell office:value-type="float" office:value="3628.68" calcext:value-type="float">
            <text:p>3628.68</text:p>
          </table:table-cell>
          <table:table-cell office:value-type="float" office:value="17.06" calcext:value-type="float">
            <text:p>17.06</text:p>
          </table:table-cell>
          <table:table-cell office:value-type="string" calcext:value-type="string">
            <text:p>2022-10-27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9.77" calcext:value-type="float">
            <text:p>10</text:p>
          </table:table-cell>
          <table:table-cell table:style-name="ce4" office:value-type="date" office:date-value="2023-09-04" calcext:value-type="date">
            <text:p>2023-09-04 00:00:00</text:p>
          </table:table-cell>
          <table:table-cell office:value-type="string" calcext:value-type="string">
            <text:p>Revisión</text:p>
          </table:table-cell>
          <table:table-cell office:value-type="float" office:value="4398.89" calcext:value-type="float">
            <text:p>4398.89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2023-09-04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5.74" calcext:value-type="float">
            <text:p>6</text:p>
          </table:table-cell>
          <table:table-cell table:style-name="ce4" office:value-type="date" office:date-value="2024-11-01" calcext:value-type="date">
            <text:p>2024-11-01 00:00:00</text:p>
          </table:table-cell>
          <table:table-cell office:value-type="string" calcext:value-type="string">
            <text:p>Reemplazo parcial</text:p>
          </table:table-cell>
          <table:table-cell office:value-type="float" office:value="4697.08" calcext:value-type="float">
            <text:p>4697.08</text:p>
          </table:table-cell>
          <table:table-cell office:value-type="float" office:value="34.93" calcext:value-type="float">
            <text:p>34.93</text:p>
          </table:table-cell>
          <table:table-cell office:value-type="string" calcext:value-type="string">
            <text:p>2024-11-01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5.56" calcext:value-type="float">
            <text:p>6</text:p>
          </table:table-cell>
          <table:table-cell table:style-name="ce4" office:value-type="date" office:date-value="2023-01-20" calcext:value-type="date">
            <text:p>2023-01-20 00:00:00</text:p>
          </table:table-cell>
          <table:table-cell office:value-type="string" calcext:value-type="string">
            <text:p>Ajuste</text:p>
          </table:table-cell>
          <table:table-cell office:value-type="float" office:value="825.34" calcext:value-type="float">
            <text:p>825.34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2023-01-2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7.99" calcext:value-type="float">
            <text:p>8</text:p>
          </table:table-cell>
          <table:table-cell table:style-name="ce4" office:value-type="date" office:date-value="2022-12-14" calcext:value-type="date">
            <text:p>2022-12-14 00:00:00</text:p>
          </table:table-cell>
          <table:table-cell office:value-type="string" calcext:value-type="string">
            <text:p>Reemplazo parcial</text:p>
          </table:table-cell>
          <table:table-cell office:value-type="float" office:value="3324.75" calcext:value-type="float">
            <text:p>3324.75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2022-12-14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5.8" calcext:value-type="float">
            <text:p>6</text:p>
          </table:table-cell>
          <table:table-cell table:style-name="ce4" office:value-type="date" office:date-value="2020-12-05" calcext:value-type="date">
            <text:p>2020-12-05 00:00:00</text:p>
          </table:table-cell>
          <table:table-cell office:value-type="string" calcext:value-type="string">
            <text:p>Revisión</text:p>
          </table:table-cell>
          <table:table-cell office:value-type="float" office:value="3509.57" calcext:value-type="float">
            <text:p>3509.57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2020-12-05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4.84" calcext:value-type="float">
            <text:p>5</text:p>
          </table:table-cell>
          <table:table-cell table:style-name="ce4" office:value-type="date" office:date-value="2020-10-09" calcext:value-type="date">
            <text:p>2020-10-09 00:00:00</text:p>
          </table:table-cell>
          <table:table-cell office:value-type="string" calcext:value-type="string">
            <text:p>Ajuste</text:p>
          </table:table-cell>
          <table:table-cell office:value-type="float" office:value="2970.03" calcext:value-type="float">
            <text:p>2970.03</text:p>
          </table:table-cell>
          <table:table-cell office:value-type="float" office:value="25.45" calcext:value-type="float">
            <text:p>25.45</text:p>
          </table:table-cell>
          <table:table-cell office:value-type="string" calcext:value-type="string">
            <text:p>2020-10-09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.58" calcext:value-type="float">
            <text:p>4</text:p>
          </table:table-cell>
          <table:table-cell table:style-name="ce4" office:value-type="date" office:date-value="2021-10-23" calcext:value-type="date">
            <text:p>2021-10-23 00:00:00</text:p>
          </table:table-cell>
          <table:table-cell office:value-type="string" calcext:value-type="string">
            <text:p>Lubricación</text:p>
          </table:table-cell>
          <table:table-cell office:value-type="float" office:value="2778.67" calcext:value-type="float">
            <text:p>2778.67</text:p>
          </table:table-cell>
          <table:table-cell office:value-type="float" office:value="11.16" calcext:value-type="float">
            <text:p>11.16</text:p>
          </table:table-cell>
          <table:table-cell office:value-type="string" calcext:value-type="string">
            <text:p>2021-10-23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5.3" calcext:value-type="float">
            <text:p>5</text:p>
          </table:table-cell>
          <table:table-cell table:style-name="ce4" office:value-type="date" office:date-value="2020-05-31" calcext:value-type="date">
            <text:p>2020-05-31 00:00:00</text:p>
          </table:table-cell>
          <table:table-cell office:value-type="string" calcext:value-type="string">
            <text:p>Lubricación</text:p>
          </table:table-cell>
          <table:table-cell office:value-type="float" office:value="3224.78" calcext:value-type="float">
            <text:p>3224.78</text:p>
          </table:table-cell>
          <table:table-cell office:value-type="float" office:value="32.76" calcext:value-type="float">
            <text:p>32.76</text:p>
          </table:table-cell>
          <table:table-cell office:value-type="string" calcext:value-type="string">
            <text:p>2020-05-31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9.5" calcext:value-type="float">
            <text:p>10</text:p>
          </table:table-cell>
          <table:table-cell table:style-name="ce4" office:value-type="date" office:date-value="2024-07-16" calcext:value-type="date">
            <text:p>2024-07-16 00:00:00</text:p>
          </table:table-cell>
          <table:table-cell office:value-type="string" calcext:value-type="string">
            <text:p>Lubricación</text:p>
          </table:table-cell>
          <table:table-cell office:value-type="float" office:value="4655.1" calcext:value-type="float">
            <text:p>4655.1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2024-07-16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.58" calcext:value-type="float">
            <text:p>2</text:p>
          </table:table-cell>
          <table:table-cell table:style-name="ce4" office:value-type="date" office:date-value="2020-03-30" calcext:value-type="date">
            <text:p>2020-03-30 00:00:00</text:p>
          </table:table-cell>
          <table:table-cell office:value-type="string" calcext:value-type="string">
            <text:p>Lubricación</text:p>
          </table:table-cell>
          <table:table-cell office:value-type="float" office:value="4612.52" calcext:value-type="float">
            <text:p>4612.52</text:p>
          </table:table-cell>
          <table:table-cell office:value-type="float" office:value="32.04" calcext:value-type="float">
            <text:p>32.04</text:p>
          </table:table-cell>
          <table:table-cell office:value-type="string" calcext:value-type="string">
            <text:p>2020-03-30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4.14" calcext:value-type="float">
            <text:p>4</text:p>
          </table:table-cell>
          <table:table-cell table:style-name="ce4" office:value-type="date" office:date-value="2020-12-03" calcext:value-type="date">
            <text:p>2020-12-03 00:00:00</text:p>
          </table:table-cell>
          <table:table-cell office:value-type="string" calcext:value-type="string">
            <text:p>Lubricación</text:p>
          </table:table-cell>
          <table:table-cell office:value-type="float" office:value="3061.21" calcext:value-type="float">
            <text:p>3061.21</text:p>
          </table:table-cell>
          <table:table-cell office:value-type="float" office:value="9.19" calcext:value-type="float">
            <text:p>9.19</text:p>
          </table:table-cell>
          <table:table-cell office:value-type="string" calcext:value-type="string">
            <text:p>2020-12-03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9.8" calcext:value-type="float">
            <text:p>10</text:p>
          </table:table-cell>
          <table:table-cell table:style-name="ce4" office:value-type="date" office:date-value="2021-02-25" calcext:value-type="date">
            <text:p>2021-02-25 00:00:00</text:p>
          </table:table-cell>
          <table:table-cell office:value-type="string" calcext:value-type="string">
            <text:p>Ajuste</text:p>
          </table:table-cell>
          <table:table-cell office:value-type="float" office:value="2008.48" calcext:value-type="float">
            <text:p>2008.48</text:p>
          </table:table-cell>
          <table:table-cell office:value-type="float" office:value="39.66" calcext:value-type="float">
            <text:p>39.66</text:p>
          </table:table-cell>
          <table:table-cell office:value-type="string" calcext:value-type="string">
            <text:p>2021-02-25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8.56" calcext:value-type="float">
            <text:p>9</text:p>
          </table:table-cell>
          <table:table-cell table:style-name="ce4" office:value-type="date" office:date-value="2020-05-30" calcext:value-type="date">
            <text:p>2020-05-30 00:00:00</text:p>
          </table:table-cell>
          <table:table-cell office:value-type="string" calcext:value-type="string">
            <text:p>Ajuste</text:p>
          </table:table-cell>
          <table:table-cell office:value-type="float" office:value="2085.83" calcext:value-type="float">
            <text:p>2085.83</text:p>
          </table:table-cell>
          <table:table-cell office:value-type="float" office:value="19.33" calcext:value-type="float">
            <text:p>19.33</text:p>
          </table:table-cell>
          <table:table-cell office:value-type="string" calcext:value-type="string">
            <text:p>2020-05-3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.78" calcext:value-type="float">
            <text:p>3</text:p>
          </table:table-cell>
          <table:table-cell table:style-name="ce4" office:value-type="date" office:date-value="2022-04-12" calcext:value-type="date">
            <text:p>2022-04-12 00:00:00</text:p>
          </table:table-cell>
          <table:table-cell office:value-type="string" calcext:value-type="string">
            <text:p>Revisión</text:p>
          </table:table-cell>
          <table:table-cell office:value-type="float" office:value="4290.3" calcext:value-type="float">
            <text:p>4290.3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2022-04-12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5.29" calcext:value-type="float">
            <text:p>5</text:p>
          </table:table-cell>
          <table:table-cell table:style-name="ce4" office:value-type="date" office:date-value="2021-12-17" calcext:value-type="date">
            <text:p>2021-12-17 00:00:00</text:p>
          </table:table-cell>
          <table:table-cell office:value-type="string" calcext:value-type="string">
            <text:p>Revisión</text:p>
          </table:table-cell>
          <table:table-cell office:value-type="float" office:value="4518.74" calcext:value-type="float">
            <text:p>4518.74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2021-12-17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6.66" calcext:value-type="float">
            <text:p>7</text:p>
          </table:table-cell>
          <table:table-cell table:style-name="ce4" office:value-type="date" office:date-value="2025-03-20" calcext:value-type="date">
            <text:p>2025-03-20 00:00:00</text:p>
          </table:table-cell>
          <table:table-cell office:value-type="string" calcext:value-type="string">
            <text:p>Revisión</text:p>
          </table:table-cell>
          <table:table-cell office:value-type="float" office:value="1107.58" calcext:value-type="float">
            <text:p>1107.58</text:p>
          </table:table-cell>
          <table:table-cell office:value-type="float" office:value="46.91" calcext:value-type="float">
            <text:p>46.91</text:p>
          </table:table-cell>
          <table:table-cell office:value-type="string" calcext:value-type="string">
            <text:p>2025-03-2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6.28" calcext:value-type="float">
            <text:p>6</text:p>
          </table:table-cell>
          <table:table-cell table:style-name="ce4" office:value-type="date" office:date-value="2024-09-01" calcext:value-type="date">
            <text:p>2024-09-01 00:00:00</text:p>
          </table:table-cell>
          <table:table-cell office:value-type="string" calcext:value-type="string">
            <text:p>Ajuste</text:p>
          </table:table-cell>
          <table:table-cell office:value-type="float" office:value="2214.55" calcext:value-type="float">
            <text:p>2214.55</text:p>
          </table:table-cell>
          <table:table-cell office:value-type="float" office:value="35.19" calcext:value-type="float">
            <text:p>35.19</text:p>
          </table:table-cell>
          <table:table-cell office:value-type="string" calcext:value-type="string">
            <text:p>2024-09-01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6.43" calcext:value-type="float">
            <text:p>6</text:p>
          </table:table-cell>
          <table:table-cell table:style-name="ce4" office:value-type="date" office:date-value="2022-05-03" calcext:value-type="date">
            <text:p>2022-05-03 00:00:00</text:p>
          </table:table-cell>
          <table:table-cell office:value-type="string" calcext:value-type="string">
            <text:p>Ajuste</text:p>
          </table:table-cell>
          <table:table-cell office:value-type="float" office:value="1985.92" calcext:value-type="float">
            <text:p>1985.92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2022-05-03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6.03" calcext:value-type="float">
            <text:p>6</text:p>
          </table:table-cell>
          <table:table-cell table:style-name="ce4" office:value-type="date" office:date-value="2020-08-25" calcext:value-type="date">
            <text:p>2020-08-25 00:00:00</text:p>
          </table:table-cell>
          <table:table-cell office:value-type="string" calcext:value-type="string">
            <text:p>Reemplazo parcial</text:p>
          </table:table-cell>
          <table:table-cell office:value-type="float" office:value="4342.55" calcext:value-type="float">
            <text:p>4342.55</text:p>
          </table:table-cell>
          <table:table-cell office:value-type="float" office:value="46.78" calcext:value-type="float">
            <text:p>46.78</text:p>
          </table:table-cell>
          <table:table-cell office:value-type="string" calcext:value-type="string">
            <text:p>2020-08-25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.78" calcext:value-type="float">
            <text:p>4</text:p>
          </table:table-cell>
          <table:table-cell table:style-name="ce4" office:value-type="date" office:date-value="2021-10-20" calcext:value-type="date">
            <text:p>2021-10-20 00:00:00</text:p>
          </table:table-cell>
          <table:table-cell office:value-type="string" calcext:value-type="string">
            <text:p>Ajuste</text:p>
          </table:table-cell>
          <table:table-cell office:value-type="float" office:value="3282" calcext:value-type="float">
            <text:p>3282</text:p>
          </table:table-cell>
          <table:table-cell office:value-type="float" office:value="33.32" calcext:value-type="float">
            <text:p>33.32</text:p>
          </table:table-cell>
          <table:table-cell office:value-type="string" calcext:value-type="string">
            <text:p>2021-10-2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8.57" calcext:value-type="float">
            <text:p>9</text:p>
          </table:table-cell>
          <table:table-cell table:style-name="ce4" office:value-type="date" office:date-value="2021-05-27" calcext:value-type="date">
            <text:p>2021-05-27 00:00:00</text:p>
          </table:table-cell>
          <table:table-cell office:value-type="string" calcext:value-type="string">
            <text:p>Revisión</text:p>
          </table:table-cell>
          <table:table-cell office:value-type="float" office:value="2943.53" calcext:value-type="float">
            <text:p>2943.53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2021-05-27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5.45" calcext:value-type="float">
            <text:p>5</text:p>
          </table:table-cell>
          <table:table-cell table:style-name="ce4" office:value-type="date" office:date-value="2022-12-25" calcext:value-type="date">
            <text:p>2022-12-25 00:00:00</text:p>
          </table:table-cell>
          <table:table-cell office:value-type="string" calcext:value-type="string">
            <text:p>Reemplazo parcial</text:p>
          </table:table-cell>
          <table:table-cell office:value-type="float" office:value="2958.82" calcext:value-type="float">
            <text:p>2958.82</text:p>
          </table:table-cell>
          <table:table-cell office:value-type="float" office:value="13.01" calcext:value-type="float">
            <text:p>13.01</text:p>
          </table:table-cell>
          <table:table-cell office:value-type="string" calcext:value-type="string">
            <text:p>2022-12-25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8.54" calcext:value-type="float">
            <text:p>9</text:p>
          </table:table-cell>
          <table:table-cell table:style-name="ce4" office:value-type="date" office:date-value="2024-09-29" calcext:value-type="date">
            <text:p>2024-09-29 00:00:00</text:p>
          </table:table-cell>
          <table:table-cell office:value-type="string" calcext:value-type="string">
            <text:p>Ajuste</text:p>
          </table:table-cell>
          <table:table-cell office:value-type="float" office:value="4584.95" calcext:value-type="float">
            <text:p>4584.95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2024-09-29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6.45" calcext:value-type="float">
            <text:p>6</text:p>
          </table:table-cell>
          <table:table-cell table:style-name="ce4" office:value-type="date" office:date-value="2023-12-04" calcext:value-type="date">
            <text:p>2023-12-04 00:00:00</text:p>
          </table:table-cell>
          <table:table-cell office:value-type="string" calcext:value-type="string">
            <text:p>Lubricación</text:p>
          </table:table-cell>
          <table:table-cell office:value-type="float" office:value="2893.79" calcext:value-type="float">
            <text:p>2893.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3-12-04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7.53" calcext:value-type="float">
            <text:p>8</text:p>
          </table:table-cell>
          <table:table-cell table:style-name="ce4" office:value-type="date" office:date-value="2020-11-29" calcext:value-type="date">
            <text:p>2020-11-29 00:00:00</text:p>
          </table:table-cell>
          <table:table-cell office:value-type="string" calcext:value-type="string">
            <text:p>Reemplazo parcial</text:p>
          </table:table-cell>
          <table:table-cell office:value-type="float" office:value="2779.43" calcext:value-type="float">
            <text:p>2779.43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2020-11-29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9.82" calcext:value-type="float">
            <text:p>10</text:p>
          </table:table-cell>
          <table:table-cell table:style-name="ce4" office:value-type="date" office:date-value="2020-07-08" calcext:value-type="date">
            <text:p>2020-07-08 00:00:00</text:p>
          </table:table-cell>
          <table:table-cell office:value-type="string" calcext:value-type="string">
            <text:p>Ajuste</text:p>
          </table:table-cell>
          <table:table-cell office:value-type="float" office:value="3772.61" calcext:value-type="float">
            <text:p>3772.61</text:p>
          </table:table-cell>
          <table:table-cell office:value-type="float" office:value="39.22" calcext:value-type="float">
            <text:p>39.22</text:p>
          </table:table-cell>
          <table:table-cell office:value-type="string" calcext:value-type="string">
            <text:p>2020-07-08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9.63" calcext:value-type="float">
            <text:p>10</text:p>
          </table:table-cell>
          <table:table-cell table:style-name="ce4" office:value-type="date" office:date-value="2021-09-01" calcext:value-type="date">
            <text:p>2021-09-01 00:00:00</text:p>
          </table:table-cell>
          <table:table-cell office:value-type="string" calcext:value-type="string">
            <text:p>Reemplazo parcial</text:p>
          </table:table-cell>
          <table:table-cell office:value-type="float" office:value="2224.87" calcext:value-type="float">
            <text:p>2224.87</text:p>
          </table:table-cell>
          <table:table-cell office:value-type="float" office:value="27.12" calcext:value-type="float">
            <text:p>27.12</text:p>
          </table:table-cell>
          <table:table-cell office:value-type="string" calcext:value-type="string">
            <text:p>2021-09-01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1.29" calcext:value-type="float">
            <text:p>1</text:p>
          </table:table-cell>
          <table:table-cell table:style-name="ce4" office:value-type="date" office:date-value="2024-03-16" calcext:value-type="date">
            <text:p>2024-03-16 00:00:00</text:p>
          </table:table-cell>
          <table:table-cell office:value-type="string" calcext:value-type="string">
            <text:p>Reemplazo parcial</text:p>
          </table:table-cell>
          <table:table-cell office:value-type="float" office:value="2532.27" calcext:value-type="float">
            <text:p>2532.27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2024-03-16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6.46" calcext:value-type="float">
            <text:p>6</text:p>
          </table:table-cell>
          <table:table-cell table:style-name="ce4" office:value-type="date" office:date-value="2021-11-04" calcext:value-type="date">
            <text:p>2021-11-04 00:00:00</text:p>
          </table:table-cell>
          <table:table-cell office:value-type="string" calcext:value-type="string">
            <text:p>Reemplazo parcial</text:p>
          </table:table-cell>
          <table:table-cell office:value-type="float" office:value="1332.19" calcext:value-type="float">
            <text:p>1332.19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2021-11-04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7.33" calcext:value-type="float">
            <text:p>7</text:p>
          </table:table-cell>
          <table:table-cell table:style-name="ce4" office:value-type="date" office:date-value="2021-03-11" calcext:value-type="date">
            <text:p>2021-03-11 00:00:00</text:p>
          </table:table-cell>
          <table:table-cell office:value-type="string" calcext:value-type="string">
            <text:p>Reemplazo parcial</text:p>
          </table:table-cell>
          <table:table-cell office:value-type="float" office:value="1855.06" calcext:value-type="float">
            <text:p>1855.06</text:p>
          </table:table-cell>
          <table:table-cell office:value-type="float" office:value="36.21" calcext:value-type="float">
            <text:p>36.21</text:p>
          </table:table-cell>
          <table:table-cell office:value-type="string" calcext:value-type="string">
            <text:p>2021-03-1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.06" calcext:value-type="float">
            <text:p>1</text:p>
          </table:table-cell>
          <table:table-cell table:style-name="ce4" office:value-type="date" office:date-value="2020-08-17" calcext:value-type="date">
            <text:p>2020-08-17 00:00:00</text:p>
          </table:table-cell>
          <table:table-cell office:value-type="string" calcext:value-type="string">
            <text:p>Revisión</text:p>
          </table:table-cell>
          <table:table-cell office:value-type="float" office:value="857.26" calcext:value-type="float">
            <text:p>857.26</text:p>
          </table:table-cell>
          <table:table-cell office:value-type="float" office:value="20.57" calcext:value-type="float">
            <text:p>20.57</text:p>
          </table:table-cell>
          <table:table-cell office:value-type="string" calcext:value-type="string">
            <text:p>2020-08-17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9.75" calcext:value-type="float">
            <text:p>10</text:p>
          </table:table-cell>
          <table:table-cell table:style-name="ce4" office:value-type="date" office:date-value="2023-05-16" calcext:value-type="date">
            <text:p>2023-05-16 00:00:00</text:p>
          </table:table-cell>
          <table:table-cell office:value-type="string" calcext:value-type="string">
            <text:p>Revisión</text:p>
          </table:table-cell>
          <table:table-cell office:value-type="float" office:value="2441.85" calcext:value-type="float">
            <text:p>2441.85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2023-05-16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6.8" calcext:value-type="float">
            <text:p>7</text:p>
          </table:table-cell>
          <table:table-cell table:style-name="ce4" office:value-type="date" office:date-value="2021-08-23" calcext:value-type="date">
            <text:p>2021-08-23 00:00:00</text:p>
          </table:table-cell>
          <table:table-cell office:value-type="string" calcext:value-type="string">
            <text:p>Lubricación</text:p>
          </table:table-cell>
          <table:table-cell office:value-type="float" office:value="4441.34" calcext:value-type="float">
            <text:p>4441.34</text:p>
          </table:table-cell>
          <table:table-cell office:value-type="float" office:value="28.23" calcext:value-type="float">
            <text:p>28.23</text:p>
          </table:table-cell>
          <table:table-cell office:value-type="string" calcext:value-type="string">
            <text:p>2021-08-23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.51" calcext:value-type="float">
            <text:p>2</text:p>
          </table:table-cell>
          <table:table-cell table:style-name="ce4" office:value-type="date" office:date-value="2021-03-16" calcext:value-type="date">
            <text:p>2021-03-16 00:00:00</text:p>
          </table:table-cell>
          <table:table-cell office:value-type="string" calcext:value-type="string">
            <text:p>Lubricación</text:p>
          </table:table-cell>
          <table:table-cell office:value-type="float" office:value="4202.77" calcext:value-type="float">
            <text:p>4202.77</text:p>
          </table:table-cell>
          <table:table-cell office:value-type="float" office:value="11.21" calcext:value-type="float">
            <text:p>11.21</text:p>
          </table:table-cell>
          <table:table-cell office:value-type="string" calcext:value-type="string">
            <text:p>2021-03-16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5.38" calcext:value-type="float">
            <text:p>5</text:p>
          </table:table-cell>
          <table:table-cell table:style-name="ce4" office:value-type="date" office:date-value="2020-05-24" calcext:value-type="date">
            <text:p>2020-05-24 00:00:00</text:p>
          </table:table-cell>
          <table:table-cell office:value-type="string" calcext:value-type="string">
            <text:p>Reemplazo parcial</text:p>
          </table:table-cell>
          <table:table-cell office:value-type="float" office:value="1344.39" calcext:value-type="float">
            <text:p>1344.39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2020-05-24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9.84" calcext:value-type="float">
            <text:p>10</text:p>
          </table:table-cell>
          <table:table-cell table:style-name="ce4" office:value-type="date" office:date-value="2023-12-04" calcext:value-type="date">
            <text:p>2023-12-04 00:00:00</text:p>
          </table:table-cell>
          <table:table-cell office:value-type="string" calcext:value-type="string">
            <text:p>Lubricación</text:p>
          </table:table-cell>
          <table:table-cell office:value-type="float" office:value="660.91" calcext:value-type="float">
            <text:p>660.91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2023-12-04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2.94" calcext:value-type="float">
            <text:p>3</text:p>
          </table:table-cell>
          <table:table-cell table:style-name="ce4" office:value-type="date" office:date-value="2023-11-04" calcext:value-type="date">
            <text:p>2023-11-04 00:00:00</text:p>
          </table:table-cell>
          <table:table-cell office:value-type="string" calcext:value-type="string">
            <text:p>Revisión</text:p>
          </table:table-cell>
          <table:table-cell office:value-type="float" office:value="1315.22" calcext:value-type="float">
            <text:p>1315.22</text:p>
          </table:table-cell>
          <table:table-cell office:value-type="float" office:value="11.96" calcext:value-type="float">
            <text:p>11.96</text:p>
          </table:table-cell>
          <table:table-cell office:value-type="string" calcext:value-type="string">
            <text:p>2023-11-04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8.33" calcext:value-type="float">
            <text:p>8</text:p>
          </table:table-cell>
          <table:table-cell table:style-name="ce4" office:value-type="date" office:date-value="2024-11-22" calcext:value-type="date">
            <text:p>2024-11-22 00:00:00</text:p>
          </table:table-cell>
          <table:table-cell office:value-type="string" calcext:value-type="string">
            <text:p>Reemplazo parcial</text:p>
          </table:table-cell>
          <table:table-cell office:value-type="float" office:value="3433.45" calcext:value-type="float">
            <text:p>3433.45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2024-11-22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4.58" calcext:value-type="float">
            <text:p>5</text:p>
          </table:table-cell>
          <table:table-cell table:style-name="ce4" office:value-type="date" office:date-value="2022-03-25" calcext:value-type="date">
            <text:p>2022-03-25 00:00:00</text:p>
          </table:table-cell>
          <table:table-cell office:value-type="string" calcext:value-type="string">
            <text:p>Reemplazo parcial</text:p>
          </table:table-cell>
          <table:table-cell office:value-type="float" office:value="3949.52" calcext:value-type="float">
            <text:p>3949.52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2022-03-25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5.58" calcext:value-type="float">
            <text:p>6</text:p>
          </table:table-cell>
          <table:table-cell table:style-name="ce4" office:value-type="date" office:date-value="2024-02-27" calcext:value-type="date">
            <text:p>2024-02-27 00:00:00</text:p>
          </table:table-cell>
          <table:table-cell office:value-type="string" calcext:value-type="string">
            <text:p>Ajuste</text:p>
          </table:table-cell>
          <table:table-cell office:value-type="float" office:value="2855.02" calcext:value-type="float">
            <text:p>2855.02</text:p>
          </table:table-cell>
          <table:table-cell office:value-type="float" office:value="34.84" calcext:value-type="float">
            <text:p>34.84</text:p>
          </table:table-cell>
          <table:table-cell office:value-type="string" calcext:value-type="string">
            <text:p>2024-02-27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8.3" calcext:value-type="float">
            <text:p>8</text:p>
          </table:table-cell>
          <table:table-cell table:style-name="ce4" office:value-type="date" office:date-value="2025-01-05" calcext:value-type="date">
            <text:p>2025-01-05 00:00:00</text:p>
          </table:table-cell>
          <table:table-cell office:value-type="string" calcext:value-type="string">
            <text:p>Reemplazo parcial</text:p>
          </table:table-cell>
          <table:table-cell office:value-type="float" office:value="3869.83" calcext:value-type="float">
            <text:p>3869.83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2025-01-05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5.14" calcext:value-type="float">
            <text:p>5</text:p>
          </table:table-cell>
          <table:table-cell table:style-name="ce4" office:value-type="date" office:date-value="2021-02-12" calcext:value-type="date">
            <text:p>2021-02-12 00:00:00</text:p>
          </table:table-cell>
          <table:table-cell office:value-type="string" calcext:value-type="string">
            <text:p>Revisión</text:p>
          </table:table-cell>
          <table:table-cell office:value-type="float" office:value="3149.52" calcext:value-type="float">
            <text:p>3149.52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2021-02-12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4.19" calcext:value-type="float">
            <text:p>4</text:p>
          </table:table-cell>
          <table:table-cell table:style-name="ce4" office:value-type="date" office:date-value="2021-01-13" calcext:value-type="date">
            <text:p>2021-01-13 00:00:00</text:p>
          </table:table-cell>
          <table:table-cell office:value-type="string" calcext:value-type="string">
            <text:p>Revisión</text:p>
          </table:table-cell>
          <table:table-cell office:value-type="float" office:value="1491.9" calcext:value-type="float">
            <text:p>1491.9</text:p>
          </table:table-cell>
          <table:table-cell office:value-type="float" office:value="31.11" calcext:value-type="float">
            <text:p>31.11</text:p>
          </table:table-cell>
          <table:table-cell office:value-type="string" calcext:value-type="string">
            <text:p>2021-01-13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2.8" calcext:value-type="float">
            <text:p>3</text:p>
          </table:table-cell>
          <table:table-cell table:style-name="ce4" office:value-type="date" office:date-value="2024-03-03" calcext:value-type="date">
            <text:p>2024-03-03 00:00:00</text:p>
          </table:table-cell>
          <table:table-cell office:value-type="string" calcext:value-type="string">
            <text:p>Revisión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2024-03-03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.75" calcext:value-type="float">
            <text:p>3</text:p>
          </table:table-cell>
          <table:table-cell table:style-name="ce4" office:value-type="date" office:date-value="2020-08-13" calcext:value-type="date">
            <text:p>2020-08-13 00:00:00</text:p>
          </table:table-cell>
          <table:table-cell office:value-type="string" calcext:value-type="string">
            <text:p>Lubricación</text:p>
          </table:table-cell>
          <table:table-cell office:value-type="float" office:value="4086.69" calcext:value-type="float">
            <text:p>4086.69</text:p>
          </table:table-cell>
          <table:table-cell office:value-type="float" office:value="33.48" calcext:value-type="float">
            <text:p>33.48</text:p>
          </table:table-cell>
          <table:table-cell office:value-type="string" calcext:value-type="string">
            <text:p>2020-08-13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6.63" calcext:value-type="float">
            <text:p>7</text:p>
          </table:table-cell>
          <table:table-cell table:style-name="ce4" office:value-type="date" office:date-value="2020-09-28" calcext:value-type="date">
            <text:p>2020-09-28 00:00:00</text:p>
          </table:table-cell>
          <table:table-cell office:value-type="string" calcext:value-type="string">
            <text:p>Revisión</text:p>
          </table:table-cell>
          <table:table-cell office:value-type="float" office:value="3439.55" calcext:value-type="float">
            <text:p>3439.55</text:p>
          </table:table-cell>
          <table:table-cell office:value-type="float" office:value="21.13" calcext:value-type="float">
            <text:p>21.13</text:p>
          </table:table-cell>
          <table:table-cell office:value-type="string" calcext:value-type="string">
            <text:p>2020-09-28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.19" calcext:value-type="float">
            <text:p>1</text:p>
          </table:table-cell>
          <table:table-cell table:style-name="ce4" office:value-type="date" office:date-value="2023-03-12" calcext:value-type="date">
            <text:p>2023-03-12 00:00:00</text:p>
          </table:table-cell>
          <table:table-cell office:value-type="string" calcext:value-type="string">
            <text:p>Revisión</text:p>
          </table:table-cell>
          <table:table-cell office:value-type="float" office:value="3173.52" calcext:value-type="float">
            <text:p>3173.52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2023-03-12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8.13" calcext:value-type="float">
            <text:p>8</text:p>
          </table:table-cell>
          <table:table-cell table:style-name="ce4" office:value-type="date" office:date-value="2023-08-26" calcext:value-type="date">
            <text:p>2023-08-26 00:00:00</text:p>
          </table:table-cell>
          <table:table-cell office:value-type="string" calcext:value-type="string">
            <text:p>Ajuste</text:p>
          </table:table-cell>
          <table:table-cell office:value-type="float" office:value="2511.52" calcext:value-type="float">
            <text:p>2511.52</text:p>
          </table:table-cell>
          <table:table-cell office:value-type="float" office:value="43.85" calcext:value-type="float">
            <text:p>43.85</text:p>
          </table:table-cell>
          <table:table-cell office:value-type="string" calcext:value-type="string">
            <text:p>2023-08-26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9.23" calcext:value-type="float">
            <text:p>9</text:p>
          </table:table-cell>
          <table:table-cell table:style-name="ce4" office:value-type="date" office:date-value="2022-01-02" calcext:value-type="date">
            <text:p>2022-01-02 00:00:00</text:p>
          </table:table-cell>
          <table:table-cell office:value-type="string" calcext:value-type="string">
            <text:p>Ajuste</text:p>
          </table:table-cell>
          <table:table-cell office:value-type="float" office:value="3995.55" calcext:value-type="float">
            <text:p>3995.55</text:p>
          </table:table-cell>
          <table:table-cell office:value-type="float" office:value="37.88" calcext:value-type="float">
            <text:p>37.88</text:p>
          </table:table-cell>
          <table:table-cell office:value-type="string" calcext:value-type="string">
            <text:p>2022-01-02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8.33" calcext:value-type="float">
            <text:p>8</text:p>
          </table:table-cell>
          <table:table-cell table:style-name="ce4" office:value-type="date" office:date-value="2021-04-24" calcext:value-type="date">
            <text:p>2021-04-24 00:00:00</text:p>
          </table:table-cell>
          <table:table-cell office:value-type="string" calcext:value-type="string">
            <text:p>Ajuste</text:p>
          </table:table-cell>
          <table:table-cell office:value-type="float" office:value="4504.89" calcext:value-type="float">
            <text:p>4504.89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2021-04-24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8.4" calcext:value-type="float">
            <text:p>8</text:p>
          </table:table-cell>
          <table:table-cell table:style-name="ce4" office:value-type="date" office:date-value="2024-11-01" calcext:value-type="date">
            <text:p>2024-11-01 00:00:00</text:p>
          </table:table-cell>
          <table:table-cell office:value-type="string" calcext:value-type="string">
            <text:p>Reemplazo parcial</text:p>
          </table:table-cell>
          <table:table-cell office:value-type="float" office:value="2630.28" calcext:value-type="float">
            <text:p>2630.28</text:p>
          </table:table-cell>
          <table:table-cell office:value-type="float" office:value="24.35" calcext:value-type="float">
            <text:p>24.35</text:p>
          </table:table-cell>
          <table:table-cell office:value-type="string" calcext:value-type="string">
            <text:p>2024-11-01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5.18" calcext:value-type="float">
            <text:p>5</text:p>
          </table:table-cell>
          <table:table-cell table:style-name="ce4" office:value-type="date" office:date-value="2024-09-18" calcext:value-type="date">
            <text:p>2024-09-18 00:00:00</text:p>
          </table:table-cell>
          <table:table-cell office:value-type="string" calcext:value-type="string">
            <text:p>Ajuste</text:p>
          </table:table-cell>
          <table:table-cell office:value-type="float" office:value="3464.34" calcext:value-type="float">
            <text:p>3464.34</text:p>
          </table:table-cell>
          <table:table-cell office:value-type="float" office:value="43.93" calcext:value-type="float">
            <text:p>43.93</text:p>
          </table:table-cell>
          <table:table-cell office:value-type="string" calcext:value-type="string">
            <text:p>2024-09-18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3.27" calcext:value-type="float">
            <text:p>3</text:p>
          </table:table-cell>
          <table:table-cell table:style-name="ce4" office:value-type="date" office:date-value="2024-10-28" calcext:value-type="date">
            <text:p>2024-10-28 00:00:00</text:p>
          </table:table-cell>
          <table:table-cell office:value-type="string" calcext:value-type="string">
            <text:p>Lubricación</text:p>
          </table:table-cell>
          <table:table-cell office:value-type="float" office:value="2379.04" calcext:value-type="float">
            <text:p>2379.04</text:p>
          </table:table-cell>
          <table:table-cell office:value-type="float" office:value="31.89" calcext:value-type="float">
            <text:p>31.89</text:p>
          </table:table-cell>
          <table:table-cell office:value-type="string" calcext:value-type="string">
            <text:p>2024-10-28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0-11-07" calcext:value-type="date">
            <text:p>2020-11-07 00:00:00</text:p>
          </table:table-cell>
          <table:table-cell office:value-type="string" calcext:value-type="string">
            <text:p>Lubricación</text:p>
          </table:table-cell>
          <table:table-cell office:value-type="float" office:value="4163.49" calcext:value-type="float">
            <text:p>4163.49</text:p>
          </table:table-cell>
          <table:table-cell office:value-type="float" office:value="46.71" calcext:value-type="float">
            <text:p>46.71</text:p>
          </table:table-cell>
          <table:table-cell office:value-type="string" calcext:value-type="string">
            <text:p>2020-11-07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7.95" calcext:value-type="float">
            <text:p>8</text:p>
          </table:table-cell>
          <table:table-cell table:style-name="ce4" office:value-type="date" office:date-value="2023-06-22" calcext:value-type="date">
            <text:p>2023-06-22 00:00:00</text:p>
          </table:table-cell>
          <table:table-cell office:value-type="string" calcext:value-type="string">
            <text:p>Ajuste</text:p>
          </table:table-cell>
          <table:table-cell office:value-type="float" office:value="3133.33" calcext:value-type="float">
            <text:p>3133.33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2023-06-22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5.3" calcext:value-type="float">
            <text:p>5</text:p>
          </table:table-cell>
          <table:table-cell table:style-name="ce4" office:value-type="date" office:date-value="2021-06-03" calcext:value-type="date">
            <text:p>2021-06-03 00:00:00</text:p>
          </table:table-cell>
          <table:table-cell office:value-type="string" calcext:value-type="string">
            <text:p>Lubricación</text:p>
          </table:table-cell>
          <table:table-cell office:value-type="float" office:value="4385.06" calcext:value-type="float">
            <text:p>4385.06</text:p>
          </table:table-cell>
          <table:table-cell office:value-type="float" office:value="44.72" calcext:value-type="float">
            <text:p>44.72</text:p>
          </table:table-cell>
          <table:table-cell office:value-type="string" calcext:value-type="string">
            <text:p>2021-06-03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9.77" calcext:value-type="float">
            <text:p>10</text:p>
          </table:table-cell>
          <table:table-cell table:style-name="ce4" office:value-type="date" office:date-value="2024-01-08" calcext:value-type="date">
            <text:p>2024-01-08 00:00:00</text:p>
          </table:table-cell>
          <table:table-cell office:value-type="string" calcext:value-type="string">
            <text:p>Lubricación</text:p>
          </table:table-cell>
          <table:table-cell office:value-type="float" office:value="846.79" calcext:value-type="float">
            <text:p>846.79</text:p>
          </table:table-cell>
          <table:table-cell office:value-type="float" office:value="26.15" calcext:value-type="float">
            <text:p>26.15</text:p>
          </table:table-cell>
          <table:table-cell office:value-type="string" calcext:value-type="string">
            <text:p>2024-01-08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6.57" calcext:value-type="float">
            <text:p>7</text:p>
          </table:table-cell>
          <table:table-cell table:style-name="ce4" office:value-type="date" office:date-value="2024-07-22" calcext:value-type="date">
            <text:p>2024-07-22 00:00:00</text:p>
          </table:table-cell>
          <table:table-cell office:value-type="string" calcext:value-type="string">
            <text:p>Ajuste</text:p>
          </table:table-cell>
          <table:table-cell office:value-type="float" office:value="2707.43" calcext:value-type="float">
            <text:p>2707.43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2024-07-22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6.57" calcext:value-type="float">
            <text:p>7</text:p>
          </table:table-cell>
          <table:table-cell table:style-name="ce4" office:value-type="date" office:date-value="2021-05-28" calcext:value-type="date">
            <text:p>2021-05-28 00:00:00</text:p>
          </table:table-cell>
          <table:table-cell office:value-type="string" calcext:value-type="string">
            <text:p>Revisión</text:p>
          </table:table-cell>
          <table:table-cell office:value-type="float" office:value="1408.4" calcext:value-type="float">
            <text:p>1408.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1-05-28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3.63" calcext:value-type="float">
            <text:p>4</text:p>
          </table:table-cell>
          <table:table-cell table:style-name="ce4" office:value-type="date" office:date-value="2024-10-27" calcext:value-type="date">
            <text:p>2024-10-27 00:00:00</text:p>
          </table:table-cell>
          <table:table-cell office:value-type="string" calcext:value-type="string">
            <text:p>Ajuste</text:p>
          </table:table-cell>
          <table:table-cell office:value-type="float" office:value="4356.22" calcext:value-type="float">
            <text:p>4356.22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2024-10-27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2.95" calcext:value-type="float">
            <text:p>3</text:p>
          </table:table-cell>
          <table:table-cell table:style-name="ce4" office:value-type="date" office:date-value="2020-05-22" calcext:value-type="date">
            <text:p>2020-05-22 00:00:00</text:p>
          </table:table-cell>
          <table:table-cell office:value-type="string" calcext:value-type="string">
            <text:p>Revisión</text:p>
          </table:table-cell>
          <table:table-cell office:value-type="float" office:value="1053.92" calcext:value-type="float">
            <text:p>1053.92</text:p>
          </table:table-cell>
          <table:table-cell office:value-type="float" office:value="17.84" calcext:value-type="float">
            <text:p>17.84</text:p>
          </table:table-cell>
          <table:table-cell office:value-type="string" calcext:value-type="string">
            <text:p>2020-05-22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8.76" calcext:value-type="float">
            <text:p>9</text:p>
          </table:table-cell>
          <table:table-cell table:style-name="ce4" office:value-type="date" office:date-value="2025-03-15" calcext:value-type="date">
            <text:p>2025-03-15 00:00:00</text:p>
          </table:table-cell>
          <table:table-cell office:value-type="string" calcext:value-type="string">
            <text:p>Ajuste</text:p>
          </table:table-cell>
          <table:table-cell office:value-type="float" office:value="2059.16" calcext:value-type="float">
            <text:p>2059.1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2025-03-15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9.77" calcext:value-type="float">
            <text:p>10</text:p>
          </table:table-cell>
          <table:table-cell table:style-name="ce4" office:value-type="date" office:date-value="2022-08-25" calcext:value-type="date">
            <text:p>2022-08-25 00:00:00</text:p>
          </table:table-cell>
          <table:table-cell office:value-type="string" calcext:value-type="string">
            <text:p>Revisión</text:p>
          </table:table-cell>
          <table:table-cell office:value-type="float" office:value="1590.7" calcext:value-type="float">
            <text:p>1590.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022-08-25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9.67" calcext:value-type="float">
            <text:p>10</text:p>
          </table:table-cell>
          <table:table-cell table:style-name="ce4" office:value-type="date" office:date-value="2020-08-30" calcext:value-type="date">
            <text:p>2020-08-30 00:00:00</text:p>
          </table:table-cell>
          <table:table-cell office:value-type="string" calcext:value-type="string">
            <text:p>Revisión</text:p>
          </table:table-cell>
          <table:table-cell office:value-type="float" office:value="4457.44" calcext:value-type="float">
            <text:p>4457.44</text:p>
          </table:table-cell>
          <table:table-cell office:value-type="float" office:value="41.68" calcext:value-type="float">
            <text:p>41.68</text:p>
          </table:table-cell>
          <table:table-cell office:value-type="string" calcext:value-type="string">
            <text:p>2020-08-3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6.4" calcext:value-type="float">
            <text:p>6</text:p>
          </table:table-cell>
          <table:table-cell table:style-name="ce4" office:value-type="date" office:date-value="2020-08-16" calcext:value-type="date">
            <text:p>2020-08-16 00:00:00</text:p>
          </table:table-cell>
          <table:table-cell office:value-type="string" calcext:value-type="string">
            <text:p>Revisión</text:p>
          </table:table-cell>
          <table:table-cell office:value-type="float" office:value="3798.73" calcext:value-type="float">
            <text:p>3798.7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2020-08-16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1.57" calcext:value-type="float">
            <text:p>2</text:p>
          </table:table-cell>
          <table:table-cell table:style-name="ce4" office:value-type="date" office:date-value="2024-11-19" calcext:value-type="date">
            <text:p>2024-11-19 00:00:00</text:p>
          </table:table-cell>
          <table:table-cell office:value-type="string" calcext:value-type="string">
            <text:p>Reemplazo parcial</text:p>
          </table:table-cell>
          <table:table-cell office:value-type="float" office:value="2832.53" calcext:value-type="float">
            <text:p>2832.53</text:p>
          </table:table-cell>
          <table:table-cell office:value-type="float" office:value="45.44" calcext:value-type="float">
            <text:p>45.44</text:p>
          </table:table-cell>
          <table:table-cell office:value-type="string" calcext:value-type="string">
            <text:p>2024-11-19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4.32" calcext:value-type="float">
            <text:p>4</text:p>
          </table:table-cell>
          <table:table-cell table:style-name="ce4" office:value-type="date" office:date-value="2023-10-16" calcext:value-type="date">
            <text:p>2023-10-16 00:00:00</text:p>
          </table:table-cell>
          <table:table-cell office:value-type="string" calcext:value-type="string">
            <text:p>Revisión</text:p>
          </table:table-cell>
          <table:table-cell office:value-type="float" office:value="3010.62" calcext:value-type="float">
            <text:p>3010.62</text:p>
          </table:table-cell>
          <table:table-cell office:value-type="float" office:value="41.58" calcext:value-type="float">
            <text:p>41.58</text:p>
          </table:table-cell>
          <table:table-cell office:value-type="string" calcext:value-type="string">
            <text:p>2023-10-16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4.6" calcext:value-type="float">
            <text:p>5</text:p>
          </table:table-cell>
          <table:table-cell table:style-name="ce4" office:value-type="date" office:date-value="2021-04-06" calcext:value-type="date">
            <text:p>2021-04-06 00:00:00</text:p>
          </table:table-cell>
          <table:table-cell office:value-type="string" calcext:value-type="string">
            <text:p>Ajuste</text:p>
          </table:table-cell>
          <table:table-cell office:value-type="float" office:value="2274.2" calcext:value-type="float">
            <text:p>2274.2</text:p>
          </table:table-cell>
          <table:table-cell office:value-type="float" office:value="23.18" calcext:value-type="float">
            <text:p>23.18</text:p>
          </table:table-cell>
          <table:table-cell office:value-type="string" calcext:value-type="string">
            <text:p>2021-04-06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6.96" calcext:value-type="float">
            <text:p>7</text:p>
          </table:table-cell>
          <table:table-cell table:style-name="ce4" office:value-type="date" office:date-value="2022-11-11" calcext:value-type="date">
            <text:p>2022-11-11 00:00:00</text:p>
          </table:table-cell>
          <table:table-cell office:value-type="string" calcext:value-type="string">
            <text:p>Ajuste</text:p>
          </table:table-cell>
          <table:table-cell office:value-type="float" office:value="3539.47" calcext:value-type="float">
            <text:p>3539.47</text:p>
          </table:table-cell>
          <table:table-cell office:value-type="float" office:value="5.87" calcext:value-type="float">
            <text:p>5.87</text:p>
          </table:table-cell>
          <table:table-cell office:value-type="string" calcext:value-type="string">
            <text:p>2022-11-11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6.06" calcext:value-type="float">
            <text:p>6</text:p>
          </table:table-cell>
          <table:table-cell table:style-name="ce4" office:value-type="date" office:date-value="2022-05-11" calcext:value-type="date">
            <text:p>2022-05-11 00:00:00</text:p>
          </table:table-cell>
          <table:table-cell office:value-type="string" calcext:value-type="string">
            <text:p>Revisión</text:p>
          </table:table-cell>
          <table:table-cell office:value-type="float" office:value="1025.22" calcext:value-type="float">
            <text:p>1025.22</text:p>
          </table:table-cell>
          <table:table-cell office:value-type="float" office:value="26.92" calcext:value-type="float">
            <text:p>26.92</text:p>
          </table:table-cell>
          <table:table-cell office:value-type="string" calcext:value-type="string">
            <text:p>2022-05-11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8.54" calcext:value-type="float">
            <text:p>9</text:p>
          </table:table-cell>
          <table:table-cell table:style-name="ce4" office:value-type="date" office:date-value="2023-10-08" calcext:value-type="date">
            <text:p>2023-10-08 00:00:00</text:p>
          </table:table-cell>
          <table:table-cell office:value-type="string" calcext:value-type="string">
            <text:p>Revisión</text:p>
          </table:table-cell>
          <table:table-cell office:value-type="float" office:value="2860.64" calcext:value-type="float">
            <text:p>2860.64</text:p>
          </table:table-cell>
          <table:table-cell office:value-type="float" office:value="47.76" calcext:value-type="float">
            <text:p>47.76</text:p>
          </table:table-cell>
          <table:table-cell office:value-type="string" calcext:value-type="string">
            <text:p>2023-10-08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7.36" calcext:value-type="float">
            <text:p>7</text:p>
          </table:table-cell>
          <table:table-cell table:style-name="ce4" office:value-type="date" office:date-value="2022-01-25" calcext:value-type="date">
            <text:p>2022-01-25 00:00:00</text:p>
          </table:table-cell>
          <table:table-cell office:value-type="string" calcext:value-type="string">
            <text:p>Reemplazo parcial</text:p>
          </table:table-cell>
          <table:table-cell office:value-type="float" office:value="3839.64" calcext:value-type="float">
            <text:p>3839.64</text:p>
          </table:table-cell>
          <table:table-cell office:value-type="float" office:value="22.24" calcext:value-type="float">
            <text:p>22.24</text:p>
          </table:table-cell>
          <table:table-cell office:value-type="string" calcext:value-type="string">
            <text:p>2022-01-25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6.23" calcext:value-type="float">
            <text:p>6</text:p>
          </table:table-cell>
          <table:table-cell table:style-name="ce4" office:value-type="date" office:date-value="2023-05-01" calcext:value-type="date">
            <text:p>2023-05-01 00:00:00</text:p>
          </table:table-cell>
          <table:table-cell office:value-type="string" calcext:value-type="string">
            <text:p>Lubricación</text:p>
          </table:table-cell>
          <table:table-cell office:value-type="float" office:value="1712.84" calcext:value-type="float">
            <text:p>1712.84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2023-05-01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7.21" calcext:value-type="float">
            <text:p>7</text:p>
          </table:table-cell>
          <table:table-cell table:style-name="ce4" office:value-type="date" office:date-value="2023-03-30" calcext:value-type="date">
            <text:p>2023-03-30 00:00:00</text:p>
          </table:table-cell>
          <table:table-cell office:value-type="string" calcext:value-type="string">
            <text:p>Lubricación</text:p>
          </table:table-cell>
          <table:table-cell office:value-type="float" office:value="2195.7" calcext:value-type="float">
            <text:p>2195.7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023-03-30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1.43" calcext:value-type="float">
            <text:p>1</text:p>
          </table:table-cell>
          <table:table-cell table:style-name="ce4" office:value-type="date" office:date-value="2024-04-12" calcext:value-type="date">
            <text:p>2024-04-12 00:00:00</text:p>
          </table:table-cell>
          <table:table-cell office:value-type="string" calcext:value-type="string">
            <text:p>Reemplazo parcial</text:p>
          </table:table-cell>
          <table:table-cell office:value-type="float" office:value="2282.06" calcext:value-type="float">
            <text:p>2282.06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2024-04-12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3.54" calcext:value-type="float">
            <text:p>4</text:p>
          </table:table-cell>
          <table:table-cell table:style-name="ce4" office:value-type="date" office:date-value="2021-05-17" calcext:value-type="date">
            <text:p>2021-05-17 00:00:00</text:p>
          </table:table-cell>
          <table:table-cell office:value-type="string" calcext:value-type="string">
            <text:p>Lubricación</text:p>
          </table:table-cell>
          <table:table-cell office:value-type="float" office:value="4404.08" calcext:value-type="float">
            <text:p>4404.08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2021-05-17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2.52" calcext:value-type="float">
            <text:p>3</text:p>
          </table:table-cell>
          <table:table-cell table:style-name="ce4" office:value-type="date" office:date-value="2022-12-15" calcext:value-type="date">
            <text:p>2022-12-15 00:00:00</text:p>
          </table:table-cell>
          <table:table-cell office:value-type="string" calcext:value-type="string">
            <text:p>Revisión</text:p>
          </table:table-cell>
          <table:table-cell office:value-type="float" office:value="4231.83" calcext:value-type="float">
            <text:p>4231.83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2022-12-15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9.71" calcext:value-type="float">
            <text:p>10</text:p>
          </table:table-cell>
          <table:table-cell table:style-name="ce4" office:value-type="date" office:date-value="2023-12-16" calcext:value-type="date">
            <text:p>2023-12-16 00:00:00</text:p>
          </table:table-cell>
          <table:table-cell office:value-type="string" calcext:value-type="string">
            <text:p>Revisión</text:p>
          </table:table-cell>
          <table:table-cell office:value-type="float" office:value="4507.86" calcext:value-type="float">
            <text:p>4507.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3-12-16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7.74" calcext:value-type="float">
            <text:p>8</text:p>
          </table:table-cell>
          <table:table-cell table:style-name="ce4" office:value-type="date" office:date-value="2024-11-20" calcext:value-type="date">
            <text:p>2024-11-20 00:00:00</text:p>
          </table:table-cell>
          <table:table-cell office:value-type="string" calcext:value-type="string">
            <text:p>Reemplazo parcial</text:p>
          </table:table-cell>
          <table:table-cell office:value-type="float" office:value="1966.07" calcext:value-type="float">
            <text:p>1966.07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2024-11-20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5.98" calcext:value-type="float">
            <text:p>6</text:p>
          </table:table-cell>
          <table:table-cell table:style-name="ce4" office:value-type="date" office:date-value="2022-02-28" calcext:value-type="date">
            <text:p>2022-02-28 00:00:00</text:p>
          </table:table-cell>
          <table:table-cell office:value-type="string" calcext:value-type="string">
            <text:p>Lubricación</text:p>
          </table:table-cell>
          <table:table-cell office:value-type="float" office:value="3227.55" calcext:value-type="float">
            <text:p>3227.55</text:p>
          </table:table-cell>
          <table:table-cell office:value-type="float" office:value="13.15" calcext:value-type="float">
            <text:p>13.15</text:p>
          </table:table-cell>
          <table:table-cell office:value-type="string" calcext:value-type="string">
            <text:p>2022-02-28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2.81" calcext:value-type="float">
            <text:p>3</text:p>
          </table:table-cell>
          <table:table-cell table:style-name="ce4" office:value-type="date" office:date-value="2023-08-29" calcext:value-type="date">
            <text:p>2023-08-29 00:00:00</text:p>
          </table:table-cell>
          <table:table-cell office:value-type="string" calcext:value-type="string">
            <text:p>Revisión</text:p>
          </table:table-cell>
          <table:table-cell office:value-type="float" office:value="4386.51" calcext:value-type="float">
            <text:p>4386.51</text:p>
          </table:table-cell>
          <table:table-cell office:value-type="float" office:value="33.41" calcext:value-type="float">
            <text:p>33.41</text:p>
          </table:table-cell>
          <table:table-cell office:value-type="string" calcext:value-type="string">
            <text:p>2023-08-29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6.73" calcext:value-type="float">
            <text:p>7</text:p>
          </table:table-cell>
          <table:table-cell table:style-name="ce4" office:value-type="date" office:date-value="2023-11-02" calcext:value-type="date">
            <text:p>2023-11-02 00:00:00</text:p>
          </table:table-cell>
          <table:table-cell office:value-type="string" calcext:value-type="string">
            <text:p>Ajuste</text:p>
          </table:table-cell>
          <table:table-cell office:value-type="float" office:value="3132.04" calcext:value-type="float">
            <text:p>3132.04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2023-11-02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4.81" calcext:value-type="float">
            <text:p>5</text:p>
          </table:table-cell>
          <table:table-cell table:style-name="ce4" office:value-type="date" office:date-value="2024-04-07" calcext:value-type="date">
            <text:p>2024-04-07 00:00:00</text:p>
          </table:table-cell>
          <table:table-cell office:value-type="string" calcext:value-type="string">
            <text:p>Ajuste</text:p>
          </table:table-cell>
          <table:table-cell office:value-type="float" office:value="4570.7" calcext:value-type="float">
            <text:p>4570.7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2024-04-07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5.07" calcext:value-type="float">
            <text:p>5</text:p>
          </table:table-cell>
          <table:table-cell table:style-name="ce4" office:value-type="date" office:date-value="2021-06-20" calcext:value-type="date">
            <text:p>2021-06-20 00:00:00</text:p>
          </table:table-cell>
          <table:table-cell office:value-type="string" calcext:value-type="string">
            <text:p>Revisión</text:p>
          </table:table-cell>
          <table:table-cell office:value-type="float" office:value="3189.01" calcext:value-type="float">
            <text:p>3189.01</text:p>
          </table:table-cell>
          <table:table-cell office:value-type="float" office:value="18.87" calcext:value-type="float">
            <text:p>18.87</text:p>
          </table:table-cell>
          <table:table-cell office:value-type="string" calcext:value-type="string">
            <text:p>2021-06-2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9.61" calcext:value-type="float">
            <text:p>10</text:p>
          </table:table-cell>
          <table:table-cell table:style-name="ce4" office:value-type="date" office:date-value="2024-11-18" calcext:value-type="date">
            <text:p>2024-11-18 00:00:00</text:p>
          </table:table-cell>
          <table:table-cell office:value-type="string" calcext:value-type="string">
            <text:p>Revisión</text:p>
          </table:table-cell>
          <table:table-cell office:value-type="float" office:value="4045.73" calcext:value-type="float">
            <text:p>4045.73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2024-11-18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7.68" calcext:value-type="float">
            <text:p>8</text:p>
          </table:table-cell>
          <table:table-cell table:style-name="ce4" office:value-type="date" office:date-value="2025-01-13" calcext:value-type="date">
            <text:p>2025-01-13 00:00:00</text:p>
          </table:table-cell>
          <table:table-cell office:value-type="string" calcext:value-type="string">
            <text:p>Ajuste</text:p>
          </table:table-cell>
          <table:table-cell office:value-type="float" office:value="4579.88" calcext:value-type="float">
            <text:p>4579.88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2025-01-13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5.39" calcext:value-type="float">
            <text:p>5</text:p>
          </table:table-cell>
          <table:table-cell table:style-name="ce4" office:value-type="date" office:date-value="2025-03-01" calcext:value-type="date">
            <text:p>2025-03-01 00:00:00</text:p>
          </table:table-cell>
          <table:table-cell office:value-type="string" calcext:value-type="string">
            <text:p>Ajuste</text:p>
          </table:table-cell>
          <table:table-cell office:value-type="float" office:value="1490.81" calcext:value-type="float">
            <text:p>1490.81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2025-03-01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5.65" calcext:value-type="float">
            <text:p>6</text:p>
          </table:table-cell>
          <table:table-cell table:style-name="ce4" office:value-type="date" office:date-value="2020-06-27" calcext:value-type="date">
            <text:p>2020-06-27 00:00:00</text:p>
          </table:table-cell>
          <table:table-cell office:value-type="string" calcext:value-type="string">
            <text:p>Reemplazo parcial</text:p>
          </table:table-cell>
          <table:table-cell office:value-type="float" office:value="2103.02" calcext:value-type="float">
            <text:p>2103.02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2020-06-27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9.44" calcext:value-type="float">
            <text:p>9</text:p>
          </table:table-cell>
          <table:table-cell table:style-name="ce4" office:value-type="date" office:date-value="2025-01-15" calcext:value-type="date">
            <text:p>2025-01-15 00:00:00</text:p>
          </table:table-cell>
          <table:table-cell office:value-type="string" calcext:value-type="string">
            <text:p>Revisión</text:p>
          </table:table-cell>
          <table:table-cell office:value-type="float" office:value="916.77" calcext:value-type="float">
            <text:p>916.77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2025-01-15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7.33" calcext:value-type="float">
            <text:p>7</text:p>
          </table:table-cell>
          <table:table-cell table:style-name="ce4" office:value-type="date" office:date-value="2021-11-14" calcext:value-type="date">
            <text:p>2021-11-14 00:00:00</text:p>
          </table:table-cell>
          <table:table-cell office:value-type="string" calcext:value-type="string">
            <text:p>Ajuste</text:p>
          </table:table-cell>
          <table:table-cell office:value-type="float" office:value="2416.33" calcext:value-type="float">
            <text:p>2416.33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2021-11-14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2.51" calcext:value-type="float">
            <text:p>3</text:p>
          </table:table-cell>
          <table:table-cell table:style-name="ce4" office:value-type="date" office:date-value="2024-10-14" calcext:value-type="date">
            <text:p>2024-10-14 00:00:00</text:p>
          </table:table-cell>
          <table:table-cell office:value-type="string" calcext:value-type="string">
            <text:p>Ajuste</text:p>
          </table:table-cell>
          <table:table-cell office:value-type="float" office:value="2216.26" calcext:value-type="float">
            <text:p>2216.26</text:p>
          </table:table-cell>
          <table:table-cell office:value-type="float" office:value="47.9" calcext:value-type="float">
            <text:p>47.9</text:p>
          </table:table-cell>
          <table:table-cell office:value-type="string" calcext:value-type="string">
            <text:p>2024-10-14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3.28" calcext:value-type="float">
            <text:p>3</text:p>
          </table:table-cell>
          <table:table-cell table:style-name="ce4" office:value-type="date" office:date-value="2020-12-03" calcext:value-type="date">
            <text:p>2020-12-03 00:00:00</text:p>
          </table:table-cell>
          <table:table-cell office:value-type="string" calcext:value-type="string">
            <text:p>Lubricación</text:p>
          </table:table-cell>
          <table:table-cell office:value-type="float" office:value="4178.45" calcext:value-type="float">
            <text:p>4178.45</text:p>
          </table:table-cell>
          <table:table-cell office:value-type="float" office:value="21.05" calcext:value-type="float">
            <text:p>21.05</text:p>
          </table:table-cell>
          <table:table-cell office:value-type="string" calcext:value-type="string">
            <text:p>2020-12-03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9.95" calcext:value-type="float">
            <text:p>10</text:p>
          </table:table-cell>
          <table:table-cell table:style-name="ce4" office:value-type="date" office:date-value="2024-04-11" calcext:value-type="date">
            <text:p>2024-04-11 00:00:00</text:p>
          </table:table-cell>
          <table:table-cell office:value-type="string" calcext:value-type="string">
            <text:p>Ajuste</text:p>
          </table:table-cell>
          <table:table-cell office:value-type="float" office:value="1274.55" calcext:value-type="float">
            <text:p>1274.55</text:p>
          </table:table-cell>
          <table:table-cell office:value-type="float" office:value="32.76" calcext:value-type="float">
            <text:p>32.76</text:p>
          </table:table-cell>
          <table:table-cell office:value-type="string" calcext:value-type="string">
            <text:p>2024-04-11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4.2" calcext:value-type="float">
            <text:p>4</text:p>
          </table:table-cell>
          <table:table-cell table:style-name="ce4" office:value-type="date" office:date-value="2022-05-28" calcext:value-type="date">
            <text:p>2022-05-28 00:00:00</text:p>
          </table:table-cell>
          <table:table-cell office:value-type="string" calcext:value-type="string">
            <text:p>Lubricación</text:p>
          </table:table-cell>
          <table:table-cell office:value-type="float" office:value="897.16" calcext:value-type="float">
            <text:p>897.16</text:p>
          </table:table-cell>
          <table:table-cell office:value-type="float" office:value="36.35" calcext:value-type="float">
            <text:p>36.35</text:p>
          </table:table-cell>
          <table:table-cell office:value-type="string" calcext:value-type="string">
            <text:p>2022-05-28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2-08-11" calcext:value-type="date">
            <text:p>2022-08-11 00:00:00</text:p>
          </table:table-cell>
          <table:table-cell office:value-type="string" calcext:value-type="string">
            <text:p>Revisión</text:p>
          </table:table-cell>
          <table:table-cell office:value-type="float" office:value="3713.48" calcext:value-type="float">
            <text:p>3713.48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2022-08-11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3.68" calcext:value-type="float">
            <text:p>4</text:p>
          </table:table-cell>
          <table:table-cell table:style-name="ce4" office:value-type="date" office:date-value="2022-05-18" calcext:value-type="date">
            <text:p>2022-05-18 00:00:00</text:p>
          </table:table-cell>
          <table:table-cell office:value-type="string" calcext:value-type="string">
            <text:p>Reemplazo parcial</text:p>
          </table:table-cell>
          <table:table-cell office:value-type="float" office:value="2844.78" calcext:value-type="float">
            <text:p>2844.78</text:p>
          </table:table-cell>
          <table:table-cell office:value-type="float" office:value="42.76" calcext:value-type="float">
            <text:p>42.76</text:p>
          </table:table-cell>
          <table:table-cell office:value-type="string" calcext:value-type="string">
            <text:p>2022-05-18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9.89" calcext:value-type="float">
            <text:p>10</text:p>
          </table:table-cell>
          <table:table-cell table:style-name="ce4" office:value-type="date" office:date-value="2025-03-17" calcext:value-type="date">
            <text:p>2025-03-17 00:00:00</text:p>
          </table:table-cell>
          <table:table-cell office:value-type="string" calcext:value-type="string">
            <text:p>Reemplazo parcial</text:p>
          </table:table-cell>
          <table:table-cell office:value-type="float" office:value="4029.17" calcext:value-type="float">
            <text:p>4029.17</text:p>
          </table:table-cell>
          <table:table-cell office:value-type="float" office:value="23.35" calcext:value-type="float">
            <text:p>23.35</text:p>
          </table:table-cell>
          <table:table-cell office:value-type="string" calcext:value-type="string">
            <text:p>2025-03-17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7.95" calcext:value-type="float">
            <text:p>8</text:p>
          </table:table-cell>
          <table:table-cell table:style-name="ce4" office:value-type="date" office:date-value="2024-05-27" calcext:value-type="date">
            <text:p>2024-05-27 00:00:00</text:p>
          </table:table-cell>
          <table:table-cell office:value-type="string" calcext:value-type="string">
            <text:p>Lubricación</text:p>
          </table:table-cell>
          <table:table-cell office:value-type="float" office:value="4309.77" calcext:value-type="float">
            <text:p>4309.77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2024-05-2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4.39" calcext:value-type="float">
            <text:p>4</text:p>
          </table:table-cell>
          <table:table-cell table:style-name="ce4" office:value-type="date" office:date-value="2023-01-01" calcext:value-type="date">
            <text:p>2023-01-01 00:00:00</text:p>
          </table:table-cell>
          <table:table-cell office:value-type="string" calcext:value-type="string">
            <text:p>Revisión</text:p>
          </table:table-cell>
          <table:table-cell office:value-type="float" office:value="4645.89" calcext:value-type="float">
            <text:p>4645.89</text:p>
          </table:table-cell>
          <table:table-cell office:value-type="float" office:value="23.18" calcext:value-type="float">
            <text:p>23.18</text:p>
          </table:table-cell>
          <table:table-cell office:value-type="string" calcext:value-type="string">
            <text:p>2023-01-01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.26" calcext:value-type="float">
            <text:p>4</text:p>
          </table:table-cell>
          <table:table-cell table:style-name="ce4" office:value-type="date" office:date-value="2021-06-14" calcext:value-type="date">
            <text:p>2021-06-14 00:00:00</text:p>
          </table:table-cell>
          <table:table-cell office:value-type="string" calcext:value-type="string">
            <text:p>Revisión</text:p>
          </table:table-cell>
          <table:table-cell office:value-type="float" office:value="1706.11" calcext:value-type="float">
            <text:p>1706.11</text:p>
          </table:table-cell>
          <table:table-cell office:value-type="float" office:value="47.46" calcext:value-type="float">
            <text:p>47.46</text:p>
          </table:table-cell>
          <table:table-cell office:value-type="string" calcext:value-type="string">
            <text:p>2021-06-14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3.03" calcext:value-type="float">
            <text:p>3</text:p>
          </table:table-cell>
          <table:table-cell table:style-name="ce4" office:value-type="date" office:date-value="2021-07-27" calcext:value-type="date">
            <text:p>2021-07-27 00:00:00</text:p>
          </table:table-cell>
          <table:table-cell office:value-type="string" calcext:value-type="string">
            <text:p>Reemplazo parcial</text:p>
          </table:table-cell>
          <table:table-cell office:value-type="float" office:value="1116.79" calcext:value-type="float">
            <text:p>1116.79</text:p>
          </table:table-cell>
          <table:table-cell office:value-type="float" office:value="35.45" calcext:value-type="float">
            <text:p>35.45</text:p>
          </table:table-cell>
          <table:table-cell office:value-type="string" calcext:value-type="string">
            <text:p>2021-07-27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5.53" calcext:value-type="float">
            <text:p>6</text:p>
          </table:table-cell>
          <table:table-cell table:style-name="ce4" office:value-type="date" office:date-value="2021-04-25" calcext:value-type="date">
            <text:p>2021-04-25 00:00:00</text:p>
          </table:table-cell>
          <table:table-cell office:value-type="string" calcext:value-type="string">
            <text:p>Ajuste</text:p>
          </table:table-cell>
          <table:table-cell office:value-type="float" office:value="3190.33" calcext:value-type="float">
            <text:p>3190.33</text:p>
          </table:table-cell>
          <table:table-cell office:value-type="float" office:value="38.62" calcext:value-type="float">
            <text:p>38.62</text:p>
          </table:table-cell>
          <table:table-cell office:value-type="string" calcext:value-type="string">
            <text:p>2021-04-25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2.91" calcext:value-type="float">
            <text:p>3</text:p>
          </table:table-cell>
          <table:table-cell table:style-name="ce4" office:value-type="date" office:date-value="2022-05-12" calcext:value-type="date">
            <text:p>2022-05-12 00:00:00</text:p>
          </table:table-cell>
          <table:table-cell office:value-type="string" calcext:value-type="string">
            <text:p>Ajuste</text:p>
          </table:table-cell>
          <table:table-cell office:value-type="float" office:value="3054.9" calcext:value-type="float">
            <text:p>3054.9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2022-05-12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4.76" calcext:value-type="float">
            <text:p>5</text:p>
          </table:table-cell>
          <table:table-cell table:style-name="ce4" office:value-type="date" office:date-value="2021-02-22" calcext:value-type="date">
            <text:p>2021-02-22 00:00:00</text:p>
          </table:table-cell>
          <table:table-cell office:value-type="string" calcext:value-type="string">
            <text:p>Revisión</text:p>
          </table:table-cell>
          <table:table-cell office:value-type="float" office:value="2114.83" calcext:value-type="float">
            <text:p>2114.83</text:p>
          </table:table-cell>
          <table:table-cell office:value-type="float" office:value="37.16" calcext:value-type="float">
            <text:p>37.16</text:p>
          </table:table-cell>
          <table:table-cell office:value-type="string" calcext:value-type="string">
            <text:p>2021-02-22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4.14" calcext:value-type="float">
            <text:p>4</text:p>
          </table:table-cell>
          <table:table-cell table:style-name="ce4" office:value-type="date" office:date-value="2024-07-12" calcext:value-type="date">
            <text:p>2024-07-12 00:00:00</text:p>
          </table:table-cell>
          <table:table-cell office:value-type="string" calcext:value-type="string">
            <text:p>Lubricación</text:p>
          </table:table-cell>
          <table:table-cell office:value-type="float" office:value="900.47" calcext:value-type="float">
            <text:p>900.47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2024-07-12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.44" calcext:value-type="float">
            <text:p>1</text:p>
          </table:table-cell>
          <table:table-cell table:style-name="ce4" office:value-type="date" office:date-value="2022-08-29" calcext:value-type="date">
            <text:p>2022-08-29 00:00:00</text:p>
          </table:table-cell>
          <table:table-cell office:value-type="string" calcext:value-type="string">
            <text:p>Ajuste</text:p>
          </table:table-cell>
          <table:table-cell office:value-type="float" office:value="2515.95" calcext:value-type="float">
            <text:p>2515.95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2022-08-29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1.1" calcext:value-type="float">
            <text:p>1</text:p>
          </table:table-cell>
          <table:table-cell table:style-name="ce4" office:value-type="date" office:date-value="2023-06-09" calcext:value-type="date">
            <text:p>2023-06-09 00:00:00</text:p>
          </table:table-cell>
          <table:table-cell office:value-type="string" calcext:value-type="string">
            <text:p>Reemplazo parcial</text:p>
          </table:table-cell>
          <table:table-cell office:value-type="float" office:value="3921.88" calcext:value-type="float">
            <text:p>3921.88</text:p>
          </table:table-cell>
          <table:table-cell office:value-type="float" office:value="44.29" calcext:value-type="float">
            <text:p>44.29</text:p>
          </table:table-cell>
          <table:table-cell office:value-type="string" calcext:value-type="string">
            <text:p>2023-06-09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3.2" calcext:value-type="float">
            <text:p>3</text:p>
          </table:table-cell>
          <table:table-cell table:style-name="ce4" office:value-type="date" office:date-value="2020-05-22" calcext:value-type="date">
            <text:p>2020-05-22 00:00:00</text:p>
          </table:table-cell>
          <table:table-cell office:value-type="string" calcext:value-type="string">
            <text:p>Ajuste</text:p>
          </table:table-cell>
          <table:table-cell office:value-type="float" office:value="4625.17" calcext:value-type="float">
            <text:p>4625.17</text:p>
          </table:table-cell>
          <table:table-cell office:value-type="float" office:value="29.61" calcext:value-type="float">
            <text:p>29.61</text:p>
          </table:table-cell>
          <table:table-cell office:value-type="string" calcext:value-type="string">
            <text:p>2020-05-22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2.66" calcext:value-type="float">
            <text:p>3</text:p>
          </table:table-cell>
          <table:table-cell table:style-name="ce4" office:value-type="date" office:date-value="2020-11-12" calcext:value-type="date">
            <text:p>2020-11-12 00:00:00</text:p>
          </table:table-cell>
          <table:table-cell office:value-type="string" calcext:value-type="string">
            <text:p>Revisión</text:p>
          </table:table-cell>
          <table:table-cell office:value-type="float" office:value="805.8" calcext:value-type="float">
            <text:p>805.8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2020-11-12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9.46" calcext:value-type="float">
            <text:p>9</text:p>
          </table:table-cell>
          <table:table-cell table:style-name="ce4" office:value-type="date" office:date-value="2022-09-10" calcext:value-type="date">
            <text:p>2022-09-10 00:00:00</text:p>
          </table:table-cell>
          <table:table-cell office:value-type="string" calcext:value-type="string">
            <text:p>Revisión</text:p>
          </table:table-cell>
          <table:table-cell office:value-type="float" office:value="4940.03" calcext:value-type="float">
            <text:p>4940.03</text:p>
          </table:table-cell>
          <table:table-cell office:value-type="float" office:value="45.85" calcext:value-type="float">
            <text:p>45.85</text:p>
          </table:table-cell>
          <table:table-cell office:value-type="string" calcext:value-type="string">
            <text:p>2022-09-10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.79" calcext:value-type="float">
            <text:p>3</text:p>
          </table:table-cell>
          <table:table-cell table:style-name="ce4" office:value-type="date" office:date-value="2022-04-08" calcext:value-type="date">
            <text:p>2022-04-08 00:00:00</text:p>
          </table:table-cell>
          <table:table-cell office:value-type="string" calcext:value-type="string">
            <text:p>Reemplazo parcial</text:p>
          </table:table-cell>
          <table:table-cell office:value-type="float" office:value="1827.28" calcext:value-type="float">
            <text:p>1827.28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2022-04-08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5.94" calcext:value-type="float">
            <text:p>6</text:p>
          </table:table-cell>
          <table:table-cell table:style-name="ce4" office:value-type="date" office:date-value="2020-10-14" calcext:value-type="date">
            <text:p>2020-10-14 00:00:00</text:p>
          </table:table-cell>
          <table:table-cell office:value-type="string" calcext:value-type="string">
            <text:p>Ajuste</text:p>
          </table:table-cell>
          <table:table-cell office:value-type="float" office:value="2437.48" calcext:value-type="float">
            <text:p>2437.48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2020-10-14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4.62" calcext:value-type="float">
            <text:p>5</text:p>
          </table:table-cell>
          <table:table-cell table:style-name="ce4" office:value-type="date" office:date-value="2020-10-04" calcext:value-type="date">
            <text:p>2020-10-04 00:00:00</text:p>
          </table:table-cell>
          <table:table-cell office:value-type="string" calcext:value-type="string">
            <text:p>Lubricación</text:p>
          </table:table-cell>
          <table:table-cell office:value-type="float" office:value="1603.21" calcext:value-type="float">
            <text:p>1603.21</text:p>
          </table:table-cell>
          <table:table-cell office:value-type="float" office:value="42.31" calcext:value-type="float">
            <text:p>42.31</text:p>
          </table:table-cell>
          <table:table-cell office:value-type="string" calcext:value-type="string">
            <text:p>2020-10-04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2.5" calcext:value-type="float">
            <text:p>3</text:p>
          </table:table-cell>
          <table:table-cell table:style-name="ce4" office:value-type="date" office:date-value="2021-02-05" calcext:value-type="date">
            <text:p>2021-02-05 00:00:00</text:p>
          </table:table-cell>
          <table:table-cell office:value-type="string" calcext:value-type="string">
            <text:p>Reemplazo parcial</text:p>
          </table:table-cell>
          <table:table-cell office:value-type="float" office:value="1648.75" calcext:value-type="float">
            <text:p>1648.75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2021-02-05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4.22" calcext:value-type="float">
            <text:p>4</text:p>
          </table:table-cell>
          <table:table-cell table:style-name="ce4" office:value-type="date" office:date-value="2023-03-19" calcext:value-type="date">
            <text:p>2023-03-19 00:00:00</text:p>
          </table:table-cell>
          <table:table-cell office:value-type="string" calcext:value-type="string">
            <text:p>Lubricación</text:p>
          </table:table-cell>
          <table:table-cell office:value-type="float" office:value="3445.27" calcext:value-type="float">
            <text:p>3445.27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2023-03-19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6.44" calcext:value-type="float">
            <text:p>6</text:p>
          </table:table-cell>
          <table:table-cell table:style-name="ce4" office:value-type="date" office:date-value="2021-10-11" calcext:value-type="date">
            <text:p>2021-10-11 00:00:00</text:p>
          </table:table-cell>
          <table:table-cell office:value-type="string" calcext:value-type="string">
            <text:p>Ajuste</text:p>
          </table:table-cell>
          <table:table-cell office:value-type="float" office:value="1057.99" calcext:value-type="float">
            <text:p>1057.99</text:p>
          </table:table-cell>
          <table:table-cell office:value-type="float" office:value="39.37" calcext:value-type="float">
            <text:p>39.37</text:p>
          </table:table-cell>
          <table:table-cell office:value-type="string" calcext:value-type="string">
            <text:p>2021-10-11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6.65" calcext:value-type="float">
            <text:p>7</text:p>
          </table:table-cell>
          <table:table-cell table:style-name="ce4" office:value-type="date" office:date-value="2024-09-10" calcext:value-type="date">
            <text:p>2024-09-10 00:00:00</text:p>
          </table:table-cell>
          <table:table-cell office:value-type="string" calcext:value-type="string">
            <text:p>Lubricación</text:p>
          </table:table-cell>
          <table:table-cell office:value-type="float" office:value="2004.88" calcext:value-type="float">
            <text:p>2004.88</text:p>
          </table:table-cell>
          <table:table-cell office:value-type="float" office:value="32.69" calcext:value-type="float">
            <text:p>32.69</text:p>
          </table:table-cell>
          <table:table-cell office:value-type="string" calcext:value-type="string">
            <text:p>2024-09-1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2.11" calcext:value-type="float">
            <text:p>2</text:p>
          </table:table-cell>
          <table:table-cell table:style-name="ce4" office:value-type="date" office:date-value="2020-04-06" calcext:value-type="date">
            <text:p>2020-04-06 00:00:00</text:p>
          </table:table-cell>
          <table:table-cell office:value-type="string" calcext:value-type="string">
            <text:p>Revisión</text:p>
          </table:table-cell>
          <table:table-cell office:value-type="float" office:value="3427.37" calcext:value-type="float">
            <text:p>3427.37</text:p>
          </table:table-cell>
          <table:table-cell office:value-type="float" office:value="27.94" calcext:value-type="float">
            <text:p>27.94</text:p>
          </table:table-cell>
          <table:table-cell office:value-type="string" calcext:value-type="string">
            <text:p>2020-04-06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7.87" calcext:value-type="float">
            <text:p>8</text:p>
          </table:table-cell>
          <table:table-cell table:style-name="ce4" office:value-type="date" office:date-value="2025-02-16" calcext:value-type="date">
            <text:p>2025-02-16 00:00:00</text:p>
          </table:table-cell>
          <table:table-cell office:value-type="string" calcext:value-type="string">
            <text:p>Revisión</text:p>
          </table:table-cell>
          <table:table-cell office:value-type="float" office:value="1493.15" calcext:value-type="float">
            <text:p>1493.15</text:p>
          </table:table-cell>
          <table:table-cell office:value-type="float" office:value="20.24" calcext:value-type="float">
            <text:p>20.24</text:p>
          </table:table-cell>
          <table:table-cell office:value-type="string" calcext:value-type="string">
            <text:p>2025-02-16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7.84" calcext:value-type="float">
            <text:p>8</text:p>
          </table:table-cell>
          <table:table-cell table:style-name="ce4" office:value-type="date" office:date-value="2021-11-09" calcext:value-type="date">
            <text:p>2021-11-09 00:00:00</text:p>
          </table:table-cell>
          <table:table-cell office:value-type="string" calcext:value-type="string">
            <text:p>Reemplazo parcial</text:p>
          </table:table-cell>
          <table:table-cell office:value-type="float" office:value="4242.74" calcext:value-type="float">
            <text:p>4242.74</text:p>
          </table:table-cell>
          <table:table-cell office:value-type="float" office:value="36.84" calcext:value-type="float">
            <text:p>36.84</text:p>
          </table:table-cell>
          <table:table-cell office:value-type="string" calcext:value-type="string">
            <text:p>2021-11-09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5.38" calcext:value-type="float">
            <text:p>5</text:p>
          </table:table-cell>
          <table:table-cell table:style-name="ce4" office:value-type="date" office:date-value="2023-12-11" calcext:value-type="date">
            <text:p>2023-12-11 00:00:00</text:p>
          </table:table-cell>
          <table:table-cell office:value-type="string" calcext:value-type="string">
            <text:p>Ajuste</text:p>
          </table:table-cell>
          <table:table-cell office:value-type="float" office:value="4297.44" calcext:value-type="float">
            <text:p>4297.44</text:p>
          </table:table-cell>
          <table:table-cell office:value-type="float" office:value="26.07" calcext:value-type="float">
            <text:p>26.07</text:p>
          </table:table-cell>
          <table:table-cell office:value-type="string" calcext:value-type="string">
            <text:p>2023-12-11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4.55" calcext:value-type="float">
            <text:p>5</text:p>
          </table:table-cell>
          <table:table-cell table:style-name="ce4" office:value-type="date" office:date-value="2023-06-06" calcext:value-type="date">
            <text:p>2023-06-06 00:00:00</text:p>
          </table:table-cell>
          <table:table-cell office:value-type="string" calcext:value-type="string">
            <text:p>Reemplazo parcial</text:p>
          </table:table-cell>
          <table:table-cell office:value-type="float" office:value="2135.63" calcext:value-type="float">
            <text:p>2135.63</text:p>
          </table:table-cell>
          <table:table-cell office:value-type="float" office:value="29.55" calcext:value-type="float">
            <text:p>29.55</text:p>
          </table:table-cell>
          <table:table-cell office:value-type="string" calcext:value-type="string">
            <text:p>2023-06-06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9.12" calcext:value-type="float">
            <text:p>9</text:p>
          </table:table-cell>
          <table:table-cell table:style-name="ce4" office:value-type="date" office:date-value="2021-07-09" calcext:value-type="date">
            <text:p>2021-07-09 00:00:00</text:p>
          </table:table-cell>
          <table:table-cell office:value-type="string" calcext:value-type="string">
            <text:p>Reemplazo parcial</text:p>
          </table:table-cell>
          <table:table-cell office:value-type="float" office:value="1239.98" calcext:value-type="float">
            <text:p>1239.98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2021-07-09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.23" calcext:value-type="float">
            <text:p>1</text:p>
          </table:table-cell>
          <table:table-cell table:style-name="ce4" office:value-type="date" office:date-value="2022-01-02" calcext:value-type="date">
            <text:p>2022-01-02 00:00:00</text:p>
          </table:table-cell>
          <table:table-cell office:value-type="string" calcext:value-type="string">
            <text:p>Lubricación</text:p>
          </table:table-cell>
          <table:table-cell office:value-type="float" office:value="3636.56" calcext:value-type="float">
            <text:p>3636.56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2022-01-02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9.16" calcext:value-type="float">
            <text:p>9</text:p>
          </table:table-cell>
          <table:table-cell table:style-name="ce4" office:value-type="date" office:date-value="2023-03-06" calcext:value-type="date">
            <text:p>2023-03-06 00:00:00</text:p>
          </table:table-cell>
          <table:table-cell office:value-type="string" calcext:value-type="string">
            <text:p>Revisión</text:p>
          </table:table-cell>
          <table:table-cell office:value-type="float" office:value="2870.27" calcext:value-type="float">
            <text:p>2870.27</text:p>
          </table:table-cell>
          <table:table-cell office:value-type="float" office:value="24.28" calcext:value-type="float">
            <text:p>24.28</text:p>
          </table:table-cell>
          <table:table-cell office:value-type="string" calcext:value-type="string">
            <text:p>2023-03-06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9.23" calcext:value-type="float">
            <text:p>9</text:p>
          </table:table-cell>
          <table:table-cell table:style-name="ce4" office:value-type="date" office:date-value="2021-09-18" calcext:value-type="date">
            <text:p>2021-09-18 00:00:00</text:p>
          </table:table-cell>
          <table:table-cell office:value-type="string" calcext:value-type="string">
            <text:p>Reemplazo parcial</text:p>
          </table:table-cell>
          <table:table-cell office:value-type="float" office:value="905.12" calcext:value-type="float">
            <text:p>905.12</text:p>
          </table:table-cell>
          <table:table-cell office:value-type="float" office:value="8.44" calcext:value-type="float">
            <text:p>8.44</text:p>
          </table:table-cell>
          <table:table-cell office:value-type="string" calcext:value-type="string">
            <text:p>2021-09-18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9.57" calcext:value-type="float">
            <text:p>10</text:p>
          </table:table-cell>
          <table:table-cell table:style-name="ce4" office:value-type="date" office:date-value="2020-09-11" calcext:value-type="date">
            <text:p>2020-09-11 00:00:00</text:p>
          </table:table-cell>
          <table:table-cell office:value-type="string" calcext:value-type="string">
            <text:p>Reemplazo parcial</text:p>
          </table:table-cell>
          <table:table-cell office:value-type="float" office:value="4771.56" calcext:value-type="float">
            <text:p>4771.56</text:p>
          </table:table-cell>
          <table:table-cell office:value-type="float" office:value="42.34" calcext:value-type="float">
            <text:p>42.34</text:p>
          </table:table-cell>
          <table:table-cell office:value-type="string" calcext:value-type="string">
            <text:p>2020-09-11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8.69" calcext:value-type="float">
            <text:p>9</text:p>
          </table:table-cell>
          <table:table-cell table:style-name="ce4" office:value-type="date" office:date-value="2021-08-07" calcext:value-type="date">
            <text:p>2021-08-07 00:00:00</text:p>
          </table:table-cell>
          <table:table-cell office:value-type="string" calcext:value-type="string">
            <text:p>Revisión</text:p>
          </table:table-cell>
          <table:table-cell office:value-type="float" office:value="922.95" calcext:value-type="float">
            <text:p>922.9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021-08-07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4.83" calcext:value-type="float">
            <text:p>5</text:p>
          </table:table-cell>
          <table:table-cell table:style-name="ce4" office:value-type="date" office:date-value="2021-06-02" calcext:value-type="date">
            <text:p>2021-06-02 00:00:00</text:p>
          </table:table-cell>
          <table:table-cell office:value-type="string" calcext:value-type="string">
            <text:p>Reemplazo parcial</text:p>
          </table:table-cell>
          <table:table-cell office:value-type="float" office:value="2629.72" calcext:value-type="float">
            <text:p>2629.72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2021-06-02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9.66" calcext:value-type="float">
            <text:p>10</text:p>
          </table:table-cell>
          <table:table-cell table:style-name="ce4" office:value-type="date" office:date-value="2023-03-21" calcext:value-type="date">
            <text:p>2023-03-21 00:00:00</text:p>
          </table:table-cell>
          <table:table-cell office:value-type="string" calcext:value-type="string">
            <text:p>Reemplazo parcial</text:p>
          </table:table-cell>
          <table:table-cell office:value-type="float" office:value="4969.76" calcext:value-type="float">
            <text:p>4969.76</text:p>
          </table:table-cell>
          <table:table-cell office:value-type="float" office:value="7.13" calcext:value-type="float">
            <text:p>7.13</text:p>
          </table:table-cell>
          <table:table-cell office:value-type="string" calcext:value-type="string">
            <text:p>2023-03-21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6.49" calcext:value-type="float">
            <text:p>6</text:p>
          </table:table-cell>
          <table:table-cell table:style-name="ce4" office:value-type="date" office:date-value="2023-09-26" calcext:value-type="date">
            <text:p>2023-09-26 00:00:00</text:p>
          </table:table-cell>
          <table:table-cell office:value-type="string" calcext:value-type="string">
            <text:p>Lubricación</text:p>
          </table:table-cell>
          <table:table-cell office:value-type="float" office:value="928.9" calcext:value-type="float">
            <text:p>928.9</text:p>
          </table:table-cell>
          <table:table-cell office:value-type="float" office:value="12.81" calcext:value-type="float">
            <text:p>12.81</text:p>
          </table:table-cell>
          <table:table-cell office:value-type="string" calcext:value-type="string">
            <text:p>2023-09-26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9.99" calcext:value-type="float">
            <text:p>10</text:p>
          </table:table-cell>
          <table:table-cell table:style-name="ce4" office:value-type="date" office:date-value="2024-05-06" calcext:value-type="date">
            <text:p>2024-05-06 00:00:00</text:p>
          </table:table-cell>
          <table:table-cell office:value-type="string" calcext:value-type="string">
            <text:p>Reemplazo parcial</text:p>
          </table:table-cell>
          <table:table-cell office:value-type="float" office:value="1860.38" calcext:value-type="float">
            <text:p>1860.38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2024-05-06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7.86" calcext:value-type="float">
            <text:p>8</text:p>
          </table:table-cell>
          <table:table-cell table:style-name="ce4" office:value-type="date" office:date-value="2022-05-02" calcext:value-type="date">
            <text:p>2022-05-02 00:00:00</text:p>
          </table:table-cell>
          <table:table-cell office:value-type="string" calcext:value-type="string">
            <text:p>Reemplazo parcial</text:p>
          </table:table-cell>
          <table:table-cell office:value-type="float" office:value="1003.36" calcext:value-type="float">
            <text:p>1003.36</text:p>
          </table:table-cell>
          <table:table-cell office:value-type="float" office:value="32.07" calcext:value-type="float">
            <text:p>32.07</text:p>
          </table:table-cell>
          <table:table-cell office:value-type="string" calcext:value-type="string">
            <text:p>2022-05-02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6.69" calcext:value-type="float">
            <text:p>7</text:p>
          </table:table-cell>
          <table:table-cell table:style-name="ce4" office:value-type="date" office:date-value="2022-12-28" calcext:value-type="date">
            <text:p>2022-12-28 00:00:00</text:p>
          </table:table-cell>
          <table:table-cell office:value-type="string" calcext:value-type="string">
            <text:p>Revisión</text:p>
          </table:table-cell>
          <table:table-cell office:value-type="float" office:value="3453.11" calcext:value-type="float">
            <text:p>3453.11</text:p>
          </table:table-cell>
          <table:table-cell office:value-type="float" office:value="9.03" calcext:value-type="float">
            <text:p>9.03</text:p>
          </table:table-cell>
          <table:table-cell office:value-type="string" calcext:value-type="string">
            <text:p>2022-12-28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3.15" calcext:value-type="float">
            <text:p>3</text:p>
          </table:table-cell>
          <table:table-cell table:style-name="ce4" office:value-type="date" office:date-value="2023-10-01" calcext:value-type="date">
            <text:p>2023-10-01 00:00:00</text:p>
          </table:table-cell>
          <table:table-cell office:value-type="string" calcext:value-type="string">
            <text:p>Reemplazo parcial</text:p>
          </table:table-cell>
          <table:table-cell office:value-type="float" office:value="2263.2" calcext:value-type="float">
            <text:p>2263.2</text:p>
          </table:table-cell>
          <table:table-cell office:value-type="float" office:value="31.79" calcext:value-type="float">
            <text:p>31.79</text:p>
          </table:table-cell>
          <table:table-cell office:value-type="string" calcext:value-type="string">
            <text:p>2023-10-01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6.2" calcext:value-type="float">
            <text:p>6</text:p>
          </table:table-cell>
          <table:table-cell table:style-name="ce4" office:value-type="date" office:date-value="2023-05-20" calcext:value-type="date">
            <text:p>2023-05-20 00:00:00</text:p>
          </table:table-cell>
          <table:table-cell office:value-type="string" calcext:value-type="string">
            <text:p>Revisión</text:p>
          </table:table-cell>
          <table:table-cell office:value-type="float" office:value="1793.42" calcext:value-type="float">
            <text:p>1793.42</text:p>
          </table:table-cell>
          <table:table-cell office:value-type="float" office:value="44.03" calcext:value-type="float">
            <text:p>44.03</text:p>
          </table:table-cell>
          <table:table-cell office:value-type="string" calcext:value-type="string">
            <text:p>2023-05-20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.28" calcext:value-type="float">
            <text:p>1</text:p>
          </table:table-cell>
          <table:table-cell table:style-name="ce4" office:value-type="date" office:date-value="2022-12-29" calcext:value-type="date">
            <text:p>2022-12-29 00:00:00</text:p>
          </table:table-cell>
          <table:table-cell office:value-type="string" calcext:value-type="string">
            <text:p>Lubricación</text:p>
          </table:table-cell>
          <table:table-cell office:value-type="float" office:value="1218.69" calcext:value-type="float">
            <text:p>1218.69</text:p>
          </table:table-cell>
          <table:table-cell office:value-type="float" office:value="27.61" calcext:value-type="float">
            <text:p>27.61</text:p>
          </table:table-cell>
          <table:table-cell office:value-type="string" calcext:value-type="string">
            <text:p>2022-12-29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3.6" calcext:value-type="float">
            <text:p>4</text:p>
          </table:table-cell>
          <table:table-cell table:style-name="ce4" office:value-type="date" office:date-value="2020-05-11" calcext:value-type="date">
            <text:p>2020-05-11 00:00:00</text:p>
          </table:table-cell>
          <table:table-cell office:value-type="string" calcext:value-type="string">
            <text:p>Reemplazo parcial</text:p>
          </table:table-cell>
          <table:table-cell office:value-type="float" office:value="4428" calcext:value-type="float">
            <text:p>4428</text:p>
          </table:table-cell>
          <table:table-cell office:value-type="float" office:value="30.42" calcext:value-type="float">
            <text:p>30.42</text:p>
          </table:table-cell>
          <table:table-cell office:value-type="string" calcext:value-type="string">
            <text:p>2020-05-11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4.97" calcext:value-type="float">
            <text:p>5</text:p>
          </table:table-cell>
          <table:table-cell table:style-name="ce4" office:value-type="date" office:date-value="2023-07-19" calcext:value-type="date">
            <text:p>2023-07-19 00:00:00</text:p>
          </table:table-cell>
          <table:table-cell office:value-type="string" calcext:value-type="string">
            <text:p>Revisión</text:p>
          </table:table-cell>
          <table:table-cell office:value-type="float" office:value="1436.84" calcext:value-type="float">
            <text:p>1436.84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2023-07-19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5.33" calcext:value-type="float">
            <text:p>5</text:p>
          </table:table-cell>
          <table:table-cell table:style-name="ce4" office:value-type="date" office:date-value="2021-06-05" calcext:value-type="date">
            <text:p>2021-06-05 00:00:00</text:p>
          </table:table-cell>
          <table:table-cell office:value-type="string" calcext:value-type="string">
            <text:p>Ajuste</text:p>
          </table:table-cell>
          <table:table-cell office:value-type="float" office:value="1431.58" calcext:value-type="float">
            <text:p>1431.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1-06-05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7.47" calcext:value-type="float">
            <text:p>7</text:p>
          </table:table-cell>
          <table:table-cell table:style-name="ce4" office:value-type="date" office:date-value="2024-10-05" calcext:value-type="date">
            <text:p>2024-10-05 00:00:00</text:p>
          </table:table-cell>
          <table:table-cell office:value-type="string" calcext:value-type="string">
            <text:p>Ajuste</text:p>
          </table:table-cell>
          <table:table-cell office:value-type="float" office:value="3093.9" calcext:value-type="float">
            <text:p>3093.9</text:p>
          </table:table-cell>
          <table:table-cell office:value-type="float" office:value="42.65" calcext:value-type="float">
            <text:p>42.65</text:p>
          </table:table-cell>
          <table:table-cell office:value-type="string" calcext:value-type="string">
            <text:p>2024-10-05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4.29" calcext:value-type="float">
            <text:p>4</text:p>
          </table:table-cell>
          <table:table-cell table:style-name="ce4" office:value-type="date" office:date-value="2020-08-04" calcext:value-type="date">
            <text:p>2020-08-04 00:00:00</text:p>
          </table:table-cell>
          <table:table-cell office:value-type="string" calcext:value-type="string">
            <text:p>Ajuste</text:p>
          </table:table-cell>
          <table:table-cell office:value-type="float" office:value="2742.59" calcext:value-type="float">
            <text:p>2742.59</text:p>
          </table:table-cell>
          <table:table-cell office:value-type="float" office:value="45.84" calcext:value-type="float">
            <text:p>45.84</text:p>
          </table:table-cell>
          <table:table-cell office:value-type="string" calcext:value-type="string">
            <text:p>2020-08-04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2.63" calcext:value-type="float">
            <text:p>3</text:p>
          </table:table-cell>
          <table:table-cell table:style-name="ce4" office:value-type="date" office:date-value="2024-06-24" calcext:value-type="date">
            <text:p>2024-06-24 00:00:00</text:p>
          </table:table-cell>
          <table:table-cell office:value-type="string" calcext:value-type="string">
            <text:p>Lubricación</text:p>
          </table:table-cell>
          <table:table-cell office:value-type="float" office:value="2830.04" calcext:value-type="float">
            <text:p>2830.04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2024-06-24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6.79" calcext:value-type="float">
            <text:p>7</text:p>
          </table:table-cell>
          <table:table-cell table:style-name="ce4" office:value-type="date" office:date-value="2023-04-17" calcext:value-type="date">
            <text:p>2023-04-17 00:00:00</text:p>
          </table:table-cell>
          <table:table-cell office:value-type="string" calcext:value-type="string">
            <text:p>Lubricación</text:p>
          </table:table-cell>
          <table:table-cell office:value-type="float" office:value="769.01" calcext:value-type="float">
            <text:p>769.01</text:p>
          </table:table-cell>
          <table:table-cell office:value-type="float" office:value="40.82" calcext:value-type="float">
            <text:p>40.82</text:p>
          </table:table-cell>
          <table:table-cell office:value-type="string" calcext:value-type="string">
            <text:p>2023-04-17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3.46" calcext:value-type="float">
            <text:p>3</text:p>
          </table:table-cell>
          <table:table-cell table:style-name="ce4" office:value-type="date" office:date-value="2023-08-21" calcext:value-type="date">
            <text:p>2023-08-21 00:00:00</text:p>
          </table:table-cell>
          <table:table-cell office:value-type="string" calcext:value-type="string">
            <text:p>Revisión</text:p>
          </table:table-cell>
          <table:table-cell office:value-type="float" office:value="3523.61" calcext:value-type="float">
            <text:p>3523.61</text:p>
          </table:table-cell>
          <table:table-cell office:value-type="float" office:value="26.31" calcext:value-type="float">
            <text:p>26.31</text:p>
          </table:table-cell>
          <table:table-cell office:value-type="string" calcext:value-type="string">
            <text:p>2023-08-21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6.32" calcext:value-type="float">
            <text:p>6</text:p>
          </table:table-cell>
          <table:table-cell table:style-name="ce4" office:value-type="date" office:date-value="2023-06-26" calcext:value-type="date">
            <text:p>2023-06-26 00:00:00</text:p>
          </table:table-cell>
          <table:table-cell office:value-type="string" calcext:value-type="string">
            <text:p>Lubricación</text:p>
          </table:table-cell>
          <table:table-cell office:value-type="float" office:value="2371.24" calcext:value-type="float">
            <text:p>2371.24</text:p>
          </table:table-cell>
          <table:table-cell office:value-type="float" office:value="44.23" calcext:value-type="float">
            <text:p>44.23</text:p>
          </table:table-cell>
          <table:table-cell office:value-type="string" calcext:value-type="string">
            <text:p>2023-06-26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5.06" calcext:value-type="float">
            <text:p>5</text:p>
          </table:table-cell>
          <table:table-cell table:style-name="ce4" office:value-type="date" office:date-value="2022-07-11" calcext:value-type="date">
            <text:p>2022-07-11 00:00:00</text:p>
          </table:table-cell>
          <table:table-cell office:value-type="string" calcext:value-type="string">
            <text:p>Reemplazo parcial</text:p>
          </table:table-cell>
          <table:table-cell office:value-type="float" office:value="1291.35" calcext:value-type="float">
            <text:p>1291.35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2022-07-11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5.55" calcext:value-type="float">
            <text:p>6</text:p>
          </table:table-cell>
          <table:table-cell table:style-name="ce4" office:value-type="date" office:date-value="2025-02-26" calcext:value-type="date">
            <text:p>2025-02-26 00:00:00</text:p>
          </table:table-cell>
          <table:table-cell office:value-type="string" calcext:value-type="string">
            <text:p>Lubricación</text:p>
          </table:table-cell>
          <table:table-cell office:value-type="float" office:value="4677.6" calcext:value-type="float">
            <text:p>4677.6</text:p>
          </table:table-cell>
          <table:table-cell office:value-type="float" office:value="21.18" calcext:value-type="float">
            <text:p>21.18</text:p>
          </table:table-cell>
          <table:table-cell office:value-type="string" calcext:value-type="string">
            <text:p>2025-02-26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3.58" calcext:value-type="float">
            <text:p>4</text:p>
          </table:table-cell>
          <table:table-cell table:style-name="ce4" office:value-type="date" office:date-value="2021-01-26" calcext:value-type="date">
            <text:p>2021-01-26 00:00:00</text:p>
          </table:table-cell>
          <table:table-cell office:value-type="string" calcext:value-type="string">
            <text:p>Lubricación</text:p>
          </table:table-cell>
          <table:table-cell office:value-type="float" office:value="1486.84" calcext:value-type="float">
            <text:p>1486.84</text:p>
          </table:table-cell>
          <table:table-cell office:value-type="float" office:value="43.67" calcext:value-type="float">
            <text:p>43.67</text:p>
          </table:table-cell>
          <table:table-cell office:value-type="string" calcext:value-type="string">
            <text:p>2021-01-26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5.57" calcext:value-type="float">
            <text:p>6</text:p>
          </table:table-cell>
          <table:table-cell table:style-name="ce4" office:value-type="date" office:date-value="2023-03-11" calcext:value-type="date">
            <text:p>2023-03-11 00:00:00</text:p>
          </table:table-cell>
          <table:table-cell office:value-type="string" calcext:value-type="string">
            <text:p>Reemplazo parcial</text:p>
          </table:table-cell>
          <table:table-cell office:value-type="float" office:value="4786.4" calcext:value-type="float">
            <text:p>4786.4</text:p>
          </table:table-cell>
          <table:table-cell office:value-type="float" office:value="35.88" calcext:value-type="float">
            <text:p>35.88</text:p>
          </table:table-cell>
          <table:table-cell office:value-type="string" calcext:value-type="string">
            <text:p>2023-03-1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.61" calcext:value-type="float">
            <text:p>2</text:p>
          </table:table-cell>
          <table:table-cell table:style-name="ce4" office:value-type="date" office:date-value="2022-06-03" calcext:value-type="date">
            <text:p>2022-06-03 00:00:00</text:p>
          </table:table-cell>
          <table:table-cell office:value-type="string" calcext:value-type="string">
            <text:p>Revisión</text:p>
          </table:table-cell>
          <table:table-cell office:value-type="float" office:value="3237.8" calcext:value-type="float">
            <text:p>3237.8</text:p>
          </table:table-cell>
          <table:table-cell office:value-type="float" office:value="38.81" calcext:value-type="float">
            <text:p>38.81</text:p>
          </table:table-cell>
          <table:table-cell office:value-type="string" calcext:value-type="string">
            <text:p>2022-06-03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1.7" calcext:value-type="float">
            <text:p>2</text:p>
          </table:table-cell>
          <table:table-cell table:style-name="ce4" office:value-type="date" office:date-value="2020-09-23" calcext:value-type="date">
            <text:p>2020-09-23 00:00:00</text:p>
          </table:table-cell>
          <table:table-cell office:value-type="string" calcext:value-type="string">
            <text:p>Ajuste</text:p>
          </table:table-cell>
          <table:table-cell office:value-type="float" office:value="3199.18" calcext:value-type="float">
            <text:p>3199.18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2020-09-23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5.29" calcext:value-type="float">
            <text:p>5</text:p>
          </table:table-cell>
          <table:table-cell table:style-name="ce4" office:value-type="date" office:date-value="2020-09-14" calcext:value-type="date">
            <text:p>2020-09-14 00:00:00</text:p>
          </table:table-cell>
          <table:table-cell office:value-type="string" calcext:value-type="string">
            <text:p>Revisión</text:p>
          </table:table-cell>
          <table:table-cell office:value-type="float" office:value="698.93" calcext:value-type="float">
            <text:p>698.93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020-09-14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7.77" calcext:value-type="float">
            <text:p>8</text:p>
          </table:table-cell>
          <table:table-cell table:style-name="ce4" office:value-type="date" office:date-value="2021-05-19" calcext:value-type="date">
            <text:p>2021-05-19 00:00:00</text:p>
          </table:table-cell>
          <table:table-cell office:value-type="string" calcext:value-type="string">
            <text:p>Revisión</text:p>
          </table:table-cell>
          <table:table-cell office:value-type="float" office:value="2568.14" calcext:value-type="float">
            <text:p>2568.14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2021-05-19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5.28" calcext:value-type="float">
            <text:p>5</text:p>
          </table:table-cell>
          <table:table-cell table:style-name="ce4" office:value-type="date" office:date-value="2023-07-26" calcext:value-type="date">
            <text:p>2023-07-26 00:00:00</text:p>
          </table:table-cell>
          <table:table-cell office:value-type="string" calcext:value-type="string">
            <text:p>Reemplazo parcial</text:p>
          </table:table-cell>
          <table:table-cell office:value-type="float" office:value="2396.98" calcext:value-type="float">
            <text:p>2396.98</text:p>
          </table:table-cell>
          <table:table-cell office:value-type="float" office:value="42.23" calcext:value-type="float">
            <text:p>42.23</text:p>
          </table:table-cell>
          <table:table-cell office:value-type="string" calcext:value-type="string">
            <text:p>2023-07-26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3.45" calcext:value-type="float">
            <text:p>3</text:p>
          </table:table-cell>
          <table:table-cell table:style-name="ce4" office:value-type="date" office:date-value="2023-05-24" calcext:value-type="date">
            <text:p>2023-05-24 00:00:00</text:p>
          </table:table-cell>
          <table:table-cell office:value-type="string" calcext:value-type="string">
            <text:p>Ajuste</text:p>
          </table:table-cell>
          <table:table-cell office:value-type="float" office:value="4280.26" calcext:value-type="float">
            <text:p>4280.26</text:p>
          </table:table-cell>
          <table:table-cell office:value-type="float" office:value="18.74" calcext:value-type="float">
            <text:p>18.74</text:p>
          </table:table-cell>
          <table:table-cell office:value-type="string" calcext:value-type="string">
            <text:p>2023-05-24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.44" calcext:value-type="float">
            <text:p>1</text:p>
          </table:table-cell>
          <table:table-cell table:style-name="ce4" office:value-type="date" office:date-value="2024-01-20" calcext:value-type="date">
            <text:p>2024-01-20 00:00:00</text:p>
          </table:table-cell>
          <table:table-cell office:value-type="string" calcext:value-type="string">
            <text:p>Ajuste</text:p>
          </table:table-cell>
          <table:table-cell office:value-type="float" office:value="3146.15" calcext:value-type="float">
            <text:p>3146.15</text:p>
          </table:table-cell>
          <table:table-cell office:value-type="float" office:value="22.69" calcext:value-type="float">
            <text:p>22.69</text:p>
          </table:table-cell>
          <table:table-cell office:value-type="string" calcext:value-type="string">
            <text:p>2024-01-20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6.93" calcext:value-type="float">
            <text:p>7</text:p>
          </table:table-cell>
          <table:table-cell table:style-name="ce4" office:value-type="date" office:date-value="2021-11-26" calcext:value-type="date">
            <text:p>2021-11-26 00:00:00</text:p>
          </table:table-cell>
          <table:table-cell office:value-type="string" calcext:value-type="string">
            <text:p>Revisión</text:p>
          </table:table-cell>
          <table:table-cell office:value-type="float" office:value="3823.75" calcext:value-type="float">
            <text:p>3823.75</text:p>
          </table:table-cell>
          <table:table-cell office:value-type="float" office:value="21.58" calcext:value-type="float">
            <text:p>21.58</text:p>
          </table:table-cell>
          <table:table-cell office:value-type="string" calcext:value-type="string">
            <text:p>2021-11-26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4.4" calcext:value-type="float">
            <text:p>4</text:p>
          </table:table-cell>
          <table:table-cell table:style-name="ce4" office:value-type="date" office:date-value="2024-10-31" calcext:value-type="date">
            <text:p>2024-10-31 00:00:00</text:p>
          </table:table-cell>
          <table:table-cell office:value-type="string" calcext:value-type="string">
            <text:p>Ajuste</text:p>
          </table:table-cell>
          <table:table-cell office:value-type="float" office:value="3832.46" calcext:value-type="float">
            <text:p>3832.4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2024-10-31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6.22" calcext:value-type="float">
            <text:p>6</text:p>
          </table:table-cell>
          <table:table-cell table:style-name="ce4" office:value-type="date" office:date-value="2023-03-12" calcext:value-type="date">
            <text:p>2023-03-12 00:00:00</text:p>
          </table:table-cell>
          <table:table-cell office:value-type="string" calcext:value-type="string">
            <text:p>Reemplazo parcial</text:p>
          </table:table-cell>
          <table:table-cell office:value-type="float" office:value="4928.75" calcext:value-type="float">
            <text:p>4928.75</text:p>
          </table:table-cell>
          <table:table-cell office:value-type="float" office:value="31.68" calcext:value-type="float">
            <text:p>31.68</text:p>
          </table:table-cell>
          <table:table-cell office:value-type="string" calcext:value-type="string">
            <text:p>2023-03-12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7.02" calcext:value-type="float">
            <text:p>7</text:p>
          </table:table-cell>
          <table:table-cell table:style-name="ce4" office:value-type="date" office:date-value="2025-03-14" calcext:value-type="date">
            <text:p>2025-03-14 00:00:00</text:p>
          </table:table-cell>
          <table:table-cell office:value-type="string" calcext:value-type="string">
            <text:p>Revisión</text:p>
          </table:table-cell>
          <table:table-cell office:value-type="float" office:value="1396.95" calcext:value-type="float">
            <text:p>1396.95</text:p>
          </table:table-cell>
          <table:table-cell office:value-type="float" office:value="35.83" calcext:value-type="float">
            <text:p>35.83</text:p>
          </table:table-cell>
          <table:table-cell office:value-type="string" calcext:value-type="string">
            <text:p>2025-03-14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9.23" calcext:value-type="float">
            <text:p>9</text:p>
          </table:table-cell>
          <table:table-cell table:style-name="ce4" office:value-type="date" office:date-value="2023-01-02" calcext:value-type="date">
            <text:p>2023-01-02 00:00:00</text:p>
          </table:table-cell>
          <table:table-cell office:value-type="string" calcext:value-type="string">
            <text:p>Ajuste</text:p>
          </table:table-cell>
          <table:table-cell office:value-type="float" office:value="1640.54" calcext:value-type="float">
            <text:p>1640.54</text:p>
          </table:table-cell>
          <table:table-cell office:value-type="float" office:value="29.66" calcext:value-type="float">
            <text:p>29.66</text:p>
          </table:table-cell>
          <table:table-cell office:value-type="string" calcext:value-type="string">
            <text:p>2023-01-02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4-11-22" calcext:value-type="date">
            <text:p>2024-11-22 00:00:00</text:p>
          </table:table-cell>
          <table:table-cell office:value-type="string" calcext:value-type="string">
            <text:p>Lubricación</text:p>
          </table:table-cell>
          <table:table-cell office:value-type="float" office:value="3373.88" calcext:value-type="float">
            <text:p>3373.88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2024-11-22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3.9" calcext:value-type="float">
            <text:p>4</text:p>
          </table:table-cell>
          <table:table-cell table:style-name="ce4" office:value-type="date" office:date-value="2022-03-10" calcext:value-type="date">
            <text:p>2022-03-10 00:00:00</text:p>
          </table:table-cell>
          <table:table-cell office:value-type="string" calcext:value-type="string">
            <text:p>Ajuste</text:p>
          </table:table-cell>
          <table:table-cell office:value-type="float" office:value="4741.17" calcext:value-type="float">
            <text:p>4741.17</text:p>
          </table:table-cell>
          <table:table-cell office:value-type="float" office:value="39.99" calcext:value-type="float">
            <text:p>39.99</text:p>
          </table:table-cell>
          <table:table-cell office:value-type="string" calcext:value-type="string">
            <text:p>2022-03-10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5.34" calcext:value-type="float">
            <text:p>5</text:p>
          </table:table-cell>
          <table:table-cell table:style-name="ce4" office:value-type="date" office:date-value="2022-01-12" calcext:value-type="date">
            <text:p>2022-01-12 00:00:00</text:p>
          </table:table-cell>
          <table:table-cell office:value-type="string" calcext:value-type="string">
            <text:p>Revisión</text:p>
          </table:table-cell>
          <table:table-cell office:value-type="float" office:value="1198.16" calcext:value-type="float">
            <text:p>1198.16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2022-01-12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9.41" calcext:value-type="float">
            <text:p>9</text:p>
          </table:table-cell>
          <table:table-cell table:style-name="ce4" office:value-type="date" office:date-value="2021-04-24" calcext:value-type="date">
            <text:p>2021-04-24 00:00:00</text:p>
          </table:table-cell>
          <table:table-cell office:value-type="string" calcext:value-type="string">
            <text:p>Lubricación</text:p>
          </table:table-cell>
          <table:table-cell office:value-type="float" office:value="2162.95" calcext:value-type="float">
            <text:p>2162.95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2021-04-24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8.79" calcext:value-type="float">
            <text:p>9</text:p>
          </table:table-cell>
          <table:table-cell table:style-name="ce4" office:value-type="date" office:date-value="2024-11-11" calcext:value-type="date">
            <text:p>2024-11-11 00:00:00</text:p>
          </table:table-cell>
          <table:table-cell office:value-type="string" calcext:value-type="string">
            <text:p>Ajuste</text:p>
          </table:table-cell>
          <table:table-cell office:value-type="float" office:value="2579.06" calcext:value-type="float">
            <text:p>2579.06</text:p>
          </table:table-cell>
          <table:table-cell office:value-type="float" office:value="30.49" calcext:value-type="float">
            <text:p>30.49</text:p>
          </table:table-cell>
          <table:table-cell office:value-type="string" calcext:value-type="string">
            <text:p>2024-11-11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.72" calcext:value-type="float">
            <text:p>2</text:p>
          </table:table-cell>
          <table:table-cell table:style-name="ce4" office:value-type="date" office:date-value="2024-08-09" calcext:value-type="date">
            <text:p>2024-08-09 00:00:00</text:p>
          </table:table-cell>
          <table:table-cell office:value-type="string" calcext:value-type="string">
            <text:p>Revisión</text:p>
          </table:table-cell>
          <table:table-cell office:value-type="float" office:value="3408.76" calcext:value-type="float">
            <text:p>3408.76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2024-08-09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2.89" calcext:value-type="float">
            <text:p>3</text:p>
          </table:table-cell>
          <table:table-cell table:style-name="ce4" office:value-type="date" office:date-value="2023-11-02" calcext:value-type="date">
            <text:p>2023-11-02 00:00:00</text:p>
          </table:table-cell>
          <table:table-cell office:value-type="string" calcext:value-type="string">
            <text:p>Revisión</text:p>
          </table:table-cell>
          <table:table-cell office:value-type="float" office:value="2663.27" calcext:value-type="float">
            <text:p>2663.27</text:p>
          </table:table-cell>
          <table:table-cell office:value-type="float" office:value="14.84" calcext:value-type="float">
            <text:p>14.84</text:p>
          </table:table-cell>
          <table:table-cell office:value-type="string" calcext:value-type="string">
            <text:p>2023-11-02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7.28" calcext:value-type="float">
            <text:p>7</text:p>
          </table:table-cell>
          <table:table-cell table:style-name="ce4" office:value-type="date" office:date-value="2020-06-30" calcext:value-type="date">
            <text:p>2020-06-30 00:00:00</text:p>
          </table:table-cell>
          <table:table-cell office:value-type="string" calcext:value-type="string">
            <text:p>Revisión</text:p>
          </table:table-cell>
          <table:table-cell office:value-type="float" office:value="3619.08" calcext:value-type="float">
            <text:p>3619.08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2020-06-30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8.07" calcext:value-type="float">
            <text:p>8</text:p>
          </table:table-cell>
          <table:table-cell table:style-name="ce4" office:value-type="date" office:date-value="2020-09-09" calcext:value-type="date">
            <text:p>2020-09-09 00:00:00</text:p>
          </table:table-cell>
          <table:table-cell office:value-type="string" calcext:value-type="string">
            <text:p>Reemplazo parcial</text:p>
          </table:table-cell>
          <table:table-cell office:value-type="float" office:value="4613.18" calcext:value-type="float">
            <text:p>4613.18</text:p>
          </table:table-cell>
          <table:table-cell office:value-type="float" office:value="12.77" calcext:value-type="float">
            <text:p>12.77</text:p>
          </table:table-cell>
          <table:table-cell office:value-type="string" calcext:value-type="string">
            <text:p>2020-09-09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9.73" calcext:value-type="float">
            <text:p>10</text:p>
          </table:table-cell>
          <table:table-cell table:style-name="ce4" office:value-type="date" office:date-value="2022-02-16" calcext:value-type="date">
            <text:p>2022-02-16 00:00:00</text:p>
          </table:table-cell>
          <table:table-cell office:value-type="string" calcext:value-type="string">
            <text:p>Reemplazo parcial</text:p>
          </table:table-cell>
          <table:table-cell office:value-type="float" office:value="2772.74" calcext:value-type="float">
            <text:p>2772.74</text:p>
          </table:table-cell>
          <table:table-cell office:value-type="float" office:value="5.94" calcext:value-type="float">
            <text:p>5.94</text:p>
          </table:table-cell>
          <table:table-cell office:value-type="string" calcext:value-type="string">
            <text:p>2022-02-16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2.85" calcext:value-type="float">
            <text:p>3</text:p>
          </table:table-cell>
          <table:table-cell table:style-name="ce4" office:value-type="date" office:date-value="2021-04-22" calcext:value-type="date">
            <text:p>2021-04-22 00:00:00</text:p>
          </table:table-cell>
          <table:table-cell office:value-type="string" calcext:value-type="string">
            <text:p>Revisión</text:p>
          </table:table-cell>
          <table:table-cell office:value-type="float" office:value="3156.7" calcext:value-type="float">
            <text:p>3156.7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2021-04-22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1.3" calcext:value-type="float">
            <text:p>1</text:p>
          </table:table-cell>
          <table:table-cell table:style-name="ce4" office:value-type="date" office:date-value="2023-10-09" calcext:value-type="date">
            <text:p>2023-10-09 00:00:00</text:p>
          </table:table-cell>
          <table:table-cell office:value-type="string" calcext:value-type="string">
            <text:p>Reemplazo parcial</text:p>
          </table:table-cell>
          <table:table-cell office:value-type="float" office:value="3649.4" calcext:value-type="float">
            <text:p>3649.4</text:p>
          </table:table-cell>
          <table:table-cell office:value-type="float" office:value="44.35" calcext:value-type="float">
            <text:p>44.35</text:p>
          </table:table-cell>
          <table:table-cell office:value-type="string" calcext:value-type="string">
            <text:p>2023-10-09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.54" calcext:value-type="float">
            <text:p>2</text:p>
          </table:table-cell>
          <table:table-cell table:style-name="ce4" office:value-type="date" office:date-value="2024-07-03" calcext:value-type="date">
            <text:p>2024-07-03 00:00:00</text:p>
          </table:table-cell>
          <table:table-cell office:value-type="string" calcext:value-type="string">
            <text:p>Reemplazo parcial</text:p>
          </table:table-cell>
          <table:table-cell office:value-type="float" office:value="4550.43" calcext:value-type="float">
            <text:p>4550.43</text:p>
          </table:table-cell>
          <table:table-cell office:value-type="float" office:value="47.71" calcext:value-type="float">
            <text:p>47.71</text:p>
          </table:table-cell>
          <table:table-cell office:value-type="string" calcext:value-type="string">
            <text:p>2024-07-03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4.97" calcext:value-type="float">
            <text:p>5</text:p>
          </table:table-cell>
          <table:table-cell table:style-name="ce4" office:value-type="date" office:date-value="2020-04-11" calcext:value-type="date">
            <text:p>2020-04-11 00:00:00</text:p>
          </table:table-cell>
          <table:table-cell office:value-type="string" calcext:value-type="string">
            <text:p>Lubricación</text:p>
          </table:table-cell>
          <table:table-cell office:value-type="float" office:value="3521.52" calcext:value-type="float">
            <text:p>3521.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4-11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7.19" calcext:value-type="float">
            <text:p>7</text:p>
          </table:table-cell>
          <table:table-cell table:style-name="ce4" office:value-type="date" office:date-value="2024-05-11" calcext:value-type="date">
            <text:p>2024-05-11 00:00:00</text:p>
          </table:table-cell>
          <table:table-cell office:value-type="string" calcext:value-type="string">
            <text:p>Ajuste</text:p>
          </table:table-cell>
          <table:table-cell office:value-type="float" office:value="3155.09" calcext:value-type="float">
            <text:p>3155.09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2024-05-11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2.06" calcext:value-type="float">
            <text:p>2</text:p>
          </table:table-cell>
          <table:table-cell table:style-name="ce4" office:value-type="date" office:date-value="2023-03-10" calcext:value-type="date">
            <text:p>2023-03-10 00:00:00</text:p>
          </table:table-cell>
          <table:table-cell office:value-type="string" calcext:value-type="string">
            <text:p>Reemplazo parcial</text:p>
          </table:table-cell>
          <table:table-cell office:value-type="float" office:value="1793.01" calcext:value-type="float">
            <text:p>1793.01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2023-03-10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7.8" calcext:value-type="float">
            <text:p>8</text:p>
          </table:table-cell>
          <table:table-cell table:style-name="ce4" office:value-type="date" office:date-value="2021-08-23" calcext:value-type="date">
            <text:p>2021-08-23 00:00:00</text:p>
          </table:table-cell>
          <table:table-cell office:value-type="string" calcext:value-type="string">
            <text:p>Revisión</text:p>
          </table:table-cell>
          <table:table-cell office:value-type="float" office:value="4173.54" calcext:value-type="float">
            <text:p>4173.54</text:p>
          </table:table-cell>
          <table:table-cell office:value-type="float" office:value="33.39" calcext:value-type="float">
            <text:p>33.39</text:p>
          </table:table-cell>
          <table:table-cell office:value-type="string" calcext:value-type="string">
            <text:p>2021-08-23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5.75" calcext:value-type="float">
            <text:p>6</text:p>
          </table:table-cell>
          <table:table-cell table:style-name="ce4" office:value-type="date" office:date-value="2024-09-09" calcext:value-type="date">
            <text:p>2024-09-09 00:00:00</text:p>
          </table:table-cell>
          <table:table-cell office:value-type="string" calcext:value-type="string">
            <text:p>Lubricación</text:p>
          </table:table-cell>
          <table:table-cell office:value-type="float" office:value="814.78" calcext:value-type="float">
            <text:p>814.78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2024-09-09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4.5" calcext:value-type="float">
            <text:p>5</text:p>
          </table:table-cell>
          <table:table-cell table:style-name="ce4" office:value-type="date" office:date-value="2023-10-17" calcext:value-type="date">
            <text:p>2023-10-17 00:00:00</text:p>
          </table:table-cell>
          <table:table-cell office:value-type="string" calcext:value-type="string">
            <text:p>Ajuste</text:p>
          </table:table-cell>
          <table:table-cell office:value-type="float" office:value="2880.57" calcext:value-type="float">
            <text:p>2880.57</text:p>
          </table:table-cell>
          <table:table-cell office:value-type="float" office:value="41.19" calcext:value-type="float">
            <text:p>41.19</text:p>
          </table:table-cell>
          <table:table-cell office:value-type="string" calcext:value-type="string">
            <text:p>2023-10-17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9.94" calcext:value-type="float">
            <text:p>10</text:p>
          </table:table-cell>
          <table:table-cell table:style-name="ce4" office:value-type="date" office:date-value="2021-06-28" calcext:value-type="date">
            <text:p>2021-06-28 00:00:00</text:p>
          </table:table-cell>
          <table:table-cell office:value-type="string" calcext:value-type="string">
            <text:p>Lubricación</text:p>
          </table:table-cell>
          <table:table-cell office:value-type="float" office:value="4687.79" calcext:value-type="float">
            <text:p>4687.79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2021-06-28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5.55" calcext:value-type="float">
            <text:p>6</text:p>
          </table:table-cell>
          <table:table-cell table:style-name="ce4" office:value-type="date" office:date-value="2022-06-04" calcext:value-type="date">
            <text:p>2022-06-04 00:00:00</text:p>
          </table:table-cell>
          <table:table-cell office:value-type="string" calcext:value-type="string">
            <text:p>Revisión</text:p>
          </table:table-cell>
          <table:table-cell office:value-type="float" office:value="2222.3" calcext:value-type="float">
            <text:p>2222.3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2022-06-04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8.16" calcext:value-type="float">
            <text:p>8</text:p>
          </table:table-cell>
          <table:table-cell table:style-name="ce4" office:value-type="date" office:date-value="2024-07-11" calcext:value-type="date">
            <text:p>2024-07-11 00:00:00</text:p>
          </table:table-cell>
          <table:table-cell office:value-type="string" calcext:value-type="string">
            <text:p>Ajuste</text:p>
          </table:table-cell>
          <table:table-cell office:value-type="float" office:value="4646.98" calcext:value-type="float">
            <text:p>4646.98</text:p>
          </table:table-cell>
          <table:table-cell office:value-type="float" office:value="37.67" calcext:value-type="float">
            <text:p>37.67</text:p>
          </table:table-cell>
          <table:table-cell office:value-type="string" calcext:value-type="string">
            <text:p>2024-07-11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5.57" calcext:value-type="float">
            <text:p>6</text:p>
          </table:table-cell>
          <table:table-cell table:style-name="ce4" office:value-type="date" office:date-value="2020-05-08" calcext:value-type="date">
            <text:p>2020-05-08 00:00:00</text:p>
          </table:table-cell>
          <table:table-cell office:value-type="string" calcext:value-type="string">
            <text:p>Revisión</text:p>
          </table:table-cell>
          <table:table-cell office:value-type="float" office:value="4955.85" calcext:value-type="float">
            <text:p>4955.85</text:p>
          </table:table-cell>
          <table:table-cell office:value-type="float" office:value="29.19" calcext:value-type="float">
            <text:p>29.19</text:p>
          </table:table-cell>
          <table:table-cell office:value-type="string" calcext:value-type="string">
            <text:p>2020-05-08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9.42" calcext:value-type="float">
            <text:p>9</text:p>
          </table:table-cell>
          <table:table-cell table:style-name="ce4" office:value-type="date" office:date-value="2022-01-26" calcext:value-type="date">
            <text:p>2022-01-26 00:00:00</text:p>
          </table:table-cell>
          <table:table-cell office:value-type="string" calcext:value-type="string">
            <text:p>Reemplazo parcial</text:p>
          </table:table-cell>
          <table:table-cell office:value-type="float" office:value="1237.07" calcext:value-type="float">
            <text:p>1237.07</text:p>
          </table:table-cell>
          <table:table-cell office:value-type="float" office:value="27.68" calcext:value-type="float">
            <text:p>27.68</text:p>
          </table:table-cell>
          <table:table-cell office:value-type="string" calcext:value-type="string">
            <text:p>2022-01-26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4.9" calcext:value-type="float">
            <text:p>5</text:p>
          </table:table-cell>
          <table:table-cell table:style-name="ce4" office:value-type="date" office:date-value="2022-08-19" calcext:value-type="date">
            <text:p>2022-08-19 00:00:00</text:p>
          </table:table-cell>
          <table:table-cell office:value-type="string" calcext:value-type="string">
            <text:p>Revisión</text:p>
          </table:table-cell>
          <table:table-cell office:value-type="float" office:value="4607.59" calcext:value-type="float">
            <text:p>4607.59</text:p>
          </table:table-cell>
          <table:table-cell office:value-type="float" office:value="23.24" calcext:value-type="float">
            <text:p>23.24</text:p>
          </table:table-cell>
          <table:table-cell office:value-type="string" calcext:value-type="string">
            <text:p>2022-08-19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8.19" calcext:value-type="float">
            <text:p>8</text:p>
          </table:table-cell>
          <table:table-cell table:style-name="ce4" office:value-type="date" office:date-value="2024-07-23" calcext:value-type="date">
            <text:p>2024-07-23 00:00:00</text:p>
          </table:table-cell>
          <table:table-cell office:value-type="string" calcext:value-type="string">
            <text:p>Lubricación</text:p>
          </table:table-cell>
          <table:table-cell office:value-type="float" office:value="4167.11" calcext:value-type="float">
            <text:p>4167.11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2024-07-23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1.43" calcext:value-type="float">
            <text:p>1</text:p>
          </table:table-cell>
          <table:table-cell table:style-name="ce4" office:value-type="date" office:date-value="2023-09-10" calcext:value-type="date">
            <text:p>2023-09-10 00:00:00</text:p>
          </table:table-cell>
          <table:table-cell office:value-type="string" calcext:value-type="string">
            <text:p>Lubricación</text:p>
          </table:table-cell>
          <table:table-cell office:value-type="float" office:value="3154.1" calcext:value-type="float">
            <text:p>3154.1</text:p>
          </table:table-cell>
          <table:table-cell office:value-type="float" office:value="36.01" calcext:value-type="float">
            <text:p>36.01</text:p>
          </table:table-cell>
          <table:table-cell office:value-type="string" calcext:value-type="string">
            <text:p>2023-09-10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8.88" calcext:value-type="float">
            <text:p>9</text:p>
          </table:table-cell>
          <table:table-cell table:style-name="ce4" office:value-type="date" office:date-value="2020-06-21" calcext:value-type="date">
            <text:p>2020-06-21 00:00:00</text:p>
          </table:table-cell>
          <table:table-cell office:value-type="string" calcext:value-type="string">
            <text:p>Ajuste</text:p>
          </table:table-cell>
          <table:table-cell office:value-type="float" office:value="2746.51" calcext:value-type="float">
            <text:p>2746.51</text:p>
          </table:table-cell>
          <table:table-cell office:value-type="float" office:value="17.23" calcext:value-type="float">
            <text:p>17.23</text:p>
          </table:table-cell>
          <table:table-cell office:value-type="string" calcext:value-type="string">
            <text:p>2020-06-21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9.35" calcext:value-type="float">
            <text:p>9</text:p>
          </table:table-cell>
          <table:table-cell table:style-name="ce4" office:value-type="date" office:date-value="2020-09-20" calcext:value-type="date">
            <text:p>2020-09-20 00:00:00</text:p>
          </table:table-cell>
          <table:table-cell office:value-type="string" calcext:value-type="string">
            <text:p>Ajuste</text:p>
          </table:table-cell>
          <table:table-cell office:value-type="float" office:value="2730.24" calcext:value-type="float">
            <text:p>2730.24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2020-09-20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7.86" calcext:value-type="float">
            <text:p>8</text:p>
          </table:table-cell>
          <table:table-cell table:style-name="ce4" office:value-type="date" office:date-value="2021-02-06" calcext:value-type="date">
            <text:p>2021-02-06 00:00:00</text:p>
          </table:table-cell>
          <table:table-cell office:value-type="string" calcext:value-type="string">
            <text:p>Lubricación</text:p>
          </table:table-cell>
          <table:table-cell office:value-type="float" office:value="4920.59" calcext:value-type="float">
            <text:p>4920.59</text:p>
          </table:table-cell>
          <table:table-cell office:value-type="float" office:value="38.23" calcext:value-type="float">
            <text:p>38.23</text:p>
          </table:table-cell>
          <table:table-cell office:value-type="string" calcext:value-type="string">
            <text:p>2021-02-06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8.48" calcext:value-type="float">
            <text:p>8</text:p>
          </table:table-cell>
          <table:table-cell table:style-name="ce4" office:value-type="date" office:date-value="2021-09-08" calcext:value-type="date">
            <text:p>2021-09-08 00:00:00</text:p>
          </table:table-cell>
          <table:table-cell office:value-type="string" calcext:value-type="string">
            <text:p>Ajuste</text:p>
          </table:table-cell>
          <table:table-cell office:value-type="float" office:value="3769.87" calcext:value-type="float">
            <text:p>3769.87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2021-09-08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9.05" calcext:value-type="float">
            <text:p>9</text:p>
          </table:table-cell>
          <table:table-cell table:style-name="ce4" office:value-type="date" office:date-value="2022-12-01" calcext:value-type="date">
            <text:p>2022-12-01 00:00:00</text:p>
          </table:table-cell>
          <table:table-cell office:value-type="string" calcext:value-type="string">
            <text:p>Revisión</text:p>
          </table:table-cell>
          <table:table-cell office:value-type="float" office:value="3627.09" calcext:value-type="float">
            <text:p>3627.09</text:p>
          </table:table-cell>
          <table:table-cell office:value-type="float" office:value="46.86" calcext:value-type="float">
            <text:p>46.86</text:p>
          </table:table-cell>
          <table:table-cell office:value-type="string" calcext:value-type="string">
            <text:p>2022-12-01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.37" calcext:value-type="float">
            <text:p>1</text:p>
          </table:table-cell>
          <table:table-cell table:style-name="ce4" office:value-type="date" office:date-value="2021-10-13" calcext:value-type="date">
            <text:p>2021-10-13 00:00:00</text:p>
          </table:table-cell>
          <table:table-cell office:value-type="string" calcext:value-type="string">
            <text:p>Ajuste</text:p>
          </table:table-cell>
          <table:table-cell office:value-type="float" office:value="2443.48" calcext:value-type="float">
            <text:p>2443.48</text:p>
          </table:table-cell>
          <table:table-cell office:value-type="float" office:value="45.07" calcext:value-type="float">
            <text:p>45.07</text:p>
          </table:table-cell>
          <table:table-cell office:value-type="string" calcext:value-type="string">
            <text:p>2021-10-13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1.34" calcext:value-type="float">
            <text:p>1</text:p>
          </table:table-cell>
          <table:table-cell table:style-name="ce4" office:value-type="date" office:date-value="2020-08-30" calcext:value-type="date">
            <text:p>2020-08-30 00:00:00</text:p>
          </table:table-cell>
          <table:table-cell office:value-type="string" calcext:value-type="string">
            <text:p>Revisión</text:p>
          </table:table-cell>
          <table:table-cell office:value-type="float" office:value="2926.39" calcext:value-type="float">
            <text:p>2926.39</text:p>
          </table:table-cell>
          <table:table-cell office:value-type="float" office:value="12.27" calcext:value-type="float">
            <text:p>12.27</text:p>
          </table:table-cell>
          <table:table-cell office:value-type="string" calcext:value-type="string">
            <text:p>2020-08-30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6.74" calcext:value-type="float">
            <text:p>7</text:p>
          </table:table-cell>
          <table:table-cell table:style-name="ce4" office:value-type="date" office:date-value="2023-09-16" calcext:value-type="date">
            <text:p>2023-09-16 00:00:00</text:p>
          </table:table-cell>
          <table:table-cell office:value-type="string" calcext:value-type="string">
            <text:p>Reemplazo parcial</text:p>
          </table:table-cell>
          <table:table-cell office:value-type="float" office:value="3412" calcext:value-type="float">
            <text:p>3412</text:p>
          </table:table-cell>
          <table:table-cell office:value-type="float" office:value="45.51" calcext:value-type="float">
            <text:p>45.51</text:p>
          </table:table-cell>
          <table:table-cell office:value-type="string" calcext:value-type="string">
            <text:p>2023-09-16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9.36" calcext:value-type="float">
            <text:p>9</text:p>
          </table:table-cell>
          <table:table-cell table:style-name="ce4" office:value-type="date" office:date-value="2022-07-01" calcext:value-type="date">
            <text:p>2022-07-01 00:00:00</text:p>
          </table:table-cell>
          <table:table-cell office:value-type="string" calcext:value-type="string">
            <text:p>Reemplazo parcial</text:p>
          </table:table-cell>
          <table:table-cell office:value-type="float" office:value="4890.3" calcext:value-type="float">
            <text:p>4890.3</text:p>
          </table:table-cell>
          <table:table-cell office:value-type="float" office:value="36.29" calcext:value-type="float">
            <text:p>36.29</text:p>
          </table:table-cell>
          <table:table-cell office:value-type="string" calcext:value-type="string">
            <text:p>2022-07-0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4.93" calcext:value-type="float">
            <text:p>5</text:p>
          </table:table-cell>
          <table:table-cell table:style-name="ce4" office:value-type="date" office:date-value="2022-05-13" calcext:value-type="date">
            <text:p>2022-05-13 00:00:00</text:p>
          </table:table-cell>
          <table:table-cell office:value-type="string" calcext:value-type="string">
            <text:p>Ajuste</text:p>
          </table:table-cell>
          <table:table-cell office:value-type="float" office:value="3882.59" calcext:value-type="float">
            <text:p>3882.59</text:p>
          </table:table-cell>
          <table:table-cell office:value-type="float" office:value="24.33" calcext:value-type="float">
            <text:p>24.33</text:p>
          </table:table-cell>
          <table:table-cell office:value-type="string" calcext:value-type="string">
            <text:p>2022-05-13</text:p>
          </table:table-cell>
        </table:table-row>
        <table:table-row table:style-name="ro2" table:number-rows-repeated="10480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00-00-00</text:date>, <text:time style:data-style-name="N2" text:time-value="00:03:13.8311764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1:57:26.485852763</meta:creation-date>
    <dc:date>2025-04-22T00:04:13.600592926</dc:date>
    <meta:editing-duration>PT2M14S</meta:editing-duration>
    <meta:editing-cycles>2</meta:editing-cycles>
    <meta:generator>LibreOffice/24.2.7.2$Linux_X86_64 LibreOffice_project/420$Build-2</meta:generator>
    <meta:document-statistic meta:table-count="1" meta:cell-count="3507" meta:object-count="0"/>
  </office:meta>
</office:document-meta>
</file>